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3" svg:font-family="Tahoma"/>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Negreta" style:font-family-generic="modern" style:font-pitch="fixed"/>
    <style:font-face style:name="Courier New2" svg:font-family="'Courier New'" style:font-adornments="Normal" style:font-family-generic="modern" style:font-pitch="fixed"/>
    <style:font-face style:name="Pump Demi Bold LET1" svg:font-family="'Pump Demi Bold LET'"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Nimbus Sans L3" svg:font-family="'Nimbus Sans L'" style:font-family-generic="swiss" style:font-pitch="variable"/>
    <style:font-face style:name="Nimbus Sans L1" svg:font-family="'Nimbus Sans L'" style:font-adornments="Fett" style:font-family-generic="swiss" style:font-pitch="variable"/>
    <style:font-face style:name="Nimbus Sans L2" svg:font-family="'Nimbus Sans L'" style:font-adornments="Regular Italic" style:font-family-generic="swiss" style:font-pitch="variable"/>
    <style:font-face style:name="Nimbus Sans L" svg:font-family="'Nimbus Sans L'" style:font-adornments="Standard" style:font-family-generic="swiss" style:font-pitch="variable"/>
    <style:font-face style:name="Pump Demi Bold LET" svg:font-family="'Pump Demi Bold LET'"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Arial2" svg:font-family="Arial" style:font-family-generic="system" style:font-pitch="variable"/>
    <style:font-face style:name="Tahoma2" svg:font-family="Tahoma" style:font-family-generic="system" style:font-pitch="variable"/>
  </office:font-face-decls>
  <office:automatic-styles>
    <style:style style:name="Tabelle5" style:family="table">
      <style:table-properties style:width="17.009cm" fo:margin-left="0cm" table:align="left" style:writing-mode="lr-tb"/>
    </style:style>
    <style:style style:name="Tabelle5.A" style:family="table-column">
      <style:table-column-properties style:column-width="1.182cm"/>
    </style:style>
    <style:style style:name="Tabelle5.B" style:family="table-column">
      <style:table-column-properties style:column-width="15.827cm"/>
    </style:style>
    <style:style style:name="Tabelle5.A1" style:family="table-cell">
      <style:table-cell-properties fo:padding="0.097cm" fo:border="none"/>
    </style:style>
    <style:style style:name="CMDByte" style:family="table">
      <style:table-properties style:width="17.009cm" fo:margin-left="0cm" table:align="left" style:writing-mode="lr-tb"/>
    </style:style>
    <style:style style:name="CMDByte.A" style:family="table-column">
      <style:table-column-properties style:column-width="1.182cm"/>
    </style:style>
    <style:style style:name="CMDByte.B" style:family="table-column">
      <style:table-column-properties style:column-width="15.827cm"/>
    </style:style>
    <style:style style:name="CMDByte.A1" style:family="table-cell">
      <style:table-cell-properties fo:padding="0.097cm" fo:border="none"/>
    </style:style>
    <style:style style:name="Messagetype" style:family="table">
      <style:table-properties style:width="17.009cm" fo:margin-left="0cm" table:align="left" style:writing-mode="lr-tb"/>
    </style:style>
    <style:style style:name="Messagetype.A" style:family="table-column">
      <style:table-column-properties style:column-width="1.182cm"/>
    </style:style>
    <style:style style:name="Messagetype.B" style:family="table-column">
      <style:table-column-properties style:column-width="4.228cm"/>
    </style:style>
    <style:style style:name="Messagetype.D" style:family="table-column">
      <style:table-column-properties style:column-width="10.418cm"/>
    </style:style>
    <style:style style:name="Messagetype.A1" style:family="table-cell">
      <style:table-cell-properties fo:padding="0.101cm" fo:border="none"/>
    </style:style>
    <style:style style:name="Request_5f_0x10" style:display-name="Request_0x10" style:family="table">
      <style:table-properties style:width="8.599cm" fo:margin-left="4.307cm" table:align="left" fo:background-color="#e6e6ff" style:writing-mode="lr-tb">
        <style:background-image/>
      </style:table-properties>
    </style:style>
    <style:style style:name="Request_5f_0x10.A" style:display-name="Request_0x10.A" style:family="table-column">
      <style:table-column-properties style:column-width="4.205cm"/>
    </style:style>
    <style:style style:name="Request_5f_0x10.B" style:display-name="Request_0x10.B" style:family="table-column">
      <style:table-column-properties style:column-width="4.394cm"/>
    </style:style>
    <style:style style:name="Request_5f_0x10.A1" style:display-name="Request_0x10.A1" style:family="table-cell">
      <style:table-cell-properties fo:padding="0.101cm" fo:border="none"/>
    </style:style>
    <style:style style:name="Request_5f_0x10.B1" style:display-name="Request_0x10.B1" style:family="table-cell">
      <style:table-cell-properties fo:background-color="#e6e6ff" fo:padding="0.101cm" fo:border="none">
        <style:background-image/>
      </style:table-cell-properties>
    </style:style>
    <style:style style:name="Tabelle12" style:family="table">
      <style:table-properties style:width="17.009cm" fo:margin-left="0cm" table:align="left" style:writing-mode="lr-tb"/>
    </style:style>
    <style:style style:name="Tabelle12.A" style:family="table-column">
      <style:table-column-properties style:column-width="1.182cm"/>
    </style:style>
    <style:style style:name="Tabelle12.B" style:family="table-column">
      <style:table-column-properties style:column-width="4.228cm"/>
    </style:style>
    <style:style style:name="Tabelle12.D" style:family="table-column">
      <style:table-column-properties style:column-width="10.418cm"/>
    </style:style>
    <style:style style:name="Tabelle12.A1" style:family="table-cell">
      <style:table-cell-properties fo:padding="0.101cm" fo:border="none"/>
    </style:style>
    <style:style style:name="Tabelle36" style:family="table">
      <style:table-properties style:width="17.009cm" fo:margin-left="0cm" table:align="left" style:writing-mode="lr-tb"/>
    </style:style>
    <style:style style:name="Tabelle36.A" style:family="table-column">
      <style:table-column-properties style:column-width="1.205cm"/>
    </style:style>
    <style:style style:name="Tabelle36.B" style:family="table-column">
      <style:table-column-properties style:column-width="15.804cm"/>
    </style:style>
    <style:style style:name="Tabelle36.A1" style:family="table-cell">
      <style:table-cell-properties fo:padding="0.101cm" fo:border="none"/>
    </style:style>
    <style:style style:name="Tabelle36.A2" style:family="table-cell">
      <style:table-cell-properties fo:padding="0cm" fo:border="none"/>
    </style:style>
    <style:style style:name="Tabelle7" style:family="table">
      <style:table-properties style:width="8.599cm" fo:margin-left="4.307cm" table:align="left" fo:background-color="#e6e6ff" style:writing-mode="lr-tb">
        <style:background-image/>
      </style:table-properties>
    </style:style>
    <style:style style:name="Tabelle7.A" style:family="table-column">
      <style:table-column-properties style:column-width="4.205cm"/>
    </style:style>
    <style:style style:name="Tabelle7.B" style:family="table-column">
      <style:table-column-properties style:column-width="4.394cm"/>
    </style:style>
    <style:style style:name="Tabelle7.A1" style:family="table-cell">
      <style:table-cell-properties fo:padding="0.101cm" fo:border="none"/>
    </style:style>
    <style:style style:name="Tabelle7.B1" style:family="table-cell">
      <style:table-cell-properties fo:background-color="#e6e6ff" fo:padding="0.101cm" fo:border="none">
        <style:background-image/>
      </style:table-cell-properties>
    </style:style>
    <style:style style:name="Tabelle8" style:family="table">
      <style:table-properties style:width="8.599cm" fo:margin-left="4.307cm" table:align="left" fo:background-color="#e6e6ff" style:writing-mode="lr-tb">
        <style:background-image/>
      </style:table-properties>
    </style:style>
    <style:style style:name="Tabelle8.A" style:family="table-column">
      <style:table-column-properties style:column-width="4.205cm"/>
    </style:style>
    <style:style style:name="Tabelle8.B" style:family="table-column">
      <style:table-column-properties style:column-width="4.394cm"/>
    </style:style>
    <style:style style:name="Tabelle8.A1" style:family="table-cell">
      <style:table-cell-properties fo:padding="0.101cm" fo:border="none"/>
    </style:style>
    <style:style style:name="Tabelle8.B1" style:family="table-cell">
      <style:table-cell-properties fo:background-color="#e6e6ff" fo:padding="0.101cm" fo:border="none">
        <style:background-image/>
      </style:table-cell-properties>
    </style:style>
    <style:style style:name="Tabelle9" style:family="table">
      <style:table-properties style:width="8.599cm" fo:margin-left="4.307cm" table:align="left" fo:background-color="#e6e6ff" style:writing-mode="lr-tb">
        <style:background-image/>
      </style:table-properties>
    </style:style>
    <style:style style:name="Tabelle9.A" style:family="table-column">
      <style:table-column-properties style:column-width="4.205cm"/>
    </style:style>
    <style:style style:name="Tabelle9.B" style:family="table-column">
      <style:table-column-properties style:column-width="4.394cm"/>
    </style:style>
    <style:style style:name="Tabelle9.A1" style:family="table-cell">
      <style:table-cell-properties fo:padding="0.101cm" fo:border="none"/>
    </style:style>
    <style:style style:name="Tabelle9.B1" style:family="table-cell">
      <style:table-cell-properties fo:background-color="#e6e6ff" fo:padding="0.101cm" fo:border="none">
        <style:background-image/>
      </style:table-cell-properties>
    </style:style>
    <style:style style:name="Tabelle10" style:family="table">
      <style:table-properties style:width="8.599cm" fo:margin-left="4.307cm" table:align="left" fo:background-color="#e6e6ff" style:writing-mode="lr-tb">
        <style:background-image/>
      </style:table-properties>
    </style:style>
    <style:style style:name="Tabelle10.A" style:family="table-column">
      <style:table-column-properties style:column-width="4.205cm"/>
    </style:style>
    <style:style style:name="Tabelle10.B" style:family="table-column">
      <style:table-column-properties style:column-width="4.394cm"/>
    </style:style>
    <style:style style:name="Tabelle10.A1" style:family="table-cell">
      <style:table-cell-properties fo:padding="0.101cm" fo:border="none"/>
    </style:style>
    <style:style style:name="Tabelle10.B1" style:family="table-cell">
      <style:table-cell-properties fo:background-color="#e6e6ff" fo:padding="0.101cm" fo:border="none">
        <style:background-image/>
      </style:table-cell-properties>
    </style:style>
    <style:style style:name="Tabelle11" style:family="table">
      <style:table-properties style:width="8.976cm" fo:margin-left="4.307cm" table:align="left" fo:background-color="#e6e6ff" style:writing-mode="lr-tb">
        <style:background-image/>
      </style:table-properties>
    </style:style>
    <style:style style:name="Tabelle11.A" style:family="table-column">
      <style:table-column-properties style:column-width="4.205cm"/>
    </style:style>
    <style:style style:name="Tabelle11.B" style:family="table-column">
      <style:table-column-properties style:column-width="4.771cm"/>
    </style:style>
    <style:style style:name="Tabelle11.A1" style:family="table-cell">
      <style:table-cell-properties fo:padding="0.101cm" fo:border="none"/>
    </style:style>
    <style:style style:name="Tabelle11.B1" style:family="table-cell">
      <style:table-cell-properties fo:background-color="#e6e6ff" fo:padding="0.101cm" fo:border="none">
        <style:background-image/>
      </style:table-cell-properties>
    </style:style>
    <style:style style:name="Tabelle19" style:family="table">
      <style:table-properties style:width="8.976cm" fo:margin-left="4.307cm" table:align="left" fo:background-color="#e6e6ff" style:writing-mode="lr-tb">
        <style:background-image/>
      </style:table-properties>
    </style:style>
    <style:style style:name="Tabelle19.A" style:family="table-column">
      <style:table-column-properties style:column-width="4.205cm"/>
    </style:style>
    <style:style style:name="Tabelle19.B" style:family="table-column">
      <style:table-column-properties style:column-width="4.771cm"/>
    </style:style>
    <style:style style:name="Tabelle19.A1" style:family="table-cell">
      <style:table-cell-properties fo:padding="0.101cm" fo:border="none"/>
    </style:style>
    <style:style style:name="Tabelle19.B1" style:family="table-cell">
      <style:table-cell-properties fo:background-color="#e6e6ff" fo:padding="0.101cm" fo:border="none">
        <style:background-image/>
      </style:table-cell-properties>
    </style:style>
    <style:style style:name="Tabelle26" style:family="table">
      <style:table-properties style:width="8.976cm" fo:margin-left="4.307cm" table:align="left" fo:background-color="#e6e6ff" style:writing-mode="lr-tb">
        <style:background-image/>
      </style:table-properties>
    </style:style>
    <style:style style:name="Tabelle26.A" style:family="table-column">
      <style:table-column-properties style:column-width="4.205cm"/>
    </style:style>
    <style:style style:name="Tabelle26.B" style:family="table-column">
      <style:table-column-properties style:column-width="4.771cm"/>
    </style:style>
    <style:style style:name="Tabelle26.A1" style:family="table-cell">
      <style:table-cell-properties fo:padding="0.101cm" fo:border="none"/>
    </style:style>
    <style:style style:name="Tabelle26.B1" style:family="table-cell">
      <style:table-cell-properties fo:background-color="#e6e6ff" fo:padding="0.101cm" fo:border="none">
        <style:background-image/>
      </style:table-cell-properties>
    </style:style>
    <style:style style:name="Tabelle27" style:family="table">
      <style:table-properties style:width="8.976cm" fo:margin-left="4.307cm" table:align="left" fo:background-color="#e6e6ff" style:writing-mode="lr-tb">
        <style:background-image/>
      </style:table-properties>
    </style:style>
    <style:style style:name="Tabelle27.A" style:family="table-column">
      <style:table-column-properties style:column-width="4.205cm"/>
    </style:style>
    <style:style style:name="Tabelle27.B" style:family="table-column">
      <style:table-column-properties style:column-width="4.771cm"/>
    </style:style>
    <style:style style:name="Tabelle27.A1" style:family="table-cell">
      <style:table-cell-properties fo:padding="0.101cm" fo:border="none"/>
    </style:style>
    <style:style style:name="Tabelle27.B1" style:family="table-cell">
      <style:table-cell-properties fo:background-color="#e6e6ff" fo:padding="0.101cm" fo:border="none">
        <style:background-image/>
      </style:table-cell-properties>
    </style:style>
    <style:style style:name="Tabelle22" style:family="table">
      <style:table-properties style:width="8.976cm" fo:margin-left="4.307cm" table:align="left" fo:background-color="#e6e6ff" style:writing-mode="lr-tb">
        <style:background-image/>
      </style:table-properties>
    </style:style>
    <style:style style:name="Tabelle22.A" style:family="table-column">
      <style:table-column-properties style:column-width="4.205cm"/>
    </style:style>
    <style:style style:name="Tabelle22.B" style:family="table-column">
      <style:table-column-properties style:column-width="4.771cm"/>
    </style:style>
    <style:style style:name="Tabelle22.A1" style:family="table-cell">
      <style:table-cell-properties fo:padding="0.101cm" fo:border="none"/>
    </style:style>
    <style:style style:name="Tabelle22.B1" style:family="table-cell">
      <style:table-cell-properties fo:background-color="#e6e6ff" fo:padding="0.101cm" fo:border="none">
        <style:background-image/>
      </style:table-cell-properties>
    </style:style>
    <style:style style:name="Tabelle23" style:family="table">
      <style:table-properties style:width="8.976cm" fo:margin-left="4.307cm" table:align="left" fo:background-color="#e6e6ff" style:writing-mode="lr-tb">
        <style:background-image/>
      </style:table-properties>
    </style:style>
    <style:style style:name="Tabelle23.A" style:family="table-column">
      <style:table-column-properties style:column-width="4.205cm"/>
    </style:style>
    <style:style style:name="Tabelle23.B" style:family="table-column">
      <style:table-column-properties style:column-width="4.771cm"/>
    </style:style>
    <style:style style:name="Tabelle23.A1" style:family="table-cell">
      <style:table-cell-properties fo:padding="0.101cm" fo:border="none"/>
    </style:style>
    <style:style style:name="Tabelle23.B1" style:family="table-cell">
      <style:table-cell-properties fo:background-color="#e6e6ff" fo:padding="0.101cm" fo:border="none">
        <style:background-image/>
      </style:table-cell-properties>
    </style:style>
    <style:style style:name="Tabelle24" style:family="table">
      <style:table-properties style:width="8.976cm" fo:margin-left="4.307cm" table:align="left" fo:background-color="#e6e6ff" style:writing-mode="lr-tb">
        <style:background-image/>
      </style:table-properties>
    </style:style>
    <style:style style:name="Tabelle24.A" style:family="table-column">
      <style:table-column-properties style:column-width="4.205cm"/>
    </style:style>
    <style:style style:name="Tabelle24.B" style:family="table-column">
      <style:table-column-properties style:column-width="4.771cm"/>
    </style:style>
    <style:style style:name="Tabelle24.A1" style:family="table-cell">
      <style:table-cell-properties fo:padding="0.101cm" fo:border="none"/>
    </style:style>
    <style:style style:name="Tabelle24.B1" style:family="table-cell">
      <style:table-cell-properties fo:background-color="#e6e6ff" fo:padding="0.101cm" fo:border="none">
        <style:background-image/>
      </style:table-cell-properties>
    </style:style>
    <style:style style:name="Tabelle25" style:family="table">
      <style:table-properties style:width="8.976cm" fo:margin-left="4.307cm" table:align="left" fo:background-color="#e6e6ff" style:writing-mode="lr-tb">
        <style:background-image/>
      </style:table-properties>
    </style:style>
    <style:style style:name="Tabelle25.A" style:family="table-column">
      <style:table-column-properties style:column-width="4.205cm"/>
    </style:style>
    <style:style style:name="Tabelle25.B" style:family="table-column">
      <style:table-column-properties style:column-width="4.771cm"/>
    </style:style>
    <style:style style:name="Tabelle25.A1" style:family="table-cell">
      <style:table-cell-properties fo:padding="0.101cm" fo:border="none"/>
    </style:style>
    <style:style style:name="Tabelle25.B1" style:family="table-cell">
      <style:table-cell-properties fo:background-color="#e6e6ff" fo:padding="0.101cm" fo:border="none">
        <style:background-image/>
      </style:table-cell-properties>
    </style:style>
    <style:style style:name="Tabelle28" style:family="table">
      <style:table-properties style:width="8.976cm" fo:margin-left="4.307cm" table:align="left" fo:background-color="#e6e6ff" style:writing-mode="lr-tb">
        <style:background-image/>
      </style:table-properties>
    </style:style>
    <style:style style:name="Tabelle28.A" style:family="table-column">
      <style:table-column-properties style:column-width="4.205cm"/>
    </style:style>
    <style:style style:name="Tabelle28.B" style:family="table-column">
      <style:table-column-properties style:column-width="4.771cm"/>
    </style:style>
    <style:style style:name="Tabelle28.A1" style:family="table-cell">
      <style:table-cell-properties fo:padding="0.101cm" fo:border="none"/>
    </style:style>
    <style:style style:name="Tabelle28.B1" style:family="table-cell">
      <style:table-cell-properties fo:background-color="#e6e6ff" fo:padding="0.101cm" fo:border="none">
        <style:background-image/>
      </style:table-cell-properties>
    </style:style>
    <style:style style:name="Tabelle29" style:family="table">
      <style:table-properties style:width="8.976cm" fo:margin-left="4.307cm" table:align="left" fo:background-color="#e6e6ff" style:writing-mode="lr-tb">
        <style:background-image/>
      </style:table-properties>
    </style:style>
    <style:style style:name="Tabelle29.A" style:family="table-column">
      <style:table-column-properties style:column-width="4.205cm"/>
    </style:style>
    <style:style style:name="Tabelle29.B" style:family="table-column">
      <style:table-column-properties style:column-width="4.771cm"/>
    </style:style>
    <style:style style:name="Tabelle29.A1" style:family="table-cell">
      <style:table-cell-properties fo:padding="0.101cm" fo:border="none"/>
    </style:style>
    <style:style style:name="Tabelle29.B1" style:family="table-cell">
      <style:table-cell-properties fo:background-color="#e6e6ff" fo:padding="0.101cm" fo:border="none">
        <style:background-image/>
      </style:table-cell-properties>
    </style:style>
    <style:style style:name="Tabelle30" style:family="table">
      <style:table-properties style:width="8.976cm" fo:margin-left="4.307cm" table:align="left" fo:background-color="#e6e6ff" style:writing-mode="lr-tb">
        <style:background-image/>
      </style:table-properties>
    </style:style>
    <style:style style:name="Tabelle30.A" style:family="table-column">
      <style:table-column-properties style:column-width="4.205cm"/>
    </style:style>
    <style:style style:name="Tabelle30.B" style:family="table-column">
      <style:table-column-properties style:column-width="4.771cm"/>
    </style:style>
    <style:style style:name="Tabelle30.A1" style:family="table-cell">
      <style:table-cell-properties fo:padding="0.101cm" fo:border="none"/>
    </style:style>
    <style:style style:name="Tabelle30.B1" style:family="table-cell">
      <style:table-cell-properties fo:background-color="#e6e6ff" fo:padding="0.101cm" fo:border="none">
        <style:background-image/>
      </style:table-cell-properties>
    </style:style>
    <style:style style:name="Tabelle31" style:family="table">
      <style:table-properties style:width="8.976cm" fo:margin-left="4.307cm" table:align="left" fo:background-color="#e6e6ff" style:writing-mode="lr-tb">
        <style:background-image/>
      </style:table-properties>
    </style:style>
    <style:style style:name="Tabelle31.A" style:family="table-column">
      <style:table-column-properties style:column-width="4.205cm"/>
    </style:style>
    <style:style style:name="Tabelle31.B" style:family="table-column">
      <style:table-column-properties style:column-width="4.771cm"/>
    </style:style>
    <style:style style:name="Tabelle31.A1" style:family="table-cell">
      <style:table-cell-properties fo:padding="0.101cm" fo:border="none"/>
    </style:style>
    <style:style style:name="Tabelle31.B1" style:family="table-cell">
      <style:table-cell-properties fo:background-color="#e6e6ff" fo:padding="0.101cm" fo:border="none">
        <style:background-image/>
      </style:table-cell-properties>
    </style:style>
    <style:style style:name="Tabelle32" style:family="table">
      <style:table-properties style:width="8.976cm" fo:margin-left="4.307cm" table:align="left" fo:background-color="#e6e6ff" style:writing-mode="lr-tb">
        <style:background-image/>
      </style:table-properties>
    </style:style>
    <style:style style:name="Tabelle32.A" style:family="table-column">
      <style:table-column-properties style:column-width="4.205cm"/>
    </style:style>
    <style:style style:name="Tabelle32.B" style:family="table-column">
      <style:table-column-properties style:column-width="4.771cm"/>
    </style:style>
    <style:style style:name="Tabelle32.A1" style:family="table-cell">
      <style:table-cell-properties fo:padding="0.101cm" fo:border="none"/>
    </style:style>
    <style:style style:name="Tabelle32.B1" style:family="table-cell">
      <style:table-cell-properties fo:background-color="#e6e6ff" fo:padding="0.101cm" fo:border="none">
        <style:background-image/>
      </style:table-cell-properties>
    </style:style>
    <style:style style:name="Tabelle33" style:family="table">
      <style:table-properties style:width="8.976cm" fo:margin-left="4.307cm" table:align="left" fo:background-color="#e6e6ff" style:writing-mode="lr-tb">
        <style:background-image/>
      </style:table-properties>
    </style:style>
    <style:style style:name="Tabelle33.A" style:family="table-column">
      <style:table-column-properties style:column-width="4.205cm"/>
    </style:style>
    <style:style style:name="Tabelle33.B" style:family="table-column">
      <style:table-column-properties style:column-width="4.771cm"/>
    </style:style>
    <style:style style:name="Tabelle33.A1" style:family="table-cell">
      <style:table-cell-properties fo:padding="0.101cm" fo:border="none"/>
    </style:style>
    <style:style style:name="Tabelle33.B1" style:family="table-cell">
      <style:table-cell-properties fo:background-color="#e6e6ff" fo:padding="0.101cm" fo:border="none">
        <style:background-image/>
      </style:table-cell-properties>
    </style:style>
    <style:style style:name="Tabelle34" style:family="table">
      <style:table-properties style:width="8.976cm" fo:margin-left="4.307cm" table:align="left" fo:background-color="#e6e6ff" style:writing-mode="lr-tb">
        <style:background-image/>
      </style:table-properties>
    </style:style>
    <style:style style:name="Tabelle34.A" style:family="table-column">
      <style:table-column-properties style:column-width="4.205cm"/>
    </style:style>
    <style:style style:name="Tabelle34.B" style:family="table-column">
      <style:table-column-properties style:column-width="4.771cm"/>
    </style:style>
    <style:style style:name="Tabelle34.A1" style:family="table-cell">
      <style:table-cell-properties fo:padding="0.101cm" fo:border="none"/>
    </style:style>
    <style:style style:name="Tabelle34.B1" style:family="table-cell">
      <style:table-cell-properties fo:background-color="#e6e6ff" fo:padding="0.101cm" fo:border="none">
        <style:background-image/>
      </style:table-cell-properties>
    </style:style>
    <style:style style:name="Tabelle35" style:family="table">
      <style:table-properties style:width="8.976cm" fo:margin-left="4.307cm" table:align="left" fo:background-color="#e6e6ff" style:writing-mode="lr-tb">
        <style:background-image/>
      </style:table-properties>
    </style:style>
    <style:style style:name="Tabelle35.A" style:family="table-column">
      <style:table-column-properties style:column-width="4.205cm"/>
    </style:style>
    <style:style style:name="Tabelle35.B" style:family="table-column">
      <style:table-column-properties style:column-width="4.771cm"/>
    </style:style>
    <style:style style:name="Tabelle35.A1" style:family="table-cell">
      <style:table-cell-properties fo:padding="0.101cm" fo:border="none"/>
    </style:style>
    <style:style style:name="Tabelle35.B1" style:family="table-cell">
      <style:table-cell-properties fo:background-color="#e6e6ff" fo:padding="0.101cm" fo:border="none">
        <style:background-image/>
      </style:table-cell-properties>
    </style:style>
    <style:style style:name="D-StarHF" style:family="table">
      <style:table-properties style:width="17.009cm" fo:margin-left="0cm" table:align="left" style:writing-mode="lr-tb"/>
    </style:style>
    <style:style style:name="D-StarHF.A" style:family="table-column">
      <style:table-column-properties style:column-width="3.496cm"/>
    </style:style>
    <style:style style:name="D-StarHF.B" style:family="table-column">
      <style:table-column-properties style:column-width="3.096cm"/>
    </style:style>
    <style:style style:name="D-StarHF.C" style:family="table-column">
      <style:table-column-properties style:column-width="4.676cm"/>
    </style:style>
    <style:style style:name="D-StarHF.D" style:family="table-column">
      <style:table-column-properties style:column-width="3.425cm"/>
    </style:style>
    <style:style style:name="D-StarHF.E" style:family="table-column">
      <style:table-column-properties style:column-width="2.316cm"/>
    </style:style>
    <style:style style:name="D-StarHF.A1" style:family="table-cell">
      <style:table-cell-properties fo:padding="0.097cm" fo:border-left="0.05pt solid #000000" fo:border-right="none" fo:border-top="0.05pt solid #000000" fo:border-bottom="0.05pt solid #000000"/>
    </style:style>
    <style:style style:name="Tabelle6" style:family="table">
      <style:table-properties style:width="17.009cm" fo:margin-left="0cm" table:align="left" style:writing-mode="lr-tb"/>
    </style:style>
    <style:style style:name="Tabelle6.A" style:family="table-column">
      <style:table-column-properties style:column-width="2.859cm"/>
    </style:style>
    <style:style style:name="Tabelle6.B" style:family="table-column">
      <style:table-column-properties style:column-width="2.244cm"/>
    </style:style>
    <style:style style:name="Tabelle6.C" style:family="table-column">
      <style:table-column-properties style:column-width="5.41cm"/>
    </style:style>
    <style:style style:name="Tabelle6.D" style:family="table-column">
      <style:table-column-properties style:column-width="3.212cm"/>
    </style:style>
    <style:style style:name="Tabelle6.E" style:family="table-column">
      <style:table-column-properties style:column-width="3.284cm"/>
    </style:style>
    <style:style style:name="Tabelle6.A1" style:family="table-cell">
      <style:table-cell-properties fo:padding="0.097cm" fo:border-left="none" fo:border-right="0.05pt solid #000000" fo:border-top="0.05pt solid #000000" fo:border-bottom="0.05pt solid #000000"/>
    </style:style>
    <style:style style:name="Tabelle6.B1" style:family="table-cell">
      <style:table-cell-properties fo:padding="0.097cm" fo:border-left="0.05pt solid #000000" fo:border-right="none" fo:border-top="0.05pt solid #000000" fo:border-bottom="0.05pt solid #000000"/>
    </style:style>
    <style:style style:name="Tabelle6.E1" style:family="table-cell">
      <style:table-cell-properties fo:padding="0.097cm" fo:border="0.05pt solid #000000"/>
    </style:style>
    <style:style style:name="Tabelle20" style:family="table">
      <style:table-properties style:width="17.009cm" fo:margin-left="0cm" table:align="left" style:writing-mode="lr-tb"/>
    </style:style>
    <style:style style:name="Tabelle20.A" style:family="table-column">
      <style:table-column-properties style:column-width="3.496cm"/>
    </style:style>
    <style:style style:name="Tabelle20.B" style:family="table-column">
      <style:table-column-properties style:column-width="3.096cm"/>
    </style:style>
    <style:style style:name="Tabelle20.C" style:family="table-column">
      <style:table-column-properties style:column-width="3.519cm"/>
    </style:style>
    <style:style style:name="Tabelle20.D" style:family="table-column">
      <style:table-column-properties style:column-width="3.567cm"/>
    </style:style>
    <style:style style:name="Tabelle20.E" style:family="table-column">
      <style:table-column-properties style:column-width="3.332cm"/>
    </style:style>
    <style:style style:name="Tabelle20.A1" style:family="table-cell">
      <style:table-cell-properties fo:padding="0.097cm" fo:border-left="0.05pt solid #000000" fo:border-right="none" fo:border-top="0.05pt solid #000000" fo:border-bottom="0.05pt solid #000000"/>
    </style:style>
    <style:style style:name="Tabelle20.E1" style:family="table-cell">
      <style:table-cell-properties fo:padding="0.097cm" fo:border="0.05pt solid #000000"/>
    </style:style>
    <style:style style:name="Tabelle21" style:family="table">
      <style:table-properties style:width="17.009cm" fo:margin-left="0cm" table:align="left" style:writing-mode="lr-tb"/>
    </style:style>
    <style:style style:name="Tabelle21.A" style:family="table-column">
      <style:table-column-properties style:column-width="3.496cm"/>
    </style:style>
    <style:style style:name="Tabelle21.B" style:family="table-column">
      <style:table-column-properties style:column-width="3.096cm"/>
    </style:style>
    <style:style style:name="Tabelle21.C" style:family="table-column">
      <style:table-column-properties style:column-width="3.519cm"/>
    </style:style>
    <style:style style:name="Tabelle21.D" style:family="table-column">
      <style:table-column-properties style:column-width="3.567cm"/>
    </style:style>
    <style:style style:name="Tabelle21.E" style:family="table-column">
      <style:table-column-properties style:column-width="3.332cm"/>
    </style:style>
    <style:style style:name="Tabelle21.A1" style:family="table-cell">
      <style:table-cell-properties fo:padding="0.097cm" fo:border-left="0.05pt solid #000000" fo:border-right="none" fo:border-top="0.05pt solid #000000" fo:border-bottom="0.05pt solid #000000"/>
    </style:style>
    <style:style style:name="Tabelle18" style:family="table">
      <style:table-properties style:width="17.009cm" fo:margin-left="0cm" table:align="left" style:writing-mode="lr-tb"/>
    </style:style>
    <style:style style:name="Tabelle18.A" style:family="table-column">
      <style:table-column-properties style:column-width="4.844cm"/>
    </style:style>
    <style:style style:name="Tabelle18.B" style:family="table-column">
      <style:table-column-properties style:column-width="2.787cm"/>
    </style:style>
    <style:style style:name="Tabelle18.C" style:family="table-column">
      <style:table-column-properties style:column-width="2.882cm"/>
    </style:style>
    <style:style style:name="Tabelle18.D" style:family="table-column">
      <style:table-column-properties style:column-width="3.212cm"/>
    </style:style>
    <style:style style:name="Tabelle18.E" style:family="table-column">
      <style:table-column-properties style:column-width="3.284cm"/>
    </style:style>
    <style:style style:name="Tabelle18.A1" style:family="table-cell">
      <style:table-cell-properties fo:padding="0.097cm" fo:border-left="none" fo:border-right="0.05pt solid #000000" fo:border-top="0.05pt solid #000000" fo:border-bottom="0.05pt solid #000000"/>
    </style:style>
    <style:style style:name="Tabelle18.B1" style:family="table-cell">
      <style:table-cell-properties fo:padding="0.097cm" fo:border-left="0.05pt solid #000000" fo:border-right="none" fo:border-top="0.05pt solid #000000" fo:border-bottom="0.05pt solid #000000"/>
    </style:style>
    <style:style style:name="Tabelle18.E1" style:family="table-cell">
      <style:table-cell-properties fo:padding="0.097cm" fo:border="0.05pt solid #000000"/>
    </style:style>
    <style:style style:name="Tabelle13" style:family="table">
      <style:table-properties style:width="15cm" table:align="left" style:writing-mode="lr-tb"/>
    </style:style>
    <style:style style:name="Tabelle13.A" style:family="table-column">
      <style:table-column-properties style:column-width="3.946cm"/>
    </style:style>
    <style:style style:name="Tabelle13.B" style:family="table-column">
      <style:table-column-properties style:column-width="2.692cm"/>
    </style:style>
    <style:style style:name="Tabelle13.C" style:family="table-column">
      <style:table-column-properties style:column-width="2.528cm"/>
    </style:style>
    <style:style style:name="Tabelle13.D" style:family="table-column">
      <style:table-column-properties style:column-width="2.482cm"/>
    </style:style>
    <style:style style:name="Tabelle13.E" style:family="table-column">
      <style:table-column-properties style:column-width="3.353cm"/>
    </style:style>
    <style:style style:name="Tabelle13.A1" style:family="table-cell">
      <style:table-cell-properties fo:padding="0.097cm" fo:border-left="0.05pt solid #000000" fo:border-right="none" fo:border-top="0.05pt solid #000000" fo:border-bottom="0.05pt solid #000000"/>
    </style:style>
    <style:style style:name="Tabelle13.E1" style:family="table-cell">
      <style:table-cell-properties fo:padding="0.097cm" fo:border="0.05pt solid #000000"/>
    </style:style>
    <style:style style:name="Tabelle14" style:family="table">
      <style:table-properties style:width="17.009cm" fo:margin-left="0cm" table:align="left" style:writing-mode="lr-tb"/>
    </style:style>
    <style:style style:name="Tabelle14.A" style:family="table-column">
      <style:table-column-properties style:column-width="2.764cm"/>
    </style:style>
    <style:style style:name="Tabelle14.B" style:family="table-column">
      <style:table-column-properties style:column-width="2.387cm"/>
    </style:style>
    <style:style style:name="Tabelle14.C" style:family="table-column">
      <style:table-column-properties style:column-width="2.48cm"/>
    </style:style>
    <style:style style:name="Tabelle14.D" style:family="table-column">
      <style:table-column-properties style:column-width="3.048cm"/>
    </style:style>
    <style:style style:name="Tabelle14.E" style:family="table-column">
      <style:table-column-properties style:column-width="3.307cm"/>
    </style:style>
    <style:style style:name="Tabelle14.F" style:family="table-column">
      <style:table-column-properties style:column-width="3.023cm"/>
    </style:style>
    <style:style style:name="Tabelle14.A1" style:family="table-cell">
      <style:table-cell-properties fo:padding="0.097cm" fo:border-left="0.05pt solid #000000" fo:border-right="none" fo:border-top="0.05pt solid #000000" fo:border-bottom="0.05pt solid #000000"/>
    </style:style>
    <style:style style:name="Tabelle15" style:family="table">
      <style:table-properties style:width="17.009cm" fo:margin-left="0cm" table:align="left" style:writing-mode="lr-tb"/>
    </style:style>
    <style:style style:name="Tabelle15.A" style:family="table-column">
      <style:table-column-properties style:column-width="10.679cm"/>
    </style:style>
    <style:style style:name="Tabelle15.B" style:family="table-column">
      <style:table-column-properties style:column-width="3.023cm"/>
    </style:style>
    <style:style style:name="Tabelle15.C" style:family="table-column">
      <style:table-column-properties style:column-width="3.307cm"/>
    </style:style>
    <style:style style:name="Tabelle15.A1" style:family="table-cell">
      <style:table-cell-properties fo:padding="0.097cm" fo:border-left="none" fo:border-right="0.05pt solid #000000" fo:border-top="0.05pt solid #000000" fo:border-bottom="0.05pt solid #000000"/>
    </style:style>
    <style:style style:name="Tabelle15.B1" style:family="table-cell">
      <style:table-cell-properties fo:padding="0.097cm" fo:border-left="0.05pt solid #000000" fo:border-right="none" fo:border-top="0.05pt solid #000000" fo:border-bottom="0.05pt solid #000000"/>
    </style:style>
    <style:style style:name="Tabelle15.C1" style:family="table-cell">
      <style:table-cell-properties fo:padding="0.097cm" fo:border="0.05pt solid #000000"/>
    </style:style>
    <style:style style:name="Tabelle16" style:family="table">
      <style:table-properties style:width="17.009cm" fo:margin-left="0cm" table:align="left" style:writing-mode="lr-tb"/>
    </style:style>
    <style:style style:name="Tabelle16.A" style:family="table-column">
      <style:table-column-properties style:column-width="3.496cm"/>
    </style:style>
    <style:style style:name="Tabelle16.B" style:family="table-column">
      <style:table-column-properties style:column-width="3.096cm"/>
    </style:style>
    <style:style style:name="Tabelle16.C" style:family="table-column">
      <style:table-column-properties style:column-width="3.519cm"/>
    </style:style>
    <style:style style:name="Tabelle16.D" style:family="table-column">
      <style:table-column-properties style:column-width="3.567cm"/>
    </style:style>
    <style:style style:name="Tabelle16.E" style:family="table-column">
      <style:table-column-properties style:column-width="3.332cm"/>
    </style:style>
    <style:style style:name="Tabelle16.A1" style:family="table-cell">
      <style:table-cell-properties fo:padding="0.097cm" fo:border-left="0.05pt solid #000000" fo:border-right="none" fo:border-top="0.05pt solid #000000" fo:border-bottom="0.05pt solid #000000"/>
    </style:style>
    <style:style style:name="Tabelle17" style:family="table">
      <style:table-properties style:width="17.009cm" fo:margin-left="0cm" table:align="left" style:writing-mode="lr-tb"/>
    </style:style>
    <style:style style:name="Tabelle17.A" style:family="table-column">
      <style:table-column-properties style:column-width="4.844cm"/>
    </style:style>
    <style:style style:name="Tabelle17.B" style:family="table-column">
      <style:table-column-properties style:column-width="2.787cm"/>
    </style:style>
    <style:style style:name="Tabelle17.C" style:family="table-column">
      <style:table-column-properties style:column-width="2.882cm"/>
    </style:style>
    <style:style style:name="Tabelle17.D" style:family="table-column">
      <style:table-column-properties style:column-width="3.212cm"/>
    </style:style>
    <style:style style:name="Tabelle17.E" style:family="table-column">
      <style:table-column-properties style:column-width="3.284cm"/>
    </style:style>
    <style:style style:name="Tabelle17.A1" style:family="table-cell">
      <style:table-cell-properties fo:padding="0.097cm" fo:border-left="none" fo:border-right="0.05pt solid #000000" fo:border-top="0.05pt solid #000000" fo:border-bottom="0.05pt solid #000000"/>
    </style:style>
    <style:style style:name="Tabelle17.B1" style:family="table-cell">
      <style:table-cell-properties fo:padding="0.097cm" fo:border-left="0.05pt solid #000000" fo:border-right="none" fo:border-top="0.05pt solid #000000" fo:border-bottom="0.05pt solid #000000"/>
    </style:style>
    <style:style style:name="Tabelle17.E1" style:family="table-cell">
      <style:table-cell-properties fo:padding="0.097cm" fo:border="0.05pt solid #000000"/>
    </style:style>
    <style:style style:name="Configurationblocks" style:family="table">
      <style:table-properties style:width="17.009cm" fo:margin-left="0cm" table:align="left" style:writing-mode="lr-tb"/>
    </style:style>
    <style:style style:name="Configurationblocks.A" style:family="table-column">
      <style:table-column-properties style:column-width="1.182cm"/>
    </style:style>
    <style:style style:name="Configurationblocks.B" style:family="table-column">
      <style:table-column-properties style:column-width="1.487cm"/>
    </style:style>
    <style:style style:name="Configurationblocks.C" style:family="table-column">
      <style:table-column-properties style:column-width="14.34cm"/>
    </style:style>
    <style:style style:name="Configurationblocks.A1" style:family="table-cell">
      <style:table-cell-properties fo:padding="0.097cm" fo:border-left="0.05pt solid #000000" fo:border-right="none" fo:border-top="0.05pt solid #000000" fo:border-bottom="0.05pt solid #000000"/>
    </style:style>
    <style:style style:name="Configurationblocks.C1" style:family="table-cell">
      <style:table-cell-properties fo:padding="0.097cm" fo:border="0.05pt solid #000000"/>
    </style:style>
    <style:style style:name="Configurationblocks.A2" style:family="table-cell">
      <style:table-cell-properties fo:padding="0.097cm" fo:border-left="0.05pt solid #000000" fo:border-right="none" fo:border-top="none" fo:border-bottom="0.05pt solid #000000"/>
    </style:style>
    <style:style style:name="Configurationblocks.C2" style:family="table-cell">
      <style:table-cell-properties fo:padding="0.097cm" fo:border-left="0.05pt solid #000000" fo:border-right="0.05pt solid #000000" fo:border-top="none" fo:border-bottom="0.05pt solid #000000"/>
    </style:style>
    <style:style style:name="C0config" style:family="table">
      <style:table-properties style:width="17.009cm" fo:margin-left="0cm" table:align="left" style:writing-mode="lr-tb"/>
    </style:style>
    <style:style style:name="C0config.A" style:family="table-column">
      <style:table-column-properties style:column-width="1.3cm"/>
    </style:style>
    <style:style style:name="C0config.B" style:family="table-column">
      <style:table-column-properties style:column-width="2.432cm"/>
    </style:style>
    <style:style style:name="C0config.C" style:family="table-column">
      <style:table-column-properties style:column-width="13.277cm"/>
    </style:style>
    <style:style style:name="InnerC0FlagBitset" style:family="table">
      <style:table-properties style:width="13.277cm" table:align="margins" style:writing-mode="lr-tb"/>
    </style:style>
    <style:style style:name="InnerC0FlagBitset.A" style:family="table-column">
      <style:table-column-properties style:column-width="0.757cm" style:rel-column-width="3735*"/>
    </style:style>
    <style:style style:name="InnerC0FlagBitset.B" style:family="table-column">
      <style:table-column-properties style:column-width="12.52cm" style:rel-column-width="61800*"/>
    </style:style>
    <style:style style:name="InnerC0FlagBitset.A1" style:family="table-cell">
      <style:table-cell-properties fo:padding="0.097cm" fo:border-left="0.05pt solid #000000" fo:border-right="none" fo:border-top="0.05pt solid #000000" fo:border-bottom="0.05pt solid #000000"/>
    </style:style>
    <style:style style:name="InnerC0FlagBitset.B1" style:family="table-cell">
      <style:table-cell-properties fo:padding="0.097cm" fo:border="0.05pt solid #000000"/>
    </style:style>
    <style:style style:name="InnerC0FlagBitset.A2" style:family="table-cell">
      <style:table-cell-properties fo:padding="0.097cm" fo:border-left="0.05pt solid #000000" fo:border-right="none" fo:border-top="none" fo:border-bottom="0.05pt solid #000000"/>
    </style:style>
    <style:style style:name="InnerC0FlagBitset.B2" style:family="table-cell">
      <style:table-cell-properties fo:padding="0.097cm" fo:border-left="0.05pt solid #000000" fo:border-right="0.05pt solid #000000" fo:border-top="none" fo:border-bottom="0.05pt solid #000000"/>
    </style:style>
    <style:style style:name="Tabelle1" style:family="table">
      <style:table-properties style:width="17.009cm" fo:margin-left="0cm" table:align="left" style:writing-mode="lr-tb"/>
    </style:style>
    <style:style style:name="Tabelle1.A" style:family="table-column">
      <style:table-column-properties style:column-width="1.655cm"/>
    </style:style>
    <style:style style:name="Tabelle1.B" style:family="table-column">
      <style:table-column-properties style:column-width="2.078cm"/>
    </style:style>
    <style:style style:name="Tabelle1.C" style:family="table-column">
      <style:table-column-properties style:column-width="13.277cm"/>
    </style:style>
    <style:style style:name="Tabelle1.A1" style:family="table-cell">
      <style:table-cell-properties fo:padding="0.101cm" fo:border="none"/>
    </style:style>
    <style:style style:name="Tabelle2" style:family="table">
      <style:table-properties style:width="13.076cm" table:align="margins" style:writing-mode="lr-tb"/>
    </style:style>
    <style:style style:name="Tabelle2.A" style:family="table-column">
      <style:table-column-properties style:column-width="0.744cm" style:rel-column-width="3735*"/>
    </style:style>
    <style:style style:name="Tabelle2.B" style:family="table-column">
      <style:table-column-properties style:column-width="12.331cm" style:rel-column-width="61800*"/>
    </style:style>
    <style:style style:name="Tabelle2.A1" style:family="table-cell">
      <style:table-cell-properties fo:padding="0.101cm" fo:border-left="0.05pt solid #000000" fo:border-right="none" fo:border-top="0.05pt solid #000000" fo:border-bottom="0.05pt solid #000000"/>
    </style:style>
    <style:style style:name="Tabelle2.B1" style:family="table-cell">
      <style:table-cell-properties fo:padding="0.101cm" fo:border="0.05pt solid #000000"/>
    </style:style>
    <style:style style:name="Tabelle2.A2" style:family="table-cell">
      <style:table-cell-properties fo:padding="0.101cm" fo:border-left="0.05pt solid #000000" fo:border-right="none" fo:border-top="none" fo:border-bottom="0.05pt solid #000000"/>
    </style:style>
    <style:style style:name="Tabelle2.B2" style:family="table-cell">
      <style:table-cell-properties fo:padding="0.101cm" fo:border-left="0.05pt solid #000000" fo:border-right="0.05pt solid #000000" fo:border-top="none" fo:border-bottom="0.05pt solid #000000"/>
    </style:style>
    <style:style style:name="Tabelle4" style:family="table">
      <style:table-properties style:width="17.009cm" fo:margin-left="0cm" table:align="left" style:writing-mode="lr-tb"/>
    </style:style>
    <style:style style:name="Tabelle4.A" style:family="table-column">
      <style:table-column-properties style:column-width="1.536cm"/>
    </style:style>
    <style:style style:name="Tabelle4.B" style:family="table-column">
      <style:table-column-properties style:column-width="2.455cm"/>
    </style:style>
    <style:style style:name="Tabelle4.C" style:family="table-column">
      <style:table-column-properties style:column-width="13.018cm"/>
    </style:style>
    <style:style style:name="InBitSetRPTRflags" style:family="table">
      <style:table-properties style:width="13.018cm" table:align="margins" style:writing-mode="lr-tb"/>
    </style:style>
    <style:style style:name="InBitSetRPTRflags.A" style:family="table-column">
      <style:table-column-properties style:column-width="0.898cm" style:rel-column-width="4519*"/>
    </style:style>
    <style:style style:name="InBitSetRPTRflags.B" style:family="table-column">
      <style:table-column-properties style:column-width="12.12cm" style:rel-column-width="61016*"/>
    </style:style>
    <style:style style:name="InBitSetRPTRflags.A1" style:family="table-cell">
      <style:table-cell-properties fo:padding="0.097cm" fo:border-left="0.05pt solid #000000" fo:border-right="none" fo:border-top="0.05pt solid #000000" fo:border-bottom="0.05pt solid #000000"/>
    </style:style>
    <style:style style:name="InBitSetRPTRflags.B1" style:family="table-cell">
      <style:table-cell-properties fo:padding="0.097cm" fo:border="0.05pt solid #000000"/>
    </style:style>
    <style:style style:name="InBitSetRPTRflags.A2" style:family="table-cell">
      <style:table-cell-properties fo:padding="0.097cm" fo:border-left="0.05pt solid #000000" fo:border-right="none" fo:border-top="none" fo:border-bottom="0.05pt solid #000000"/>
    </style:style>
    <style:style style:name="InBitSetRPTRflags.B2" style:family="table-cell">
      <style:table-cell-properties fo:padding="0.097cm" fo:border-left="0.05pt solid #000000" fo:border-right="0.05pt solid #000000" fo:border-top="none" fo:border-bottom="0.05pt solid #000000"/>
    </style:style>
    <style:style style:name="Tabelle3" style:family="table">
      <style:table-properties style:width="17.009cm" fo:margin-left="0cm" table:align="left" style:writing-mode="lr-tb"/>
    </style:style>
    <style:style style:name="Tabelle3.A" style:family="table-column">
      <style:table-column-properties style:column-width="1.512cm"/>
    </style:style>
    <style:style style:name="Tabelle3.B" style:family="table-column">
      <style:table-column-properties style:column-width="2.505cm"/>
    </style:style>
    <style:style style:name="Tabelle3.C" style:family="table-column">
      <style:table-column-properties style:column-width="12.993cm"/>
    </style:style>
    <style:style style:name="Tabelle39" style:family="table">
      <style:table-properties style:width="17.009cm" fo:margin-left="0cm" table:align="left" style:writing-mode="lr-tb"/>
    </style:style>
    <style:style style:name="Tabelle39.A" style:family="table-column">
      <style:table-column-properties style:column-width="1.3cm"/>
    </style:style>
    <style:style style:name="Tabelle39.B" style:family="table-column">
      <style:table-column-properties style:column-width="2.787cm"/>
    </style:style>
    <style:style style:name="Tabelle39.C" style:family="table-column">
      <style:table-column-properties style:column-width="12.922cm"/>
    </style:style>
    <style:style style:name="Tabelle39.A1" style:family="table-cell">
      <style:table-cell-properties fo:padding="0.101cm" fo:border="none"/>
    </style:style>
    <style:style style:name="Tabelle37" style:family="table">
      <style:table-properties style:width="17.009cm" fo:margin-left="-0.016cm" table:align="left" style:writing-mode="lr-tb"/>
    </style:style>
    <style:style style:name="Tabelle37.A" style:family="table-column">
      <style:table-column-properties style:column-width="1.559cm"/>
    </style:style>
    <style:style style:name="Tabelle37.B" style:family="table-column">
      <style:table-column-properties style:column-width="4.63cm"/>
    </style:style>
    <style:style style:name="Tabelle37.C" style:family="table-column">
      <style:table-column-properties style:column-width="1.796cm"/>
    </style:style>
    <style:style style:name="Tabelle37.D" style:family="table-column">
      <style:table-column-properties style:column-width="9.024cm"/>
    </style:style>
    <style:style style:name="Tabelle37.A1" style:family="table-cell">
      <style:table-cell-properties fo:padding="0.101cm" fo:border="none"/>
    </style:style>
    <style:style style:name="TabelleBelegung" style:family="table">
      <style:table-properties style:width="16.962cm" table:align="left" style:writing-mode="lr-tb"/>
    </style:style>
    <style:style style:name="TabelleBelegung.A" style:family="table-column">
      <style:table-column-properties style:column-width="1.275cm"/>
    </style:style>
    <style:style style:name="TabelleBelegung.B" style:family="table-column">
      <style:table-column-properties style:column-width="1.087cm"/>
    </style:style>
    <style:style style:name="TabelleBelegung.C" style:family="table-column">
      <style:table-column-properties style:column-width="4.512cm"/>
    </style:style>
    <style:style style:name="TabelleBelegung.D" style:family="table-column">
      <style:table-column-properties style:column-width="1.3cm"/>
    </style:style>
    <style:style style:name="TabelleBelegung.E" style:family="table-column">
      <style:table-column-properties style:column-width="8.788cm"/>
    </style:style>
    <style:style style:name="TabelleBelegung.1" style:family="table-row">
      <style:table-row-properties fo:keep-together="auto"/>
    </style:style>
    <style:style style:name="TabelleBelegung.A1" style:family="table-cell">
      <style:table-cell-properties style:vertical-align="top" fo:padding-left="0.123cm" fo:padding-right="0.123cm" fo:padding-top="0cm" fo:padding-bottom="0cm" fo:border="none" style:writing-mode="lr-tb"/>
    </style:style>
    <style:style style:name="TabelleBelegung.2" style:family="table-row">
      <style:table-row-properties fo:background-color="#e6e6e6" fo:keep-together="auto">
        <style:background-image/>
      </style:table-row-properties>
    </style:style>
    <style:style style:name="TabelleBelegung.A2" style:family="table-cell">
      <style:table-cell-properties style:vertical-align="top" fo:padding-left="0.123cm" fo:padding-right="0.123cm" fo:padding-top="0.049cm" fo:padding-bottom="0cm" fo:border="none" style:writing-mode="lr-tb"/>
    </style:style>
    <style:style style:name="TabelleBelegung.3" style:family="table-row">
      <style:table-row-properties fo:background-color="transparent" fo:keep-together="auto">
        <style:background-image/>
      </style:table-row-properties>
    </style:style>
    <style:style style:name="TabelleTAEBuche" style:family="table">
      <style:table-properties style:width="16.984cm" fo:margin-top="0.199cm" fo:margin-bottom="0.199cm" table:align="left" style:writing-mode="lr-tb"/>
    </style:style>
    <style:style style:name="TabelleTAEBuche.A" style:family="table-column">
      <style:table-column-properties style:column-width="1.252cm"/>
    </style:style>
    <style:style style:name="TabelleTAEBuche.B" style:family="table-column">
      <style:table-column-properties style:column-width="5.622cm"/>
    </style:style>
    <style:style style:name="TabelleTAEBuche.C" style:family="table-column">
      <style:table-column-properties style:column-width="10.111cm"/>
    </style:style>
    <style:style style:name="TabelleTAEBuche.1" style:family="table-row">
      <style:table-row-properties fo:keep-together="auto"/>
    </style:style>
    <style:style style:name="TabelleTAEBuche.A1" style:family="table-cell">
      <style:table-cell-properties style:vertical-align="top" fo:padding-left="0.123cm" fo:padding-right="0.123cm" fo:padding-top="0.049cm" fo:padding-bottom="0cm" fo:border="none" style:writing-mode="lr-tb"/>
    </style:style>
    <style:style style:name="TabelleTAEBuche.B1" style:family="table-cell">
      <style:table-cell-properties style:vertical-align="top" fo:padding-left="0.123cm" fo:padding-right="0.123cm" fo:padding-top="0cm" fo:padding-bottom="0cm" fo:border="none" style:writing-mode="lr-tb"/>
    </style:style>
    <style:style style:name="TabelleTAEBuche.2" style:family="table-row">
      <style:table-row-properties fo:background-color="#e6e6e6" fo:keep-together="auto">
        <style:background-image/>
      </style:table-row-properties>
    </style:style>
    <style:style style:name="TabelleTAEBuche.A2" style:family="table-cell">
      <style:table-cell-properties style:vertical-align="middle" fo:padding-left="0.123cm" fo:padding-right="0.123cm" fo:padding-top="0.049cm" fo:padding-bottom="0cm" fo:border="none" style:writing-mode="lr-tb"/>
    </style:style>
    <style:style style:name="TabelleTAEBuche.B2" style:family="table-cell">
      <style:table-cell-properties style:vertical-align="middle" fo:padding-left="0.123cm" fo:padding-right="0.123cm" fo:padding-top="0cm" fo:padding-bottom="0cm" fo:border="none" style:writing-mode="lr-tb"/>
    </style:style>
    <style:style style:name="P1" style:family="paragraph" style:parent-style-name="Footer">
      <style:paragraph-properties fo:margin-left="0cm" fo:margin-right="0.635cm" fo:text-indent="0.635cm" style:auto-text-indent="false"/>
    </style:style>
    <style:style style:name="P2" style:family="paragraph" style:parent-style-name="Header">
      <style:text-properties officeooo:paragraph-rsid="00151c40"/>
    </style:style>
    <style:style style:name="P3" style:family="paragraph" style:parent-style-name="Footer">
      <style:paragraph-properties fo:text-align="end" style:justify-single-word="false">
        <style:tab-stops>
          <style:tab-stop style:position="0cm" style:type="right"/>
        </style:tab-stops>
      </style:paragraph-properties>
    </style:style>
    <style:style style:name="P4" style:family="paragraph" style:parent-style-name="Footer">
      <style:paragraph-properties>
        <style:tab-stops>
          <style:tab-stop style:position="0.979cm"/>
          <style:tab-stop style:position="8.001cm" style:type="center"/>
          <style:tab-stop style:position="16.002cm" style:type="right"/>
        </style:tab-stops>
      </style:paragraph-properties>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end" style:justify-single-word="false"/>
      <style:text-properties fo:font-weight="bold" officeooo:rsid="002b88a1" officeooo:paragraph-rsid="002b88a1" style:font-weight-asian="bold" style:font-weight-complex="bold"/>
    </style:style>
    <style:style style:name="P7" style:family="paragraph" style:parent-style-name="Table_20_Contents">
      <style:paragraph-properties fo:text-align="end" style:justify-single-word="false"/>
      <style:text-properties fo:font-weight="bold" officeooo:rsid="002b88a1" officeooo:paragraph-rsid="004106b8" style:font-weight-asian="bold" style:font-weight-complex="bold"/>
    </style:style>
    <style:style style:name="P8" style:family="paragraph" style:parent-style-name="Table_20_Contents">
      <style:paragraph-properties fo:text-align="end" style:justify-single-word="false"/>
      <style:text-properties fo:font-weight="bold" officeooo:rsid="002b88a1" officeooo:paragraph-rsid="0042f5c7" style:font-weight-asian="bold" style:font-weight-complex="bold"/>
    </style:style>
    <style:style style:name="P9" style:family="paragraph" style:parent-style-name="Table_20_Contents">
      <style:paragraph-properties fo:text-align="end" style:justify-single-word="false"/>
      <style:text-properties fo:font-weight="bold" officeooo:rsid="002b88a1" officeooo:paragraph-rsid="0043385a" style:font-weight-asian="bold" style:font-weight-complex="bold"/>
    </style:style>
    <style:style style:name="P10" style:family="paragraph" style:parent-style-name="Table_20_Contents">
      <style:paragraph-properties fo:text-align="end" style:justify-single-word="false"/>
      <style:text-properties fo:font-weight="bold" officeooo:rsid="004106b8" officeooo:paragraph-rsid="004106b8" style:font-weight-asian="bold" style:font-weight-complex="bold"/>
    </style:style>
    <style:style style:name="P11" style:family="paragraph" style:parent-style-name="Table_20_Contents">
      <style:paragraph-properties fo:text-align="end" style:justify-single-word="false"/>
      <style:text-properties fo:font-weight="bold" officeooo:rsid="004106b8" officeooo:paragraph-rsid="0042f5c7" style:font-weight-asian="bold" style:font-weight-complex="bold"/>
    </style:style>
    <style:style style:name="P12" style:family="paragraph" style:parent-style-name="Table_20_Contents">
      <style:paragraph-properties fo:text-align="end" style:justify-single-word="false"/>
      <style:text-properties fo:font-weight="bold" officeooo:rsid="004106b8" officeooo:paragraph-rsid="0043385a" style:font-weight-asian="bold" style:font-weight-complex="bold"/>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fo:language="en" fo:country="GB" style:font-size-asian="10pt" style:font-size-complex="10pt"/>
    </style:style>
    <style:style style:name="P15" style:family="paragraph" style:parent-style-name="Table_20_Contents">
      <style:text-properties fo:language="en" fo:country="GB" officeooo:paragraph-rsid="00151c40" style:language-complex="ar" style:country-complex="SA"/>
    </style:style>
    <style:style style:name="P16" style:family="paragraph" style:parent-style-name="Table_20_Contents">
      <style:text-properties officeooo:paragraph-rsid="0018544b"/>
    </style:style>
    <style:style style:name="P17" style:family="paragraph" style:parent-style-name="Table_20_Contents">
      <style:paragraph-properties fo:text-align="end" style:justify-single-word="false"/>
      <style:text-properties officeooo:paragraph-rsid="0018544b"/>
    </style:style>
    <style:style style:name="P18" style:family="paragraph" style:parent-style-name="Table_20_Contents">
      <style:paragraph-properties fo:text-align="end" style:justify-single-word="false"/>
      <style:text-properties officeooo:paragraph-rsid="0023d2f8"/>
    </style:style>
    <style:style style:name="P19" style:family="paragraph" style:parent-style-name="Table_20_Contents">
      <style:text-properties officeooo:paragraph-rsid="001b75ca"/>
    </style:style>
    <style:style style:name="P20" style:family="paragraph" style:parent-style-name="Table_20_Contents">
      <style:text-properties officeooo:paragraph-rsid="001c8c6a"/>
    </style:style>
    <style:style style:name="P21" style:family="paragraph" style:parent-style-name="Table_20_Contents">
      <style:text-properties officeooo:paragraph-rsid="001dce0c"/>
    </style:style>
    <style:style style:name="P22" style:family="paragraph" style:parent-style-name="Table_20_Contents">
      <style:paragraph-properties fo:text-align="start" style:justify-single-word="false"/>
      <style:text-properties officeooo:paragraph-rsid="0023bf44"/>
    </style:style>
    <style:style style:name="P23" style:family="paragraph" style:parent-style-name="Table_20_Contents">
      <style:text-properties officeooo:paragraph-rsid="0023bf44"/>
    </style:style>
    <style:style style:name="P24" style:family="paragraph" style:parent-style-name="Table_20_Contents">
      <style:paragraph-properties fo:text-align="end" style:justify-single-word="false"/>
      <style:text-properties officeooo:rsid="0023d2f8" officeooo:paragraph-rsid="0023d2f8"/>
    </style:style>
    <style:style style:name="P25" style:family="paragraph" style:parent-style-name="Table_20_Contents">
      <style:paragraph-properties fo:text-align="end" style:justify-single-word="false"/>
      <style:text-properties officeooo:rsid="001b75ca" officeooo:paragraph-rsid="001b75ca"/>
    </style:style>
    <style:style style:name="P26" style:family="paragraph" style:parent-style-name="Table_20_Contents">
      <style:text-properties officeooo:rsid="001b75ca" officeooo:paragraph-rsid="001b75ca"/>
    </style:style>
    <style:style style:name="P27" style:family="paragraph" style:parent-style-name="Table_20_Contents">
      <style:paragraph-properties fo:text-align="end" style:justify-single-word="false"/>
      <style:text-properties officeooo:rsid="001dce0c" officeooo:paragraph-rsid="001dce0c"/>
    </style:style>
    <style:style style:name="P28" style:family="paragraph" style:parent-style-name="Table_20_Contents">
      <style:text-properties officeooo:rsid="001dce0c" officeooo:paragraph-rsid="001dce0c"/>
    </style:style>
    <style:style style:name="P29" style:family="paragraph" style:parent-style-name="Table_20_Contents">
      <style:text-properties officeooo:rsid="001c8c6a" officeooo:paragraph-rsid="001c8c6a"/>
    </style:style>
    <style:style style:name="P30" style:family="paragraph" style:parent-style-name="Table_20_Contents">
      <style:paragraph-properties fo:text-align="center" style:justify-single-word="false"/>
      <style:text-properties officeooo:rsid="001c8c6a" officeooo:paragraph-rsid="001c8c6a"/>
    </style:style>
    <style:style style:name="P31" style:family="paragraph" style:parent-style-name="Table_20_Contents">
      <style:paragraph-properties fo:text-align="center" style:justify-single-word="false"/>
      <style:text-properties officeooo:rsid="001c8c6a" officeooo:paragraph-rsid="001dce0c"/>
    </style:style>
    <style:style style:name="P32" style:family="paragraph" style:parent-style-name="Table_20_Contents">
      <style:text-properties officeooo:rsid="001c8c6a" officeooo:paragraph-rsid="001dce0c"/>
    </style:style>
    <style:style style:name="P33" style:family="paragraph" style:parent-style-name="Table_20_Contents">
      <style:text-properties officeooo:rsid="001c8c6a" officeooo:paragraph-rsid="0023bf44"/>
    </style:style>
    <style:style style:name="P34" style:family="paragraph" style:parent-style-name="Table_20_Contents">
      <style:text-properties officeooo:rsid="001c8c6a" officeooo:paragraph-rsid="0048eae2"/>
    </style:style>
    <style:style style:name="P35" style:family="paragraph" style:parent-style-name="Table_20_Contents">
      <style:text-properties officeooo:rsid="0020649c" officeooo:paragraph-rsid="0020649c"/>
    </style:style>
    <style:style style:name="P36" style:family="paragraph" style:parent-style-name="Table_20_Contents">
      <style:text-properties officeooo:rsid="0023bf44" officeooo:paragraph-rsid="0023bf44"/>
    </style:style>
    <style:style style:name="P37" style:family="paragraph" style:parent-style-name="Table_20_Contents">
      <style:text-properties officeooo:rsid="0023c5dd" officeooo:paragraph-rsid="0023c5dd"/>
    </style:style>
    <style:style style:name="P38" style:family="paragraph" style:parent-style-name="Table_20_Contents">
      <style:text-properties fo:font-size="9pt" style:font-size-asian="9pt" style:font-size-complex="9pt"/>
    </style:style>
    <style:style style:name="P39" style:family="paragraph" style:parent-style-name="Table_20_Contents">
      <style:paragraph-properties fo:text-align="center" style:justify-single-word="false"/>
      <style:text-properties fo:font-weight="normal" officeooo:paragraph-rsid="00252620" style:font-weight-asian="normal" style:font-weight-complex="normal"/>
    </style:style>
    <style:style style:name="P40" style:family="paragraph" style:parent-style-name="Table_20_Contents">
      <style:paragraph-properties fo:text-align="center" style:justify-single-word="false"/>
      <style:text-properties fo:font-weight="normal" officeooo:paragraph-rsid="0025a652" style:font-weight-asian="normal" style:font-weight-complex="normal"/>
    </style:style>
    <style:style style:name="P41" style:family="paragraph" style:parent-style-name="Table_20_Contents">
      <style:paragraph-properties fo:text-align="center" style:justify-single-word="false"/>
      <style:text-properties fo:font-weight="normal" officeooo:paragraph-rsid="00324469" style:font-weight-asian="normal" style:font-weight-complex="normal"/>
    </style:style>
    <style:style style:name="P42" style:family="paragraph" style:parent-style-name="Table_20_Contents">
      <style:paragraph-properties fo:text-align="center" style:justify-single-word="false"/>
      <style:text-properties fo:font-weight="normal" officeooo:paragraph-rsid="0034813b" style:font-weight-asian="normal" style:font-weight-complex="normal"/>
    </style:style>
    <style:style style:name="P43" style:family="paragraph" style:parent-style-name="Table_20_Contents">
      <style:paragraph-properties fo:text-align="center" style:justify-single-word="false"/>
      <style:text-properties fo:font-weight="normal" officeooo:paragraph-rsid="003653ed" style:font-weight-asian="normal" style:font-weight-complex="normal"/>
    </style:style>
    <style:style style:name="P44" style:family="paragraph" style:parent-style-name="Table_20_Contents">
      <style:paragraph-properties fo:text-align="center" style:justify-single-word="false"/>
      <style:text-properties fo:font-weight="normal" officeooo:paragraph-rsid="003dec7f" style:font-weight-asian="normal" style:font-weight-complex="normal"/>
    </style:style>
    <style:style style:name="P45" style:family="paragraph" style:parent-style-name="Table_20_Contents">
      <style:paragraph-properties fo:text-align="center" style:justify-single-word="false"/>
      <style:text-properties fo:font-weight="normal" officeooo:paragraph-rsid="003e673c" style:font-weight-asian="normal" style:font-weight-complex="normal"/>
    </style:style>
    <style:style style:name="P46" style:family="paragraph" style:parent-style-name="Table_20_Contents">
      <style:paragraph-properties fo:text-align="center" style:justify-single-word="false"/>
      <style:text-properties officeooo:paragraph-rsid="002b88a1"/>
    </style:style>
    <style:style style:name="P47" style:family="paragraph" style:parent-style-name="Table_20_Contents">
      <style:paragraph-properties fo:text-align="center" style:justify-single-word="false"/>
      <style:text-properties officeooo:paragraph-rsid="004106b8"/>
    </style:style>
    <style:style style:name="P48" style:family="paragraph" style:parent-style-name="Table_20_Contents">
      <style:paragraph-properties fo:text-align="center" style:justify-single-word="false"/>
      <style:text-properties officeooo:paragraph-rsid="0042f5c7"/>
    </style:style>
    <style:style style:name="P49" style:family="paragraph" style:parent-style-name="Table_20_Contents">
      <style:paragraph-properties fo:text-align="center" style:justify-single-word="false"/>
      <style:text-properties officeooo:paragraph-rsid="0043385a"/>
    </style:style>
    <style:style style:name="P50" style:family="paragraph" style:parent-style-name="Table_20_Contents">
      <style:paragraph-properties fo:text-align="center" style:justify-single-word="false"/>
      <style:text-properties officeooo:rsid="002b88a1" officeooo:paragraph-rsid="002b88a1"/>
    </style:style>
    <style:style style:name="P51" style:family="paragraph" style:parent-style-name="Table_20_Contents">
      <style:text-properties officeooo:paragraph-rsid="0048eae2"/>
    </style:style>
    <style:style style:name="P52" style:family="paragraph" style:parent-style-name="Table_20_Contents">
      <style:paragraph-properties fo:text-align="center" style:justify-single-word="false"/>
      <style:text-properties officeooo:rsid="004106b8" officeooo:paragraph-rsid="004106b8"/>
    </style:style>
    <style:style style:name="P53" style:family="paragraph" style:parent-style-name="Table_20_Contents">
      <style:paragraph-properties fo:text-align="center" style:justify-single-word="false"/>
      <style:text-properties officeooo:rsid="0042f5c7" officeooo:paragraph-rsid="0042f5c7"/>
    </style:style>
    <style:style style:name="P54" style:family="paragraph" style:parent-style-name="Table_20_Contents">
      <style:paragraph-properties fo:text-align="center" style:justify-single-word="false"/>
      <style:text-properties officeooo:rsid="0042f5c7" officeooo:paragraph-rsid="0043385a"/>
    </style:style>
    <style:style style:name="P55" style:family="paragraph" style:parent-style-name="Table_20_Contents">
      <style:paragraph-properties fo:text-align="center" style:justify-single-word="false"/>
      <style:text-properties officeooo:rsid="0043385a" officeooo:paragraph-rsid="0043385a"/>
    </style:style>
    <style:style style:name="P56" style:family="paragraph" style:parent-style-name="Table_20_Contents">
      <style:text-properties officeooo:rsid="0048eae2" officeooo:paragraph-rsid="0048eae2"/>
    </style:style>
    <style:style style:name="P57" style:family="paragraph" style:parent-style-name="Table_20_Heading">
      <style:text-properties fo:font-size="10pt" style:font-size-asian="10pt" style:font-size-complex="10pt"/>
    </style:style>
    <style:style style:name="P58" style:family="paragraph" style:parent-style-name="Table_20_Heading">
      <style:text-properties officeooo:rsid="0023d2f8" officeooo:paragraph-rsid="0023d2f8"/>
    </style:style>
    <style:style style:name="P59" style:family="paragraph" style:parent-style-name="Table_20_Heading">
      <style:text-properties officeooo:rsid="0018544b"/>
    </style:style>
    <style:style style:name="P60" style:family="paragraph" style:parent-style-name="Table_20_Heading">
      <style:text-properties officeooo:rsid="0018544b" officeooo:paragraph-rsid="0023d2f8"/>
    </style:style>
    <style:style style:name="P61" style:family="paragraph" style:parent-style-name="Table_20_Heading">
      <style:text-properties officeooo:rsid="0018544b" officeooo:paragraph-rsid="0048eae2"/>
    </style:style>
    <style:style style:name="P62" style:family="paragraph" style:parent-style-name="Table_20_Heading">
      <style:text-properties officeooo:rsid="001b75ca" officeooo:paragraph-rsid="001b75ca"/>
    </style:style>
    <style:style style:name="P63" style:family="paragraph" style:parent-style-name="Table_20_Heading">
      <style:text-properties officeooo:rsid="002bf5ba"/>
    </style:style>
    <style:style style:name="P64" style:family="paragraph" style:parent-style-name="Table_20_Heading">
      <style:text-properties officeooo:rsid="002bf5ba" officeooo:paragraph-rsid="002bf5ba"/>
    </style:style>
    <style:style style:name="P65" style:family="paragraph" style:parent-style-name="Table_20_Heading">
      <style:text-properties officeooo:rsid="00442412" officeooo:paragraph-rsid="00442412"/>
    </style:style>
    <style:style style:name="P66" style:family="paragraph" style:parent-style-name="Table_20_Heading">
      <style:text-properties officeooo:rsid="0048eae2" officeooo:paragraph-rsid="0048eae2"/>
    </style:style>
    <style:style style:name="P67" style:family="paragraph" style:parent-style-name="Deckblatt_20_Center_20_Text">
      <style:text-properties style:font-name="Tahoma1" fo:font-weight="normal" style:font-weight-asian="normal" style:font-weight-complex="normal"/>
    </style:style>
    <style:style style:name="P68" style:family="paragraph" style:parent-style-name="Deckblatt_20_Center_20_Text">
      <style:text-properties fo:font-size="18pt" style:font-size-asian="15.75pt" style:font-size-complex="18pt"/>
    </style:style>
    <style:style style:name="P69" style:family="paragraph" style:parent-style-name="Deckblatt_20_Center_20_Text">
      <style:text-properties style:text-outline="true" style:font-name="Pump Demi Bold LET1" fo:font-size="32pt" fo:text-shadow="1pt 1pt" style:font-size-asian="32pt" style:font-size-complex="32pt"/>
    </style:style>
    <style:style style:name="P70" style:family="paragraph" style:parent-style-name="Deckblatt_20_Center_20_Text">
      <style:text-properties fo:font-size="40pt" fo:language="en" fo:country="GB" style:font-size-asian="40pt" style:font-size-complex="40pt" style:language-complex="ar" style:country-complex="SA"/>
    </style:style>
    <style:style style:name="P71" style:family="paragraph" style:parent-style-name="Deckblatt_20_Center_20_Text">
      <style:text-properties fo:font-size="40pt" fo:language="en" fo:country="GB" officeooo:rsid="00151c40" officeooo:paragraph-rsid="00151c40" style:font-size-asian="40pt" style:font-size-complex="40pt" style:language-complex="ar" style:country-complex="SA"/>
    </style:style>
    <style:style style:name="P72" style:family="paragraph" style:parent-style-name="Deckblatt_20_Center_20_Text">
      <style:text-properties fo:language="en" fo:country="GB" style:language-complex="ar" style:country-complex="SA"/>
    </style:style>
    <style:style style:name="P73" style:family="paragraph" style:parent-style-name="Deckblatt_20_Center_20_Text">
      <style:text-properties fo:language="en" fo:country="GB" officeooo:rsid="00151c40" style:language-complex="ar" style:country-complex="SA"/>
    </style:style>
    <style:style style:name="P74" style:family="paragraph" style:parent-style-name="Deckblatt_20_Center_20_Text">
      <style:text-properties style:font-name="Nimbus Sans L3" fo:font-size="24pt" fo:language="en" fo:country="GB" fo:font-style="italic" officeooo:rsid="00151c40" officeooo:paragraph-rsid="00151c40" style:font-size-asian="24pt" style:font-style-asian="italic" style:font-size-complex="24pt" style:language-complex="ar" style:country-complex="SA" style:font-style-complex="italic"/>
    </style:style>
    <style:style style:name="P75" style:family="paragraph" style:parent-style-name="Deckblatt_20_Center_20_Text">
      <style:paragraph-properties>
        <style:tab-stops>
          <style:tab-stop style:position="2.884cm"/>
        </style:tab-stops>
      </style:paragraph-properties>
      <style:text-properties style:font-name="Nimbus Sans L3" fo:font-size="11pt" fo:language="en" fo:country="GB" style:font-size-asian="11pt" style:font-size-complex="11pt" style:language-complex="ar" style:country-complex="SA"/>
    </style:style>
    <style:style style:name="P76" style:family="paragraph" style:parent-style-name="Text">
      <style:paragraph-properties fo:margin-top="0.199cm" fo:margin-bottom="0.101cm" style:contextual-spacing="false"/>
    </style:style>
    <style:style style:name="P77" style:family="paragraph" style:parent-style-name="Standard">
      <style:text-properties fo:language="en" fo:country="GB" officeooo:paragraph-rsid="00151c40" style:language-complex="ar" style:country-complex="SA"/>
    </style:style>
    <style:style style:name="P78" style:family="paragraph" style:parent-style-name="Standard">
      <style:text-properties fo:language="en" fo:country="GB" officeooo:paragraph-rsid="001b75ca" style:language-complex="ar" style:country-complex="SA"/>
    </style:style>
    <style:style style:name="P79" style:family="paragraph" style:parent-style-name="Standard">
      <style:text-properties fo:language="en" fo:country="GB" officeooo:paragraph-rsid="0023d2f8" style:language-complex="ar" style:country-complex="SA"/>
    </style:style>
    <style:style style:name="P80" style:family="paragraph" style:parent-style-name="Standard">
      <style:text-properties fo:language="en" fo:country="GB" officeooo:rsid="00151c40" officeooo:paragraph-rsid="00151c40" style:language-complex="ar" style:country-complex="SA"/>
    </style:style>
    <style:style style:name="P81" style:family="paragraph" style:parent-style-name="Standard">
      <style:text-properties fo:language="en" fo:country="GB" officeooo:rsid="00151c40" officeooo:paragraph-rsid="0023d2f8" style:language-complex="ar" style:country-complex="SA"/>
    </style:style>
    <style:style style:name="P82" style:family="paragraph" style:parent-style-name="Standard">
      <style:text-properties fo:language="en" fo:country="GB" officeooo:rsid="00151c40" officeooo:paragraph-rsid="001a8950" style:language-complex="ar" style:country-complex="SA"/>
    </style:style>
    <style:style style:name="P83" style:family="paragraph" style:parent-style-name="Standard">
      <style:text-properties fo:language="en" fo:country="GB" officeooo:rsid="00151c40" officeooo:paragraph-rsid="001b75ca" style:language-complex="ar" style:country-complex="SA"/>
    </style:style>
    <style:style style:name="P84" style:family="paragraph" style:parent-style-name="Standard">
      <style:text-properties fo:language="en" fo:country="GB" officeooo:rsid="00151c40" officeooo:paragraph-rsid="002b88a1" style:language-complex="ar" style:country-complex="SA"/>
    </style:style>
    <style:style style:name="P85" style:family="paragraph" style:parent-style-name="Standard">
      <style:text-properties fo:language="en" fo:country="GB" officeooo:rsid="00151c40" officeooo:paragraph-rsid="002bf5ba" style:language-complex="ar" style:country-complex="SA"/>
    </style:style>
    <style:style style:name="P86" style:family="paragraph" style:parent-style-name="Standard">
      <style:text-properties fo:language="en" fo:country="GB" officeooo:rsid="00151c40" officeooo:paragraph-rsid="00305769" style:language-complex="ar" style:country-complex="SA"/>
    </style:style>
    <style:style style:name="P87" style:family="paragraph" style:parent-style-name="Standard">
      <style:text-properties fo:language="en" fo:country="GB" officeooo:rsid="00151c40" officeooo:paragraph-rsid="003ac6de" style:language-complex="ar" style:country-complex="SA"/>
    </style:style>
    <style:style style:name="P88" style:family="paragraph" style:parent-style-name="Standard">
      <style:text-properties fo:language="en" fo:country="GB" officeooo:rsid="00151c40" officeooo:paragraph-rsid="003c5077" style:language-complex="ar" style:country-complex="SA"/>
    </style:style>
    <style:style style:name="P89" style:family="paragraph" style:parent-style-name="Standard">
      <style:text-properties fo:language="en" fo:country="GB" officeooo:rsid="00151c40" officeooo:paragraph-rsid="004106b8" style:language-complex="ar" style:country-complex="SA"/>
    </style:style>
    <style:style style:name="P90" style:family="paragraph" style:parent-style-name="Standard">
      <style:text-properties fo:language="en" fo:country="GB" officeooo:rsid="001b75ca" officeooo:paragraph-rsid="001b75ca" style:language-complex="ar" style:country-complex="SA"/>
    </style:style>
    <style:style style:name="P91" style:family="paragraph" style:parent-style-name="Standard">
      <style:text-properties fo:language="en" fo:country="GB" officeooo:rsid="001a8950" officeooo:paragraph-rsid="001b75ca" style:language-complex="ar" style:country-complex="SA"/>
    </style:style>
    <style:style style:name="P92" style:family="paragraph" style:parent-style-name="Standard">
      <style:text-properties fo:language="en" fo:country="GB" officeooo:rsid="001c8c6a" officeooo:paragraph-rsid="001c8c6a" style:language-complex="ar" style:country-complex="SA"/>
    </style:style>
    <style:style style:name="P93" style:family="paragraph" style:parent-style-name="Standard">
      <style:text-properties fo:language="en" fo:country="GB" officeooo:rsid="001dce0c" officeooo:paragraph-rsid="0023bf44" style:language-complex="ar" style:country-complex="SA"/>
    </style:style>
    <style:style style:name="P94" style:family="paragraph" style:parent-style-name="Standard">
      <style:text-properties fo:language="en" fo:country="GB" officeooo:rsid="001dce0c" officeooo:paragraph-rsid="001dce0c" style:language-complex="ar" style:country-complex="SA"/>
    </style:style>
    <style:style style:name="P95" style:family="paragraph" style:parent-style-name="Standard">
      <style:text-properties fo:language="en" fo:country="GB" officeooo:paragraph-rsid="002b88a1" style:language-complex="ar" style:country-complex="SA"/>
    </style:style>
    <style:style style:name="P96" style:family="paragraph" style:parent-style-name="Standard">
      <style:text-properties fo:language="en" fo:country="GB" officeooo:rsid="0023c5dd" officeooo:paragraph-rsid="0023c5dd" style:language-complex="ar" style:country-complex="SA"/>
    </style:style>
    <style:style style:name="P97" style:family="paragraph" style:parent-style-name="Standard">
      <style:paragraph-properties fo:text-align="center" style:justify-single-word="false"/>
      <style:text-properties fo:language="en" fo:country="GB" officeooo:paragraph-rsid="00442412" style:language-complex="ar" style:country-complex="SA"/>
    </style:style>
    <style:style style:name="P98" style:family="paragraph" style:parent-style-name="Standard">
      <style:paragraph-properties fo:text-align="center" style:justify-single-word="false"/>
      <style:text-properties fo:language="en" fo:country="GB" officeooo:paragraph-rsid="002bf5ba" style:language-complex="ar" style:country-complex="SA"/>
    </style:style>
    <style:style style:name="P99" style:family="paragraph" style:parent-style-name="Standard">
      <style:text-properties fo:language="en" fo:country="GB" officeooo:paragraph-rsid="0048eae2" style:language-complex="ar" style:country-complex="SA"/>
    </style:style>
    <style:style style:name="P100" style:family="paragraph" style:parent-style-name="Standard">
      <style:text-properties fo:language="en" fo:country="GB" officeooo:rsid="00305769" officeooo:paragraph-rsid="00305769" style:language-complex="ar" style:country-complex="SA"/>
    </style:style>
    <style:style style:name="P101" style:family="paragraph" style:parent-style-name="Standard">
      <style:text-properties fo:language="en" fo:country="GB" officeooo:rsid="00324469" style:language-complex="ar" style:country-complex="SA"/>
    </style:style>
    <style:style style:name="P102" style:family="paragraph" style:parent-style-name="Standard">
      <style:text-properties fo:language="en" fo:country="GB" officeooo:rsid="00324469" officeooo:paragraph-rsid="00324469" style:language-complex="ar" style:country-complex="SA"/>
    </style:style>
    <style:style style:name="P103" style:family="paragraph" style:parent-style-name="Standard">
      <style:text-properties fo:language="en" fo:country="GB" officeooo:rsid="0034813b" officeooo:paragraph-rsid="0034813b" style:language-complex="ar" style:country-complex="SA"/>
    </style:style>
    <style:style style:name="P104" style:family="paragraph" style:parent-style-name="Standard">
      <style:text-properties fo:language="en" fo:country="GB" officeooo:rsid="00442412" officeooo:paragraph-rsid="00442412" style:language-complex="ar" style:country-complex="SA"/>
    </style:style>
    <style:style style:name="P105" style:family="paragraph" style:parent-style-name="Standard">
      <style:text-properties fo:language="en" fo:country="GB" officeooo:rsid="0047589f" officeooo:paragraph-rsid="0048eae2" style:language-complex="ar" style:country-complex="SA"/>
    </style:style>
    <style:style style:name="P106" style:family="paragraph" style:parent-style-name="Standard">
      <style:text-properties fo:language="en" fo:country="GB" officeooo:rsid="0047589f" officeooo:paragraph-rsid="0047589f" style:language-complex="ar" style:country-complex="SA"/>
    </style:style>
    <style:style style:name="P107" style:family="paragraph" style:parent-style-name="Standard">
      <style:text-properties officeooo:paragraph-rsid="001dce0c"/>
    </style:style>
    <style:style style:name="P108" style:family="paragraph" style:parent-style-name="Standard">
      <style:text-properties fo:font-size="10.5pt" fo:language="en" fo:country="GB" officeooo:rsid="00152d68" officeooo:paragraph-rsid="00152d68" style:language-complex="ar" style:country-complex="SA"/>
    </style:style>
    <style:style style:name="P109" style:family="paragraph" style:parent-style-name="Standard">
      <style:text-properties fo:font-weight="bold" officeooo:rsid="0019530e" officeooo:paragraph-rsid="0019530e" style:font-weight-asian="bold" style:font-weight-complex="bold"/>
    </style:style>
    <style:style style:name="P110" style:family="paragraph" style:parent-style-name="Standard">
      <style:text-properties officeooo:rsid="0019530e" officeooo:paragraph-rsid="0019530e"/>
    </style:style>
    <style:style style:name="P111" style:family="paragraph" style:parent-style-name="Standard">
      <style:text-properties officeooo:rsid="001a8950"/>
    </style:style>
    <style:style style:name="P112" style:family="paragraph" style:parent-style-name="Standard">
      <style:text-properties officeooo:rsid="001a8950" officeooo:paragraph-rsid="001b75ca"/>
    </style:style>
    <style:style style:name="P113" style:family="paragraph" style:parent-style-name="Standard">
      <style:text-properties officeooo:rsid="001a8950" officeooo:paragraph-rsid="001a8950"/>
    </style:style>
    <style:style style:name="P114" style:family="paragraph" style:parent-style-name="Standard">
      <style:text-properties officeooo:rsid="001a8950" officeooo:paragraph-rsid="004106b8"/>
    </style:style>
    <style:style style:name="P115" style:family="paragraph" style:parent-style-name="Standard">
      <style:text-properties officeooo:rsid="001b75ca"/>
    </style:style>
    <style:style style:name="P116" style:family="paragraph" style:parent-style-name="Standard">
      <style:text-properties fo:color="#3f7f5f" style:font-name="Courier New3" fo:font-size="10pt" fo:language="en" fo:country="GB" officeooo:rsid="00151c40" officeooo:paragraph-rsid="00151c40" style:font-name-asian="Courier New3" style:font-size-asian="10pt" style:font-name-complex="Courier New3" style:font-size-complex="10pt" style:language-complex="ar" style:country-complex="SA"/>
    </style:style>
    <style:style style:name="P117" style:family="paragraph" style:parent-style-name="Standard">
      <style:text-properties fo:color="#3f7f5f" style:font-name="Courier New3" fo:font-size="10pt" officeooo:rsid="001dce0c" style:font-name-asian="Courier New3" style:font-size-asian="10pt" style:font-name-complex="Courier New3" style:font-size-complex="10pt"/>
    </style:style>
    <style:style style:name="P118" style:family="paragraph" style:parent-style-name="Standard">
      <style:text-properties officeooo:rsid="00252620" officeooo:paragraph-rsid="00252620"/>
    </style:style>
    <style:style style:name="P119" style:family="paragraph" style:parent-style-name="Standard">
      <style:text-properties officeooo:rsid="00252620" officeooo:paragraph-rsid="0034813b"/>
    </style:style>
    <style:style style:name="P120" style:family="paragraph" style:parent-style-name="Standard">
      <style:text-properties officeooo:rsid="00252620" officeooo:paragraph-rsid="003dec7f"/>
    </style:style>
    <style:style style:name="P121" style:family="paragraph" style:parent-style-name="Standard">
      <style:text-properties style:font-name="Courier New3" fo:font-size="10pt" style:font-name-asian="Courier New3" style:font-size-asian="10pt" style:font-name-complex="Courier New3" style:font-size-complex="10pt"/>
    </style:style>
    <style:style style:name="P122" style:family="paragraph" style:parent-style-name="Standard">
      <style:text-properties style:font-name="Courier New3" fo:font-size="10pt" fo:language="en" fo:country="GB" officeooo:rsid="00151c40" officeooo:paragraph-rsid="0034813b" style:font-name-asian="Courier New3" style:font-size-asian="10pt" style:font-name-complex="Courier New3" style:font-size-complex="10pt" style:language-complex="ar" style:country-complex="SA"/>
    </style:style>
    <style:style style:name="P123" style:family="paragraph" style:parent-style-name="Standard">
      <style:text-properties style:font-name="Courier New3" fo:font-size="10pt" fo:language="en" fo:country="GB" officeooo:rsid="00252620" officeooo:paragraph-rsid="0034813b" style:font-name-asian="Courier New3" style:font-size-asian="10pt" style:font-name-complex="Courier New3" style:font-size-complex="10pt" style:language-complex="ar" style:country-complex="SA"/>
    </style:style>
    <style:style style:name="P124" style:family="paragraph" style:parent-style-name="Standard">
      <style:text-properties style:font-name="Courier New3" fo:font-size="10pt" fo:language="en" fo:country="GB" officeooo:rsid="00252620" officeooo:paragraph-rsid="003653ed" style:font-name-asian="Courier New3" style:font-size-asian="10pt" style:font-name-complex="Courier New3" style:font-size-complex="10pt" style:language-complex="ar" style:country-complex="SA"/>
    </style:style>
    <style:style style:name="P125" style:family="paragraph" style:parent-style-name="Standard">
      <style:text-properties style:font-name="Courier New3" fo:font-size="10pt" fo:language="en" fo:country="GB" officeooo:rsid="001dce0c" officeooo:paragraph-rsid="0047589f" style:font-name-asian="Courier New3" style:font-size-asian="10pt" style:font-name-complex="Courier New3" style:font-size-complex="10pt" style:language-complex="ar" style:country-complex="SA"/>
    </style:style>
    <style:style style:name="P126" style:family="paragraph" style:parent-style-name="Standard">
      <style:text-properties officeooo:paragraph-rsid="0032db4b"/>
    </style:style>
    <style:style style:name="P127" style:family="paragraph" style:parent-style-name="Standard">
      <style:text-properties officeooo:paragraph-rsid="003310b6"/>
    </style:style>
    <style:style style:name="P128" style:family="paragraph" style:parent-style-name="Standard">
      <style:text-properties officeooo:paragraph-rsid="003cd7c0"/>
    </style:style>
    <style:style style:name="P129" style:family="paragraph" style:parent-style-name="Standard">
      <style:text-properties officeooo:paragraph-rsid="003e673c"/>
    </style:style>
    <style:style style:name="P130" style:family="paragraph" style:parent-style-name="Standard">
      <style:text-properties officeooo:paragraph-rsid="003f3d21"/>
    </style:style>
    <style:style style:name="P131" style:family="paragraph" style:parent-style-name="Standard">
      <style:text-properties officeooo:paragraph-rsid="0042f5c7"/>
    </style:style>
    <style:style style:name="P132" style:family="paragraph" style:parent-style-name="Standard">
      <style:text-properties officeooo:paragraph-rsid="0043385a"/>
    </style:style>
    <style:style style:name="P133" style:family="paragraph" style:parent-style-name="Standard">
      <style:text-properties officeooo:paragraph-rsid="00442412"/>
    </style:style>
    <style:style style:name="P134" style:family="paragraph" style:parent-style-name="Standard">
      <style:text-properties officeooo:rsid="00442412" officeooo:paragraph-rsid="00442412"/>
    </style:style>
    <style:style style:name="P135" style:family="paragraph" style:parent-style-name="Standard">
      <style:text-properties officeooo:rsid="004106b8" officeooo:paragraph-rsid="004106b8"/>
    </style:style>
    <style:style style:name="P136" style:family="paragraph" style:parent-style-name="Standard">
      <style:text-properties officeooo:rsid="0042f5c7" officeooo:paragraph-rsid="0042f5c7"/>
    </style:style>
    <style:style style:name="P137" style:family="paragraph" style:parent-style-name="Standard">
      <style:text-properties officeooo:rsid="0043385a" officeooo:paragraph-rsid="0043385a"/>
    </style:style>
    <style:style style:name="P138" style:family="paragraph" style:parent-style-name="Standard">
      <style:text-properties officeooo:rsid="003f3d21" officeooo:paragraph-rsid="003f3d21"/>
    </style:style>
    <style:style style:name="P139" style:family="paragraph" style:parent-style-name="Standard">
      <style:text-properties officeooo:rsid="003e673c" officeooo:paragraph-rsid="003e673c"/>
    </style:style>
    <style:style style:name="P140" style:family="paragraph" style:parent-style-name="Standard">
      <style:text-properties officeooo:rsid="0034813b"/>
    </style:style>
    <style:style style:name="P141" style:family="paragraph" style:parent-style-name="Standard">
      <style:text-properties officeooo:rsid="0034813b" officeooo:paragraph-rsid="0034813b"/>
    </style:style>
    <style:style style:name="P142" style:family="paragraph" style:parent-style-name="Standard">
      <style:text-properties officeooo:rsid="00324469" officeooo:paragraph-rsid="00324469"/>
    </style:style>
    <style:style style:name="P143" style:family="paragraph" style:parent-style-name="Standard">
      <style:text-properties officeooo:rsid="0032db4b" officeooo:paragraph-rsid="0032db4b"/>
    </style:style>
    <style:style style:name="P144" style:family="paragraph" style:parent-style-name="Standard">
      <style:text-properties officeooo:rsid="003310b6" officeooo:paragraph-rsid="003310b6"/>
    </style:style>
    <style:style style:name="P145" style:family="paragraph" style:parent-style-name="Standard">
      <style:paragraph-properties fo:margin-left="0cm" fo:margin-right="0cm" fo:text-align="start" style:justify-single-word="false" fo:text-indent="0cm" style:auto-text-indent="false" style:text-autospace="none"/>
      <style:text-properties style:font-name="Courier New3" fo:font-size="10pt" style:font-name-asian="Courier New3" style:font-size-asian="10pt" style:font-name-complex="Courier New3" style:font-size-complex="10pt"/>
    </style:style>
    <style:style style:name="P146" style:family="paragraph" style:parent-style-name="Standard">
      <style:paragraph-properties fo:margin-left="0cm" fo:margin-right="0cm" fo:text-align="start" style:justify-single-word="false" fo:text-indent="0cm" style:auto-text-indent="false" style:text-autospace="none"/>
      <style:text-properties fo:color="#000000" style:font-name="Courier New3" fo:font-size="10pt" style:font-name-asian="Courier New3" style:font-size-asian="10pt" style:font-name-complex="Courier New3" style:font-size-complex="10pt"/>
    </style:style>
    <style:style style:name="P147" style:family="paragraph" style:parent-style-name="Text">
      <style:text-properties officeooo:paragraph-rsid="0025a652"/>
    </style:style>
    <style:style style:name="P148" style:family="paragraph" style:parent-style-name="Text">
      <style:text-properties officeooo:paragraph-rsid="00261a0c"/>
    </style:style>
    <style:style style:name="P149" style:family="paragraph" style:parent-style-name="Text">
      <style:text-properties officeooo:paragraph-rsid="0026741b"/>
    </style:style>
    <style:style style:name="P150" style:family="paragraph" style:parent-style-name="Text">
      <style:text-properties officeooo:rsid="00252620"/>
    </style:style>
    <style:style style:name="P151" style:family="paragraph" style:parent-style-name="Text">
      <style:text-properties officeooo:rsid="0025a652"/>
    </style:style>
    <style:style style:name="P152" style:family="paragraph" style:parent-style-name="Text">
      <style:text-properties officeooo:rsid="0025a652" officeooo:paragraph-rsid="0025a652"/>
    </style:style>
    <style:style style:name="P153" style:family="paragraph" style:parent-style-name="Text">
      <style:text-properties officeooo:rsid="00281551" officeooo:paragraph-rsid="00281551"/>
    </style:style>
    <style:style style:name="P154" style:family="paragraph" style:parent-style-name="Text">
      <style:text-properties officeooo:rsid="00261a0c" officeooo:paragraph-rsid="00261a0c"/>
    </style:style>
    <style:style style:name="P155" style:family="paragraph" style:parent-style-name="Text">
      <style:text-properties officeooo:rsid="0026741b" officeooo:paragraph-rsid="0026741b"/>
    </style:style>
    <style:style style:name="P156" style:family="paragraph" style:parent-style-name="Text">
      <style:text-properties officeooo:rsid="0026741b" officeooo:paragraph-rsid="003cd7c0"/>
    </style:style>
    <style:style style:name="P157" style:family="paragraph" style:parent-style-name="Text">
      <style:text-properties officeooo:rsid="0026741b" officeooo:paragraph-rsid="003d4013"/>
    </style:style>
    <style:style style:name="P158" style:family="paragraph" style:parent-style-name="Text">
      <style:text-properties officeooo:rsid="0026741b" officeooo:paragraph-rsid="003dec7f"/>
    </style:style>
    <style:style style:name="P159" style:family="paragraph" style:parent-style-name="Text">
      <style:text-properties officeooo:paragraph-rsid="002b88a1"/>
    </style:style>
    <style:style style:name="P160" style:family="paragraph" style:parent-style-name="Text">
      <style:text-properties officeooo:paragraph-rsid="002bf5ba"/>
    </style:style>
    <style:style style:name="P161" style:family="paragraph" style:parent-style-name="Text">
      <style:text-properties fo:language="en" fo:country="GB" officeooo:rsid="00151c40" officeooo:paragraph-rsid="002bf5ba" style:language-complex="ar" style:country-complex="SA"/>
    </style:style>
    <style:style style:name="P162" style:family="paragraph" style:parent-style-name="Text">
      <style:text-properties fo:language="en" fo:country="GB" officeooo:rsid="00252620" officeooo:paragraph-rsid="003ac6de" style:language-complex="ar" style:country-complex="SA"/>
    </style:style>
    <style:style style:name="P163" style:family="paragraph" style:parent-style-name="Text">
      <style:text-properties fo:language="en" fo:country="GB" officeooo:rsid="00252620" officeooo:paragraph-rsid="003dec7f" style:language-complex="ar" style:country-complex="SA"/>
    </style:style>
    <style:style style:name="P164" style:family="paragraph" style:parent-style-name="Text">
      <style:text-properties fo:language="en" fo:country="GB" officeooo:rsid="0034813b" officeooo:paragraph-rsid="0034813b" style:language-complex="ar" style:country-complex="SA"/>
    </style:style>
    <style:style style:name="P165" style:family="paragraph" style:parent-style-name="Text">
      <style:text-properties fo:language="en" fo:country="GB" officeooo:rsid="003772c3" officeooo:paragraph-rsid="003772c3" style:language-complex="ar" style:country-complex="SA"/>
    </style:style>
    <style:style style:name="P166" style:family="paragraph" style:parent-style-name="Text">
      <style:text-properties fo:language="en" fo:country="GB" officeooo:rsid="003946f3" officeooo:paragraph-rsid="003946f3" style:language-complex="ar" style:country-complex="SA"/>
    </style:style>
    <style:style style:name="P167" style:family="paragraph" style:parent-style-name="Text">
      <style:text-properties fo:language="en" fo:country="GB" officeooo:rsid="00324469" officeooo:paragraph-rsid="0034813b" style:language-complex="ar" style:country-complex="SA"/>
    </style:style>
    <style:style style:name="P168" style:family="paragraph" style:parent-style-name="Text">
      <style:text-properties fo:language="en" fo:country="GB" officeooo:rsid="003653ed" officeooo:paragraph-rsid="003653ed" style:language-complex="ar" style:country-complex="SA"/>
    </style:style>
    <style:style style:name="P169" style:family="paragraph" style:parent-style-name="Text">
      <style:text-properties officeooo:paragraph-rsid="002d1a86"/>
    </style:style>
    <style:style style:name="P170" style:family="paragraph" style:parent-style-name="Text">
      <style:paragraph-properties>
        <style:tab-stops>
          <style:tab-stop style:position="2.669cm"/>
        </style:tab-stops>
      </style:paragraph-properties>
    </style:style>
    <style:style style:name="P171" style:family="paragraph" style:parent-style-name="Text">
      <style:text-properties officeooo:paragraph-rsid="002df7f4"/>
    </style:style>
    <style:style style:name="P172" style:family="paragraph" style:parent-style-name="Text">
      <style:text-properties officeooo:rsid="002b88a1"/>
    </style:style>
    <style:style style:name="P173" style:family="paragraph" style:parent-style-name="Text">
      <style:text-properties officeooo:rsid="002bf5ba" officeooo:paragraph-rsid="002bf5ba"/>
    </style:style>
    <style:style style:name="P174" style:family="paragraph" style:parent-style-name="Text">
      <style:text-properties officeooo:rsid="002d1a86" officeooo:paragraph-rsid="002d1a86"/>
    </style:style>
    <style:style style:name="P175" style:family="paragraph" style:parent-style-name="Text">
      <style:text-properties officeooo:rsid="002df7f4" officeooo:paragraph-rsid="002df7f4"/>
    </style:style>
    <style:style style:name="P176" style:family="paragraph" style:parent-style-name="Text">
      <style:text-properties officeooo:paragraph-rsid="003c5077"/>
    </style:style>
    <style:style style:name="P177" style:family="paragraph" style:parent-style-name="Text">
      <style:paragraph-properties fo:text-align="center" style:justify-single-word="false"/>
      <style:text-properties officeooo:paragraph-rsid="0048eae2"/>
    </style:style>
    <style:style style:name="P178" style:family="paragraph" style:parent-style-name="Text">
      <style:text-properties officeooo:rsid="00442412" officeooo:paragraph-rsid="00442412"/>
    </style:style>
    <style:style style:name="P179" style:family="paragraph" style:parent-style-name="Text">
      <style:text-properties officeooo:rsid="003c5077" officeooo:paragraph-rsid="003c5077"/>
    </style:style>
    <style:style style:name="P180" style:family="paragraph" style:parent-style-name="Text">
      <style:text-properties officeooo:rsid="003cd7c0" officeooo:paragraph-rsid="003cd7c0"/>
    </style:style>
    <style:style style:name="P181" style:family="paragraph" style:parent-style-name="Text">
      <style:text-properties officeooo:rsid="003d4013" officeooo:paragraph-rsid="003d4013"/>
    </style:style>
    <style:style style:name="P182" style:family="paragraph" style:parent-style-name="Text">
      <style:text-properties officeooo:rsid="003dec7f" officeooo:paragraph-rsid="003dec7f"/>
    </style:style>
    <style:style style:name="P183" style:family="paragraph" style:parent-style-name="Text">
      <style:text-properties officeooo:rsid="003e673c" officeooo:paragraph-rsid="003e673c"/>
    </style:style>
    <style:style style:name="P184" style:family="paragraph" style:parent-style-name="Text">
      <style:text-properties officeooo:rsid="003f3d21" officeooo:paragraph-rsid="003f3d21"/>
    </style:style>
    <style:style style:name="P185" style:family="paragraph" style:parent-style-name="Text">
      <style:text-properties officeooo:rsid="0048eae2" officeooo:paragraph-rsid="0048eae2"/>
    </style:style>
    <style:style style:name="P186" style:family="paragraph" style:parent-style-name="Text">
      <style:paragraph-properties fo:margin-top="0cm" fo:margin-bottom="0cm" style:contextual-spacing="false"/>
    </style:style>
    <style:style style:name="P187" style:family="paragraph" style:parent-style-name="Standard">
      <style:text-properties fo:language="en" fo:country="GB" officeooo:rsid="00151c40" officeooo:paragraph-rsid="004d2877" style:language-complex="ar" style:country-complex="SA"/>
    </style:style>
    <style:style style:name="P188" style:family="paragraph" style:parent-style-name="Standard">
      <style:text-properties fo:language="en" fo:country="GB" officeooo:rsid="00151c40" officeooo:paragraph-rsid="001a8950" style:language-complex="ar" style:country-complex="SA"/>
    </style:style>
    <style:style style:name="P189" style:family="paragraph" style:parent-style-name="Standard">
      <style:text-properties fo:language="en" fo:country="GB" officeooo:rsid="00151c40" officeooo:paragraph-rsid="004e74bf" style:language-complex="ar" style:country-complex="SA"/>
    </style:style>
    <style:style style:name="P190" style:family="paragraph" style:parent-style-name="Heading_20_1">
      <style:text-properties fo:language="en" fo:country="GB" officeooo:rsid="00152d68" officeooo:paragraph-rsid="00152d68" style:language-complex="ar" style:country-complex="SA"/>
    </style:style>
    <style:style style:name="P191" style:family="paragraph" style:parent-style-name="Heading_20_1">
      <style:text-properties officeooo:rsid="001626e0"/>
    </style:style>
    <style:style style:name="P192" style:family="paragraph" style:parent-style-name="Heading_20_1">
      <style:paragraph-properties fo:break-before="page"/>
      <style:text-properties fo:language="en" fo:country="GB" officeooo:rsid="00151c40" officeooo:paragraph-rsid="00151c40" style:language-complex="ar" style:country-complex="SA"/>
    </style:style>
    <style:style style:name="P193" style:family="paragraph" style:parent-style-name="Heading_20_1">
      <style:paragraph-properties fo:break-before="page"/>
      <style:text-properties officeooo:rsid="001a8950"/>
    </style:style>
    <style:style style:name="P194" style:family="paragraph" style:parent-style-name="Heading_20_2">
      <style:text-properties officeooo:rsid="00152d68"/>
    </style:style>
    <style:style style:name="P195" style:family="paragraph" style:parent-style-name="Heading_20_2">
      <style:text-properties officeooo:rsid="001626e0"/>
    </style:style>
    <style:style style:name="P196" style:family="paragraph" style:parent-style-name="Heading_20_2">
      <style:text-properties officeooo:rsid="001626e0" officeooo:paragraph-rsid="001626e0"/>
    </style:style>
    <style:style style:name="P197" style:family="paragraph" style:parent-style-name="Heading_20_2">
      <style:text-properties officeooo:rsid="0017d83e"/>
    </style:style>
    <style:style style:name="P198" style:family="paragraph" style:parent-style-name="Heading_20_2">
      <style:text-properties officeooo:rsid="0023d2f8"/>
    </style:style>
    <style:style style:name="P199" style:family="paragraph" style:parent-style-name="Heading_20_2" style:list-style-name="">
      <style:paragraph-properties fo:orphans="2" fo:widows="2" fo:hyphenation-ladder-count="no-limit"/>
      <style:text-properties officeooo:rsid="00151c40" fo:hyphenate="true" fo:hyphenation-remain-char-count="2" fo:hyphenation-push-char-count="2"/>
    </style:style>
    <style:style style:name="P200" style:family="paragraph" style:parent-style-name="Heading_20_2">
      <style:text-properties officeooo:rsid="001a8950"/>
    </style:style>
    <style:style style:name="P201" style:family="paragraph" style:parent-style-name="Heading_20_2" style:list-style-name="">
      <style:paragraph-properties fo:orphans="2" fo:widows="2" fo:hyphenation-ladder-count="no-limit"/>
      <style:text-properties officeooo:rsid="001a8950" fo:hyphenate="true" fo:hyphenation-remain-char-count="2" fo:hyphenation-push-char-count="2"/>
    </style:style>
    <style:style style:name="P202" style:family="paragraph" style:parent-style-name="Heading_20_2">
      <style:text-properties officeooo:rsid="001b75ca"/>
    </style:style>
    <style:style style:name="P203" style:family="paragraph" style:parent-style-name="Heading_20_2">
      <style:text-properties officeooo:rsid="001b75ca" officeooo:paragraph-rsid="001b75ca"/>
    </style:style>
    <style:style style:name="P204" style:family="paragraph" style:parent-style-name="Heading_20_2">
      <style:paragraph-properties fo:break-before="page"/>
    </style:style>
    <style:style style:name="P205" style:family="paragraph" style:parent-style-name="Heading_20_2">
      <style:paragraph-properties fo:break-before="page"/>
      <style:text-properties officeooo:rsid="00151c40"/>
    </style:style>
    <style:style style:name="P206" style:family="paragraph" style:parent-style-name="Heading_20_2">
      <style:paragraph-properties fo:break-before="page"/>
      <style:text-properties officeooo:rsid="001a8950"/>
    </style:style>
    <style:style style:name="P207" style:family="paragraph" style:parent-style-name="Heading_20_2">
      <style:paragraph-properties fo:break-before="page"/>
      <style:text-properties officeooo:rsid="001a8950" officeooo:paragraph-rsid="001a8950"/>
    </style:style>
    <style:style style:name="P208" style:family="paragraph" style:parent-style-name="Heading_20_3">
      <style:text-properties officeooo:rsid="00151c40"/>
    </style:style>
    <style:style style:name="P209" style:family="paragraph" style:parent-style-name="Heading_20_3">
      <style:text-properties officeooo:paragraph-rsid="00442412"/>
    </style:style>
    <style:style style:name="P210" style:family="paragraph" style:parent-style-name="Heading_20_3">
      <style:text-properties officeooo:paragraph-rsid="001b75ca"/>
    </style:style>
    <style:style style:name="P211" style:family="paragraph" style:parent-style-name="Heading_20_3">
      <style:text-properties officeooo:paragraph-rsid="001a8950"/>
    </style:style>
    <style:style style:name="P212" style:family="paragraph" style:parent-style-name="Heading_20_3" style:list-style-name="">
      <style:paragraph-properties fo:orphans="2" fo:widows="2" fo:hyphenation-ladder-count="no-limit"/>
      <style:text-properties officeooo:rsid="001a8950" fo:hyphenate="true" fo:hyphenation-remain-char-count="2" fo:hyphenation-push-char-count="2"/>
    </style:style>
    <style:style style:name="P213" style:family="paragraph" style:parent-style-name="Heading_20_3">
      <style:text-properties officeooo:paragraph-rsid="004106b8"/>
    </style:style>
    <style:style style:name="P214" style:family="paragraph" style:parent-style-name="Heading_20_3">
      <style:text-properties officeooo:rsid="004106b8"/>
    </style:style>
    <style:style style:name="P215" style:family="paragraph" style:parent-style-name="Heading_20_3">
      <style:text-properties officeooo:rsid="0026741b"/>
    </style:style>
    <style:style style:name="P216" style:family="paragraph" style:parent-style-name="Heading_20_3">
      <style:text-properties officeooo:rsid="0026741b" officeooo:paragraph-rsid="0026741b"/>
    </style:style>
    <style:style style:name="P217" style:family="paragraph" style:parent-style-name="Heading_20_3">
      <style:text-properties officeooo:rsid="00261a0c"/>
    </style:style>
    <style:style style:name="P218" style:family="paragraph" style:parent-style-name="Heading_20_3">
      <style:text-properties officeooo:rsid="003cd7c0" officeooo:paragraph-rsid="003cd7c0"/>
    </style:style>
    <style:style style:name="P219" style:family="paragraph" style:parent-style-name="Heading_20_3">
      <style:text-properties officeooo:rsid="003dec7f"/>
    </style:style>
    <style:style style:name="P220" style:family="paragraph" style:parent-style-name="Heading_20_3">
      <style:text-properties officeooo:rsid="0034813b"/>
    </style:style>
    <style:style style:name="P221" style:family="paragraph" style:parent-style-name="Heading_20_3">
      <style:text-properties officeooo:rsid="0034813b" officeooo:paragraph-rsid="003e673c"/>
    </style:style>
    <style:style style:name="P222" style:family="paragraph" style:parent-style-name="Heading_20_3">
      <style:text-properties officeooo:rsid="003f3d21"/>
    </style:style>
    <style:style style:name="P223" style:family="paragraph" style:parent-style-name="Heading_20_3">
      <style:text-properties officeooo:rsid="003310b6"/>
    </style:style>
    <style:style style:name="P224" style:family="paragraph" style:parent-style-name="Heading_20_3">
      <style:text-properties officeooo:rsid="00324469"/>
    </style:style>
    <style:style style:name="P225" style:family="paragraph" style:parent-style-name="Heading_20_3" style:list-style-name="">
      <style:paragraph-properties fo:orphans="2" fo:widows="2" fo:hyphenation-ladder-count="no-limit"/>
      <style:text-properties officeooo:rsid="003b4879" fo:hyphenate="true" fo:hyphenation-remain-char-count="2" fo:hyphenation-push-char-count="2"/>
    </style:style>
    <style:style style:name="P226" style:family="paragraph" style:parent-style-name="Heading_20_3">
      <style:text-properties officeooo:rsid="001b75ca"/>
    </style:style>
    <style:style style:name="P227" style:family="paragraph" style:parent-style-name="Heading_20_3">
      <style:text-properties officeooo:rsid="001dce0c"/>
    </style:style>
    <style:style style:name="P228" style:family="paragraph" style:parent-style-name="Heading_20_3">
      <style:text-properties officeooo:paragraph-rsid="0023bf44"/>
    </style:style>
    <style:style style:name="P229" style:family="paragraph" style:parent-style-name="Heading_20_3">
      <style:paragraph-properties fo:break-before="page"/>
      <style:text-properties officeooo:rsid="003b4879"/>
    </style:style>
    <style:style style:name="P230" style:family="paragraph" style:parent-style-name="Heading_20_3">
      <style:paragraph-properties fo:break-before="page"/>
      <style:text-properties officeooo:rsid="001a8950"/>
    </style:style>
    <style:style style:name="P231" style:family="paragraph" style:parent-style-name="Heading_20_4">
      <style:text-properties officeooo:rsid="002b88a1"/>
    </style:style>
    <style:style style:name="P232" style:family="paragraph" style:parent-style-name="Heading_20_4">
      <style:text-properties officeooo:rsid="00442412"/>
    </style:style>
    <style:style style:name="P233" style:family="paragraph" style:parent-style-name="Heading_20_4">
      <style:text-properties officeooo:rsid="002d1a86"/>
    </style:style>
    <style:style style:name="P234" style:family="paragraph" style:parent-style-name="Heading_20_4">
      <style:text-properties officeooo:rsid="002df7f4"/>
    </style:style>
    <style:style style:name="P235" style:family="paragraph" style:parent-style-name="Heading_20_4">
      <style:text-properties officeooo:paragraph-rsid="0042f5c7"/>
    </style:style>
    <style:style style:name="P236" style:family="paragraph" style:parent-style-name="Heading_20_4">
      <style:text-properties officeooo:paragraph-rsid="004106b8"/>
    </style:style>
    <style:style style:name="P237" style:family="paragraph" style:parent-style-name="Heading_20_4">
      <style:text-properties officeooo:paragraph-rsid="0043385a"/>
    </style:style>
    <style:style style:name="P238" style:family="paragraph" style:parent-style-name="Heading_20_4">
      <style:text-properties officeooo:rsid="003dec7f"/>
    </style:style>
    <style:style style:name="P239" style:family="paragraph" style:parent-style-name="Heading_20_4">
      <style:text-properties officeooo:paragraph-rsid="003f3d21"/>
    </style:style>
    <style:style style:name="P240" style:family="paragraph" style:parent-style-name="Heading_20_4">
      <style:text-properties officeooo:rsid="003cd7c0"/>
    </style:style>
    <style:style style:name="P241" style:family="paragraph" style:parent-style-name="Heading_20_4">
      <style:text-properties officeooo:rsid="003772c3"/>
    </style:style>
    <style:style style:name="P242" style:family="paragraph" style:parent-style-name="Heading_20_4">
      <style:text-properties officeooo:rsid="003946f3"/>
    </style:style>
    <style:style style:name="P243" style:family="paragraph" style:parent-style-name="Heading_20_4">
      <style:text-properties officeooo:rsid="001c8c6a"/>
    </style:style>
    <style:style style:name="P244" style:family="paragraph" style:parent-style-name="Heading_20_4">
      <style:text-properties officeooo:rsid="001c8c6a" officeooo:paragraph-rsid="001dce0c"/>
    </style:style>
    <style:style style:name="P245" style:family="paragraph" style:parent-style-name="Heading_20_4">
      <style:text-properties officeooo:rsid="001c8c6a" officeooo:paragraph-rsid="0048eae2"/>
    </style:style>
    <style:style style:name="P246" style:family="paragraph" style:parent-style-name="Heading_20_4">
      <style:text-properties officeooo:rsid="001b75ca"/>
    </style:style>
    <style:style style:name="P247" style:family="paragraph" style:parent-style-name="Heading_20_4">
      <style:text-properties officeooo:rsid="001b75ca" officeooo:paragraph-rsid="001dce0c"/>
    </style:style>
    <style:style style:name="P248" style:family="paragraph" style:parent-style-name="Heading_20_4">
      <style:text-properties officeooo:rsid="0048eae2" officeooo:paragraph-rsid="0048eae2"/>
    </style:style>
    <style:style style:name="P249" style:family="paragraph" style:parent-style-name="Header" style:master-page-name="First_20_Page">
      <style:paragraph-properties style:page-number="auto">
        <style:tab-stops/>
      </style:paragraph-properties>
      <style:text-properties fo:language="zxx" fo:country="none" style:language-asian="zxx" style:country-asian="none"/>
    </style:style>
    <style:style style:name="P250" style:family="paragraph" style:parent-style-name="Text" style:master-page-name="Left_20_Page">
      <style:paragraph-properties style:page-number="auto"/>
    </style:style>
    <style:style style:name="P251" style:family="paragraph" style:parent-style-name="Text" style:list-style-name="L1"/>
    <style:style style:name="P252" style:family="paragraph" style:parent-style-name="Contents_20_1">
      <style:paragraph-properties>
        <style:tab-stops>
          <style:tab-stop style:position="17cm" style:type="right" style:leader-style="dotted" style:leader-text="."/>
        </style:tab-stops>
      </style:paragraph-properties>
    </style:style>
    <style:style style:name="P253" style:family="paragraph" style:parent-style-name="Contents_20_2">
      <style:paragraph-properties>
        <style:tab-stops>
          <style:tab-stop style:position="17cm" style:type="right" style:leader-style="dotted" style:leader-text="."/>
        </style:tab-stops>
      </style:paragraph-properties>
    </style:style>
    <style:style style:name="P254" style:family="paragraph" style:parent-style-name="Table_20_Contents">
      <style:text-properties officeooo:rsid="004b289a" officeooo:paragraph-rsid="004b289a"/>
    </style:style>
    <style:style style:name="T1" style:family="text">
      <style:text-properties style:text-outline="true" style:font-name="Pump Demi Bold LET" fo:font-size="13pt" fo:text-shadow="1pt 1pt" style:font-size-asian="13pt" style:font-size-complex="13pt"/>
    </style:style>
    <style:style style:name="T2" style:family="text">
      <style:text-properties officeooo:rsid="00151c40"/>
    </style:style>
    <style:style style:name="T3" style:family="text">
      <style:text-properties style:font-name="Tahoma"/>
    </style:style>
    <style:style style:name="T4" style:family="text">
      <style:text-properties style:font-name="Tahoma" style:font-name-asian="Times New Roman" style:font-name-complex="Times New Roman"/>
    </style:style>
    <style:style style:name="T5" style:family="text">
      <style:text-properties fo:language="en" fo:country="GB" style:language-complex="ar" style:country-complex="SA"/>
    </style:style>
    <style:style style:name="T6" style:family="text">
      <style:text-properties fo:language="en" fo:country="GB" officeooo:rsid="00152d68" style:language-complex="ar" style:country-complex="SA"/>
    </style:style>
    <style:style style:name="T7" style:family="text">
      <style:text-properties fo:language="en" fo:country="GB" officeooo:rsid="00151c40" style:language-complex="ar" style:country-complex="SA"/>
    </style:style>
    <style:style style:name="T8" style:family="text">
      <style:text-properties fo:language="en" fo:country="GB" officeooo:rsid="001a8950" style:language-complex="ar" style:country-complex="SA"/>
    </style:style>
    <style:style style:name="T9" style:family="text">
      <style:text-properties fo:language="en" fo:country="GB" officeooo:rsid="001b75ca" style:language-complex="ar" style:country-complex="SA"/>
    </style:style>
    <style:style style:name="T10" style:family="text">
      <style:text-properties fo:language="en" fo:country="GB" officeooo:rsid="001dce0c" style:language-complex="ar" style:country-complex="SA"/>
    </style:style>
    <style:style style:name="T11" style:family="text">
      <style:text-properties fo:language="en" fo:country="GB" officeooo:rsid="0023bf44" style:language-complex="ar" style:country-complex="SA"/>
    </style:style>
    <style:style style:name="T12" style:family="text">
      <style:text-properties fo:language="en" fo:country="GB" officeooo:rsid="002b88a1" style:language-complex="ar" style:country-complex="SA"/>
    </style:style>
    <style:style style:name="T13" style:family="text">
      <style:text-properties fo:language="en" fo:country="GB" officeooo:rsid="0032db4b" style:language-complex="ar" style:country-complex="SA"/>
    </style:style>
    <style:style style:name="T14" style:family="text">
      <style:text-properties fo:language="en" fo:country="GB" officeooo:rsid="003310b6" style:language-complex="ar" style:country-complex="SA"/>
    </style:style>
    <style:style style:name="T15" style:family="text">
      <style:text-properties fo:font-size="18pt" style:font-size-asian="18pt"/>
    </style:style>
    <style:style style:name="T16" style:family="text">
      <style:text-properties fo:color="#000000"/>
    </style:style>
    <style:style style:name="T17" style:family="text">
      <style:text-properties fo:color="#000000" officeooo:rsid="00152d68" style:font-name-asian="Courier New3" style:font-name-complex="Courier New3" style:font-size-complex="10pt"/>
    </style:style>
    <style:style style:name="T18" style:family="text">
      <style:text-properties fo:color="#000000" officeooo:rsid="00152d68" style:font-name-asian="Courier New3" style:font-name-complex="Courier New3" style:font-size-complex="10pt" style:language-complex="ar" style:country-complex="SA"/>
    </style:style>
    <style:style style:name="T19" style:family="text">
      <style:text-properties fo:color="#000000" officeooo:rsid="001dce0c" style:font-name-asian="Courier New3" style:font-name-complex="Courier New3" style:font-size-complex="10pt"/>
    </style:style>
    <style:style style:name="T20" style:family="text">
      <style:text-properties fo:color="#000000" officeooo:rsid="001ec66d" style:font-name-asian="Courier New3" style:font-name-complex="Courier New3" style:font-size-complex="10pt"/>
    </style:style>
    <style:style style:name="T21" style:family="text">
      <style:text-properties fo:color="#000000" officeooo:rsid="00442412" style:font-name-asian="Courier New3" style:font-name-complex="Courier New3" style:font-size-complex="10pt"/>
    </style:style>
    <style:style style:name="T22" style:family="text">
      <style:text-properties fo:color="#000000" fo:font-weight="bold" style:font-weight-asian="bold" style:font-weight-complex="bold"/>
    </style:style>
    <style:style style:name="T23" style:family="text">
      <style:text-properties fo:color="#000000" officeooo:rsid="0034813b"/>
    </style:style>
    <style:style style:name="T24" style:family="text">
      <style:text-properties fo:color="#000000" officeooo:rsid="003653ed"/>
    </style:style>
    <style:style style:name="T25" style:family="text">
      <style:text-properties fo:color="#000000" officeooo:rsid="001a8950"/>
    </style:style>
    <style:style style:name="T26" style:family="text">
      <style:text-properties fo:color="#000000" officeooo:rsid="0047589f"/>
    </style:style>
    <style:style style:name="T27" style:family="text">
      <style:text-properties officeooo:rsid="00152d68" style:language-complex="ar" style:country-complex="SA"/>
    </style:style>
    <style:style style:name="T28" style:family="text">
      <style:text-properties officeooo:rsid="001626e0"/>
    </style:style>
    <style:style style:name="T29" style:family="text">
      <style:text-properties officeooo:rsid="0017d83e"/>
    </style:style>
    <style:style style:name="T30" style:family="text">
      <style:text-properties officeooo:rsid="0018544b"/>
    </style:style>
    <style:style style:name="T31" style:family="text">
      <style:text-properties officeooo:rsid="0019530e"/>
    </style:style>
    <style:style style:name="T32" style:family="text">
      <style:text-properties officeooo:rsid="001a8950"/>
    </style:style>
    <style:style style:name="T33" style:family="text">
      <style:text-properties officeooo:rsid="001b75ca"/>
    </style:style>
    <style:style style:name="T34" style:family="text">
      <style:text-properties fo:color="#7f0055" fo:font-weight="bold" style:font-weight-asian="bold" style:font-weight-complex="bold"/>
    </style:style>
    <style:style style:name="T35" style:family="text">
      <style:text-properties fo:color="#7f0055" fo:font-weight="bold" officeooo:rsid="0034813b" style:font-weight-asian="bold" style:font-weight-complex="bold"/>
    </style:style>
    <style:style style:name="T36" style:family="text">
      <style:text-properties fo:color="#7f0055" fo:font-weight="bold" officeooo:rsid="003653ed" style:font-weight-asian="bold" style:font-weight-complex="bold"/>
    </style:style>
    <style:style style:name="T37" style:family="text">
      <style:text-properties fo:color="#7f0055" fo:font-weight="bold" officeooo:rsid="001a8950" style:font-weight-asian="bold" style:font-weight-complex="bold"/>
    </style:style>
    <style:style style:name="T38" style:family="text">
      <style:text-properties fo:color="#7f0055" fo:font-weight="bold" officeooo:rsid="0047589f" style:font-weight-asian="bold" style:font-weight-complex="bold"/>
    </style:style>
    <style:style style:name="T39" style:family="text">
      <style:text-properties fo:color="#0000c0"/>
    </style:style>
    <style:style style:name="T40" style:family="text">
      <style:text-properties fo:color="#0000c0" fo:font-style="italic" style:font-style-asian="italic" style:font-style-complex="italic"/>
    </style:style>
    <style:style style:name="T41" style:family="text">
      <style:text-properties fo:color="#3f7f5f"/>
    </style:style>
    <style:style style:name="T42" style:family="text">
      <style:text-properties fo:color="#3f7f5f" officeooo:rsid="0020649c"/>
    </style:style>
    <style:style style:name="T43" style:family="text">
      <style:text-properties fo:color="#3f7f5f" officeooo:rsid="003772c3"/>
    </style:style>
    <style:style style:name="T44" style:family="text">
      <style:text-properties fo:color="#3f7f5f" officeooo:rsid="0048eae2"/>
    </style:style>
    <style:style style:name="T45" style:family="text">
      <style:text-properties fo:color="#005032"/>
    </style:style>
    <style:style style:name="T46" style:family="text">
      <style:text-properties officeooo:rsid="001c8c6a"/>
    </style:style>
    <style:style style:name="T47" style:family="text">
      <style:text-properties style:text-position="sub 58%" officeooo:rsid="001c8c6a"/>
    </style:style>
    <style:style style:name="T48" style:family="text">
      <style:text-properties officeooo:rsid="001dce0c"/>
    </style:style>
    <style:style style:name="T49" style:family="text">
      <style:text-properties officeooo:rsid="0023bf44"/>
    </style:style>
    <style:style style:name="T50" style:family="text">
      <style:text-properties officeooo:rsid="0023c5dd"/>
    </style:style>
    <style:style style:name="T51" style:family="text">
      <style:text-properties officeooo:rsid="0023d2f8"/>
    </style:style>
    <style:style style:name="T52" style:family="text">
      <style:text-properties fo:font-size="10pt" officeooo:rsid="00252620" style:font-size-asian="10pt" style:font-size-complex="10pt"/>
    </style:style>
    <style:style style:name="T53" style:family="text">
      <style:text-properties fo:font-size="10pt" officeooo:rsid="0025a652" style:font-size-asian="10pt" style:font-size-complex="10pt"/>
    </style:style>
    <style:style style:name="T54" style:family="text">
      <style:text-properties fo:font-size="10pt" officeooo:rsid="00324469" style:font-size-asian="10pt" style:font-size-complex="10pt"/>
    </style:style>
    <style:style style:name="T55" style:family="text">
      <style:text-properties fo:font-size="10pt" officeooo:rsid="0034813b" style:font-size-asian="10pt" style:font-size-complex="10pt"/>
    </style:style>
    <style:style style:name="T56" style:family="text">
      <style:text-properties fo:font-size="10pt" officeooo:rsid="003653ed" style:font-size-asian="10pt" style:font-size-complex="10pt"/>
    </style:style>
    <style:style style:name="T57" style:family="text">
      <style:text-properties fo:font-size="10pt" officeooo:rsid="003dec7f" style:font-size-asian="10pt" style:font-size-complex="10pt"/>
    </style:style>
    <style:style style:name="T58" style:family="text">
      <style:text-properties fo:font-size="10pt" officeooo:rsid="003e673c" style:font-size-asian="10pt" style:font-size-complex="10pt"/>
    </style:style>
    <style:style style:name="T59" style:family="text">
      <style:text-properties officeooo:rsid="0025a652"/>
    </style:style>
    <style:style style:name="T60" style:family="text">
      <style:text-properties officeooo:rsid="00261a0c"/>
    </style:style>
    <style:style style:name="T61" style:family="text">
      <style:text-properties officeooo:rsid="0026741b"/>
    </style:style>
    <style:style style:name="T62" style:family="text">
      <style:text-properties officeooo:rsid="00281551"/>
    </style:style>
    <style:style style:name="T63" style:family="text">
      <style:text-properties officeooo:rsid="002b88a1"/>
    </style:style>
    <style:style style:name="T64" style:family="text">
      <style:text-properties fo:font-weight="bold" style:font-weight-asian="bold" style:font-weight-complex="bold"/>
    </style:style>
    <style:style style:name="T65" style:family="text">
      <style:text-properties fo:font-weight="bold" officeooo:rsid="002d1a86" style:font-weight-asian="bold" style:font-weight-complex="bold"/>
    </style:style>
    <style:style style:name="T66" style:family="text">
      <style:text-properties fo:font-weight="bold" officeooo:rsid="003ac6de" style:font-weight-asian="bold" style:font-weight-complex="bold"/>
    </style:style>
    <style:style style:name="T67" style:family="text">
      <style:text-properties fo:font-weight="bold" officeooo:rsid="003c5077" style:font-weight-asian="bold" style:font-weight-complex="bold"/>
    </style:style>
    <style:style style:name="T68" style:family="text">
      <style:text-properties fo:font-weight="bold" officeooo:rsid="003e673c" style:font-weight-asian="bold" style:font-weight-complex="bold"/>
    </style:style>
    <style:style style:name="T69" style:family="text">
      <style:text-properties fo:font-weight="bold" officeooo:rsid="004106b8" style:font-weight-asian="bold" style:font-weight-complex="bold"/>
    </style:style>
    <style:style style:name="T70" style:family="text">
      <style:text-properties fo:font-weight="bold" officeooo:rsid="0043385a" style:font-weight-asian="bold" style:font-weight-complex="bold"/>
    </style:style>
    <style:style style:name="T71" style:family="text">
      <style:text-properties fo:font-weight="bold" officeooo:rsid="004b289a" style:font-weight-asian="bold" style:font-weight-complex="bold"/>
    </style:style>
    <style:style style:name="T72" style:family="text">
      <style:text-properties fo:font-weight="bold" officeooo:rsid="004d2877" style:font-weight-asian="bold" style:font-weight-complex="bold"/>
    </style:style>
    <style:style style:name="T73" style:family="text">
      <style:text-properties officeooo:rsid="002bf5ba"/>
    </style:style>
    <style:style style:name="T74" style:family="text">
      <style:text-properties officeooo:rsid="002d1a86"/>
    </style:style>
    <style:style style:name="T75" style:family="text">
      <style:text-properties fo:font-style="italic" style:font-style-asian="italic" style:font-style-complex="italic"/>
    </style:style>
    <style:style style:name="T76" style:family="text">
      <style:text-properties fo:font-style="italic" officeooo:rsid="002bf5ba" style:font-style-asian="italic" style:font-style-complex="italic"/>
    </style:style>
    <style:style style:name="T77" style:family="text">
      <style:text-properties fo:font-style="italic" officeooo:rsid="002d1a86" style:font-style-asian="italic" style:font-style-complex="italic"/>
    </style:style>
    <style:style style:name="T78" style:family="text">
      <style:text-properties fo:font-style="italic" officeooo:rsid="003dec7f" style:font-style-asian="italic" style:font-style-complex="italic"/>
    </style:style>
    <style:style style:name="T79" style:family="text">
      <style:text-properties officeooo:rsid="002df7f4"/>
    </style:style>
    <style:style style:name="T80" style:family="text">
      <style:text-properties officeooo:rsid="00305769"/>
    </style:style>
    <style:style style:name="T81" style:family="text">
      <style:text-properties officeooo:rsid="00324469"/>
    </style:style>
    <style:style style:name="T82" style:family="text">
      <style:text-properties officeooo:rsid="0034813b" style:font-size-complex="10pt"/>
    </style:style>
    <style:style style:name="T83" style:family="text">
      <style:text-properties officeooo:rsid="0032db4b"/>
    </style:style>
    <style:style style:name="T84" style:family="text">
      <style:text-properties officeooo:rsid="003310b6"/>
    </style:style>
    <style:style style:name="T85" style:family="text">
      <style:text-properties officeooo:rsid="0034813b"/>
    </style:style>
    <style:style style:name="T86" style:family="text">
      <style:text-properties officeooo:rsid="003946f3"/>
    </style:style>
    <style:style style:name="T87" style:family="text">
      <style:text-properties officeooo:rsid="003ac6de"/>
    </style:style>
    <style:style style:name="T88" style:family="text">
      <style:text-properties fo:font-weight="normal" style:font-weight-asian="normal" style:font-weight-complex="normal"/>
    </style:style>
    <style:style style:name="T89" style:family="text">
      <style:text-properties officeooo:rsid="003c4065"/>
    </style:style>
    <style:style style:name="T90" style:family="text">
      <style:text-properties officeooo:rsid="003c5077"/>
    </style:style>
    <style:style style:name="T91" style:family="text">
      <style:text-properties officeooo:rsid="003cd7c0"/>
    </style:style>
    <style:style style:name="T92" style:family="text">
      <style:text-properties officeooo:rsid="003d4013"/>
    </style:style>
    <style:style style:name="T93" style:family="text">
      <style:text-properties officeooo:rsid="003dec7f"/>
    </style:style>
    <style:style style:name="T94" style:family="text">
      <style:text-properties officeooo:rsid="003e673c"/>
    </style:style>
    <style:style style:name="T95" style:family="text">
      <style:text-properties officeooo:rsid="003f3d21"/>
    </style:style>
    <style:style style:name="T96" style:family="text">
      <style:text-properties officeooo:rsid="004106b8"/>
    </style:style>
    <style:style style:name="T97" style:family="text">
      <style:text-properties officeooo:rsid="0042f5c7"/>
    </style:style>
    <style:style style:name="T98" style:family="text">
      <style:text-properties officeooo:rsid="0043385a"/>
    </style:style>
    <style:style style:name="T99" style:family="text">
      <style:text-properties officeooo:rsid="00442412"/>
    </style:style>
    <style:style style:name="T100" style:family="text">
      <style:text-properties officeooo:rsid="0045e147"/>
    </style:style>
    <style:style style:name="T101" style:family="text">
      <style:text-properties officeooo:rsid="0048eae2"/>
    </style:style>
    <style:style style:name="T102" style:family="text">
      <style:text-properties officeooo:rsid="0049433c"/>
    </style:style>
    <style:style style:name="T103" style:family="text">
      <style:text-properties officeooo:rsid="004b289a"/>
    </style:style>
    <style:style style:name="T104" style:family="text">
      <style:text-properties officeooo:rsid="004d2877"/>
    </style:style>
    <style:style style:name="T105" style:family="text">
      <style:text-properties officeooo:rsid="004e74bf"/>
    </style:style>
    <style:style style:name="fr1" style:family="graphic" style:parent-style-name="Frame">
      <style:graphic-properties fo:margin-left="0.319cm" fo:margin-right="0.319cm" style:wrap="run-through" style:number-wrapped-paragraphs="no-limit" style:vertical-pos="from-top" style:vertical-rel="page-content" style:horizontal-pos="from-left" style:horizontal-rel="page-content" fo:background-color="#ffffff" style:background-transparency="0%" fo:padding-left="0.263cm" fo:padding-right="0.263cm" fo:padding-top="0.136cm" fo:padding-bottom="0.136cm" fo:border="0.51pt solid #808080">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9"><draw:frame draw:style-name="fr1" draw:name="Rahmen1" text:anchor-type="char" svg:x="0.028cm" svg:y="0.026cm" svg:width="16.535cm" svg:height="23.647cm" draw:z-index="0"><draw:text-box><text:p text:style-name="P69">digisolutions</text:p><text:p text:style-name="P68"/><text:p text:style-name="P71">DV-RPTR</text:p><text:p text:style-name="P70"/><text:p text:style-name="P74">USB / serial interface specification</text:p><text:p text:style-name="P73">for open source firmware version 1.10 to 1.69b</text:p><text:p text:style-name="P72"/><text:p text:style-name="P71">developer manual</text:p><text:p text:style-name="P75"><text:modification-date style:data-style-name="N76">22 January 2014</text:modification-date></text:p><text:p text:style-name="P67"/><text:p text:style-name="P67"/><text:p text:style-name="P67"/><text:p text:style-name="P67"/><text:p text:style-name="P67"/><text:p text:style-name="P67"/><text:p text:style-name="P67"/><text:p text:style-name="P67"/><text:p text:style-name="P67"/><text:p text:style-name="P67"/><text:p text:style-name="P67"/><text:p text:style-name="Deckblatt_20_Center_20_Text"><text:span text:style-name="T15">©</text:span><text:span text:style-name="T15"> </text:span><text:span text:style-name="T15">DO1FJN</text:span><text:span text:style-name="T15">, Jan Alte</text:span></text:p></draw:text-box></draw:frame></text:p>
      <text:p text:style-name="Standard"/>
      <text:p text:style-name="Standard"/>
      <text:p text:style-name="Standard"/>
      <text:p text:style-name="Standard"/>
      <text:p text:style-name="P250"/>
      <text:table-of-content text:style-name="Sect1" text:protected="true" text:name="Inhaltsverzeichni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s</text:p>
          </text:index-title>
          <text:p text:style-name="P252">Scope<text:tab/>3</text:p>
          <text:p text:style-name="P252">Physical connection<text:tab/>3</text:p>
          <text:p text:style-name="P253">USB connection<text:tab/>3</text:p>
          <text:p text:style-name="P253">Serial connection<text:tab/>3</text:p>
          <text:p text:style-name="P252">Data- and packet Formats<text:tab/>3</text:p>
          <text:p text:style-name="P253">PCP1<text:tab/>3</text:p>
          <text:p text:style-name="P253">PCP2<text:tab/>3</text:p>
          <text:p text:style-name="P252">DV-RPTR communication<text:tab/>4</text:p>
          <text:p text:style-name="P253">General<text:tab/>4</text:p>
          <text:p text:style-name="P253">Structure of command byte<text:tab/>4</text:p>
          <text:p text:style-name="P253">Timing, gap and limit considerations<text:tab/>4</text:p>
          <text:p text:style-name="P253">Hotspot/Repeater Messages<text:tab/>5</text:p>
          <text:p text:style-name="P253">Requests<text:tab/>5</text:p>
          <text:p text:style-name="P253">Commands<text:tab/>8</text:p>
          <text:p text:style-name="P253">Transmitting D-Star Data<text:tab/>12</text:p>
          <text:p text:style-name="P253">Receiving D-Star Data<text:tab/>15</text:p>
          <text:p text:style-name="P252">DV-RPTR configuration<text:tab/>19</text:p>
          <text:p text:style-name="P253">Structure of a configuration block<text:tab/>19</text:p>
          <text:p text:style-name="P253">List of configuration blocks<text:tab/>19</text:p>
          <text:p text:style-name="P253">Configuration details<text:tab/>19</text:p>
        </text:index-body>
      </text:table-of-content>
      <text:p text:style-name="Text"/>
      <text:h text:style-name="P192" text:outline-level="1">Scope</text:h>
      <text:p text:style-name="Text">This document describes how the communication between a DV-RPTR board (with open source firmware installed) or similar and a PC or embedded computer works.</text:p>
      <text:p text:style-name="P80"/>
      <text:h text:style-name="P190" text:outline-level="1">Physical connection</text:h>
      <text:h text:style-name="P194" text:outline-level="2">USB connection</text:h>
      <text:p text:style-name="Text"><text:span text:style-name="T6">The DV-RPTR uses the PID of Atmel </text:span><text:span text:style-name="ScreenText"><text:span text:style-name="T27">(</text:span></text:span><text:span text:style-name="ScreenText"><text:span text:style-name="T17">0x03EB)</text:span></text:span><text:span text:style-name="T6"> and the VID of the CDC example </text:span><text:span text:style-name="ScreenText"><text:span text:style-name="T27">(</text:span></text:span><text:span text:style-name="ScreenText"><text:span text:style-name="T18">0x2307</text:span></text:span><text:span text:style-name="ScreenText"><text:span text:style-name="T27">)</text:span></text:span><text:span text:style-name="T6">. It implements a 'communication device class' device and need no special handling like other USB serial devices. All 'physical' parameters (baudrate, stop-bits, flow-control) are ignored (don't care).</text:span></text:p>
      <text:h text:style-name="P194" text:outline-level="2">Serial connection</text:h>
      <text:p text:style-name="Text">As 2nd possible interface a DV-RPTR has a real serial 2-wire connection (TxD, RxD; 5V tolerant CMOS level pins). This interface can be used, if no AMBE addon board is present.</text:p>
      <text:p text:style-name="Text">The physical parameter are fixed to 115200baud 8N1, no flowcontrol.</text:p>
      <text:p text:style-name="P108"/>
      <text:h text:style-name="P191" text:outline-level="1">Data- and packet Formats</text:h>
      <text:p text:style-name="Text">All data send to or receive from a DV-RPTR are framed in packets. This packets are used to identify the beginning (time independent) and length of the payload data. Additional a 16bit checksum secures the rest on physical serial connections.</text:p>
      <text:p text:style-name="Text">The packet structure is calles PCP2 (packet communication protocol 2). The previous version (PCP) is used on the modified Siemens C5 radios</text:p>
      <text:h text:style-name="P196" text:outline-level="2">PCP1</text:h>
      <text:p text:style-name="Text">On Siemens C5, PCP is used for communication with the main µP via TTL-serial link (5V; 57600baud 8N1). The protocol is described in SC5BOS development manual.</text:p>
      <text:p text:style-name="Text">The main features:</text:p>
      <text:p text:style-name="Text">- split up into 10 ports (endpoints in C5)</text:p>
      <text:p text:style-name="Text">- up to 256 byte payload</text:p>
      <text:p text:style-name="Text"><text:span text:style-name="T2">- CRC CCITT 16bits (</text:span><text:span text:style-name="T28">ignore</text:span><text:span text:style-name="T2"> leading zeroes)</text:span></text:p>
      <text:p text:style-name="Text">- short frames (3 byte length) with XOR check-byte</text:p>
      <text:h text:style-name="P195" text:outline-level="2">PCP2</text:h>
      <text:p text:style-name="Text">The PCP2 has some improvements:</text:p>
      <text:p text:style-name="Text"><text:span text:style-name="T2">- optional split up into 8 endpoints (c</text:span><text:span text:style-name="T28">ommand-</text:span><text:span text:style-name="T2">byte is now part of payload)</text:span></text:p>
      <text:p text:style-name="Text">- up to 65535 byte payload possible</text:p>
      <text:p text:style-name="Text"><text:span text:style-name="T2">- only one kind of frame and one frame ID (byte </text:span><text:span text:style-name="ScreenText"><text:span text:style-name="T2">'0xD0')</text:span></text:span></text:p>
      <text:p text:style-name="Text"><text:span text:style-name="T2">- CRC CCITT 16bits (</text:span><text:span text:style-name="T28">ignore</text:span><text:span text:style-name="T2"> leading zeroes) </text:span><text:span text:style-name="T28">same </text:span><text:span text:style-name="T2">like PCP, </text:span><text:span text:style-name="T28">check is optional for USB</text:span></text:p>
      <text:h text:style-name="P208" text:outline-level="3">PCP2 frame structure</text:h>
      <table:table table:name="Tabelle5" table:style-name="Tabelle5">
        <table:table-column table:style-name="Tabelle5.A"/>
        <table:table-column table:style-name="Tabelle5.B"/>
        <table:table-row>
          <table:table-cell table:style-name="Tabelle5.A1" office:value-type="string">
            <text:p text:style-name="P58">Pos</text:p>
          </table:table-cell>
          <table:table-cell table:style-name="Tabelle5.A1" office:value-type="string">
            <text:p text:style-name="P60">Meaning</text:p>
          </table:table-cell>
        </table:table-row>
        <table:table-row>
          <table:table-cell table:style-name="Tabelle5.A1" office:value-type="string">
            <text:p text:style-name="P18"><text:span text:style-name="ScreenText"><text:span text:style-name="T51">0</text:span></text:span></text:p>
          </table:table-cell>
          <table:table-cell table:style-name="Tabelle5.A1" office:value-type="string">
            <text:p text:style-name="P79"><text:span text:style-name="T2">START-ID </text:span><text:span text:style-name="ScreenText"><text:span text:style-name="T51">0xD0</text:span></text:span></text:p>
          </table:table-cell>
        </table:table-row>
        <table:table-row>
          <table:table-cell table:style-name="Tabelle5.A1" office:value-type="string">
            <text:p text:style-name="P18"><text:span text:style-name="ScreenText"><text:span text:style-name="T51">1</text:span></text:span></text:p>
          </table:table-cell>
          <table:table-cell table:style-name="Tabelle5.A1" office:value-type="string">
            <text:p text:style-name="P80">Length lower byte (Length of payload only - offset 03 to first crc-byte)</text:p>
          </table:table-cell>
        </table:table-row>
        <text:soft-page-break/>
        <table:table-row>
          <table:table-cell table:style-name="Tabelle5.A1" office:value-type="string">
            <text:p text:style-name="P18"><text:span text:style-name="ScreenText"><text:span text:style-name="T51">2</text:span></text:span></text:p>
          </table:table-cell>
          <table:table-cell table:style-name="Tabelle5.A1" office:value-type="string">
            <text:p text:style-name="P80">Length upper byte (Length is in little endian - "PC ready")</text:p>
          </table:table-cell>
        </table:table-row>
        <table:table-row>
          <table:table-cell table:style-name="Tabelle5.A1" office:value-type="string">
            <text:p text:style-name="P18"><text:span text:style-name="ScreenText"><text:span text:style-name="T51">3</text:span></text:span></text:p>
          </table:table-cell>
          <table:table-cell table:style-name="Tabelle5.A1" office:value-type="string">
            <text:p text:style-name="P80">Payload first byte, should be used as CMD/Message/EP declaration</text:p>
          </table:table-cell>
        </table:table-row>
        <table:table-row>
          <table:table-cell table:style-name="Tabelle5.A1" office:value-type="string">
            <text:p text:style-name="P18"><text:span text:style-name="ScreenText"><text:span text:style-name="T51">4</text:span></text:span></text:p>
          </table:table-cell>
          <table:table-cell table:style-name="Tabelle5.A1" office:value-type="string">
            <text:p text:style-name="P80">Payload 2nd byte</text:p>
          </table:table-cell>
        </table:table-row>
        <table:table-row>
          <table:table-cell table:style-name="Tabelle5.A1" office:value-type="string">
            <text:p text:style-name="P18"/>
          </table:table-cell>
          <table:table-cell table:style-name="Tabelle5.A1" office:value-type="string">
            <text:p text:style-name="P77">...</text:p>
          </table:table-cell>
        </table:table-row>
        <table:table-row>
          <table:table-cell table:style-name="Tabelle5.A1" office:value-type="string">
            <text:p text:style-name="P24">L1</text:p>
          </table:table-cell>
          <table:table-cell table:style-name="Tabelle5.A1" office:value-type="string">
            <text:p text:style-name="P80">CRC upper byte<text:tab/>(L1 is position Length +3)</text:p>
          </table:table-cell>
        </table:table-row>
        <table:table-row>
          <table:table-cell table:style-name="Tabelle5.A1" office:value-type="string">
            <text:p text:style-name="P24">L2</text:p>
          </table:table-cell>
          <table:table-cell table:style-name="Tabelle5.A1" office:value-type="string">
            <text:p text:style-name="P80">CRC lower byte<text:tab/>(L2 is position Length +4)</text:p>
          </table:table-cell>
        </table:table-row>
      </table:table>
      <text:p text:style-name="P81"/>
      <text:h text:style-name="Heading_20_1" text:outline-level="1"><text:span text:style-name="T28">DV-RPTR </text:span><text:span text:style-name="T29">communication</text:span></text:h>
      <text:h text:style-name="P197" text:outline-level="2">General</text:h>
      <text:p text:style-name="Text"><text:span text:style-name="T29">All messages are packed into a PCP2 frame and start with a command-byte, as defined below. The command-byte (</text:span><text:span text:style-name="ScreenText"><text:span text:style-name="T29">CMD</text:span></text:span><text:span text:style-name="T29">) is the first thing you must check of every message (after receiving and checking a PCP2 frame). So keep the logic in this way:</text:span></text:p>
      <text:list xml:id="list36164767" text:style-name="L1">
        <text:list-item>
          <text:p text:style-name="P251">listen to frame-begin identifier</text:p>
        </text:list-item>
        <text:list-item>
          <text:p text:style-name="P251">receive minimum 5 bytes</text:p>
        </text:list-item>
        <text:list-item>
          <text:p text:style-name="P251">do a plausible check of frame-length (more than 2048 bytes are not plausible and can't handled by the DV-RPTR; less than 1 byte payload are not possible)</text:p>
        </text:list-item>
        <text:list-item>
          <text:p text:style-name="P251">receive the complete frame</text:p>
        </text:list-item>
        <text:list-item>
          <text:p text:style-name="P251">check CRC, if this was necessary (serial connection)</text:p>
        </text:list-item>
        <text:list-item>
          <text:p text:style-name="P251"><text:span text:style-name="T29">now we had a valid PCP2 frame received, now you can start to identify the message by reading the </text:span><text:span text:style-name="ScreenText"><text:span text:style-name="T29">CMD</text:span></text:span><text:span text:style-name="T29">.</text:span></text:p>
        </text:list-item>
      </text:list>
      <text:p text:style-name="Text"/>
      <text:h text:style-name="Heading_20_2" text:outline-level="2"><text:span text:style-name="T2">Structure of </text:span><text:span text:style-name="T28">command b</text:span><text:span text:style-name="T2">yte</text:span></text:h>
      <table:table table:name="CMDByte" table:style-name="CMDByte">
        <table:table-column table:style-name="CMDByte.A"/>
        <table:table-column table:style-name="CMDByte.B"/>
        <table:table-row>
          <table:table-cell table:style-name="CMDByte.A1" office:value-type="string">
            <text:p text:style-name="P59">Bits</text:p>
          </table:table-cell>
          <table:table-cell table:style-name="CMDByte.A1" office:value-type="string">
            <text:p text:style-name="P59">Meaning</text:p>
          </table:table-cell>
        </table:table-row>
        <table:table-row>
          <table:table-cell table:style-name="CMDByte.A1" office:value-type="string">
            <text:p text:style-name="P17"><text:span text:style-name="ScreenText"><text:span text:style-name="T30">7</text:span></text:span></text:p>
          </table:table-cell>
          <table:table-cell table:style-name="CMDByte.A1" office:value-type="string">
            <text:p text:style-name="P80">Response-Bit, its set to '1' in a reply of a "GET" cmd</text:p>
          </table:table-cell>
        </table:table-row>
        <table:table-row>
          <table:table-cell table:style-name="CMDByte.A1" office:value-type="string">
            <text:p text:style-name="P17"><text:span text:style-name="ScreenText"><text:span text:style-name="T30">6..4</text:span></text:span></text:p>
          </table:table-cell>
          <table:table-cell table:style-name="CMDByte.A1" office:value-type="string">
            <text:p text:style-name="P77"><text:span text:style-name="T2">Endpoint definition ("0" DFU bootloader, "1" </text:span><text:span text:style-name="T30">D-Star </text:span><text:span text:style-name="T2">Hotspot/Repeater, ...)</text:span></text:p>
          </table:table-cell>
        </table:table-row>
        <table:table-row>
          <table:table-cell table:style-name="CMDByte.A1" office:value-type="string">
            <text:p text:style-name="P17"><text:span text:style-name="ScreenText"><text:span text:style-name="T30">3..0</text:span></text:span></text:p>
          </table:table-cell>
          <table:table-cell table:style-name="CMDByte.A1" office:value-type="string">
            <text:p text:style-name="P15"><text:span text:style-name="T30">Message ID / </text:span><text:span text:style-name="T2">Command / Cmd-Group: if 16 different cmds enough, use it as a </text:span><text:span text:style-name="T30">ID</text:span><text:span text:style-name="T2">, if not: preselector of a </text:span><text:span text:style-name="T30">message</text:span><text:span text:style-name="T2">-group, next byte is </text:span><text:span text:style-name="T30">the ID</text:span><text:span text:style-name="T2"> (DFU-Bootloader and Hotspot uses a few cmds only)</text:span></text:p>
          </table:table-cell>
        </table:table-row>
      </table:table>
      <text:h text:style-name="P198" text:outline-level="2">Timing, gap and limit considerations</text:h>
      <text:p text:style-name="Text">A PC program must be ensure that a PCP2 frame is transferred as a continuous block. The maximum allowed gap on a block transfer is <text:span text:style-name="T64">5ms</text:span>.</text:p>
      <text:p text:style-name="Text">The maximum burst length of one or more packets should never exceed <text:span text:style-name="T64">2048</text:span> bytes total. Enabling the CRC function results in ignoring all defective packets with a wrong CRC.</text:p>
      <text:h text:style-name="P199" text:outline-level="2"/>
      <text:h text:style-name="P205" text:outline-level="2">Hotspot/Repeater Messages</text:h>
      <text:h text:style-name="P208" text:outline-level="3">Commands / Messages used</text:h>
      <table:table table:name="Messagetype" table:style-name="Messagetype">
        <table:table-column table:style-name="Messagetype.A"/>
        <table:table-column table:style-name="Messagetype.B"/>
        <table:table-column table:style-name="Messagetype.A"/>
        <table:table-column table:style-name="Messagetype.D"/>
        <table:table-row>
          <table:table-cell table:style-name="Messagetype.A1" office:value-type="string">
            <text:p text:style-name="P59">ID</text:p>
          </table:table-cell>
          <table:table-cell table:style-name="Messagetype.A1" office:value-type="string">
            <text:p text:style-name="P59">Message name</text:p>
          </table:table-cell>
          <table:table-cell table:style-name="Messagetype.A1" office:value-type="string">
            <text:p text:style-name="P59">Type</text:p>
          </table:table-cell>
          <table:table-cell table:style-name="Messagetype.A1" office:value-type="string">
            <text:p text:style-name="P59">Description</text:p>
          </table:table-cell>
        </table:table-row>
        <table:table-row>
          <table:table-cell table:style-name="Messagetype.A1" office:value-type="string">
            <text:p text:style-name="P77"><text:span text:style-name="ScreenText"><text:span text:style-name="T2">0x10</text:span></text:span></text:p>
          </table:table-cell>
          <table:table-cell table:style-name="Messagetype.A1" office:value-type="string">
            <text:p text:style-name="Text">RPTR_STATUS</text:p>
          </table:table-cell>
          <table:table-cell table:style-name="Messagetype.A1" office:value-type="string">
            <text:p text:style-name="Text"><text:span text:style-name="ScreenText"><text:span text:style-name="T30">R/C</text:span></text:span></text:p>
          </table:table-cell>
          <table:table-cell table:style-name="Messagetype.A1" office:value-type="string">
            <text:p text:style-name="Text"><text:span text:style-name="T2">Get </text:span><text:span text:style-name="T30">status </text:span><text:span text:style-name="T2">information </text:span><text:span text:style-name="T30">or s</text:span><text:span text:style-name="T2">et </text:span><text:span text:style-name="T30">mode</text:span><text:span text:style-name="T2"> -&gt; answer</text:span></text:p>
          </table:table-cell>
        </table:table-row>
        <table:table-row>
          <table:table-cell table:style-name="Messagetype.A1" office:value-type="string">
            <text:p text:style-name="P16"><text:span text:style-name="ScreenText"><text:span text:style-name="T30">0x11</text:span></text:span></text:p>
          </table:table-cell>
          <table:table-cell table:style-name="Messagetype.A1" office:value-type="string">
            <text:p text:style-name="Text">RPTR_GET_VERSION</text:p>
          </table:table-cell>
          <table:table-cell table:style-name="Messagetype.A1" office:value-type="string">
            <text:p text:style-name="Text"><text:span text:style-name="ScreenText"><text:span text:style-name="T30">REQ</text:span></text:span></text:p>
          </table:table-cell>
          <table:table-cell table:style-name="Messagetype.A1" office:value-type="string">
            <text:p text:style-name="Text"><text:span text:style-name="T2">Get </text:span><text:span text:style-name="T30">v</text:span><text:span text:style-name="T2">ersion information -&gt; answer</text:span></text:p>
          </table:table-cell>
        </table:table-row>
        <table:table-row>
          <table:table-cell table:style-name="Messagetype.A1" office:value-type="string">
            <text:p text:style-name="P16"><text:span text:style-name="ScreenText"><text:span text:style-name="T30">0x12</text:span></text:span></text:p>
          </table:table-cell>
          <table:table-cell table:style-name="Messagetype.A1" office:value-type="string">
            <text:p text:style-name="Text">RPTR_GET_SERIAL</text:p>
          </table:table-cell>
          <table:table-cell table:style-name="Messagetype.A1" office:value-type="string">
            <text:p text:style-name="Text"><text:span text:style-name="ScreenText"><text:span text:style-name="T30">REQ</text:span></text:span></text:p>
          </table:table-cell>
          <table:table-cell table:style-name="Messagetype.A1" office:value-type="string">
            <text:p text:style-name="Text">Get Serial Number -&gt; answer (32bit number)</text:p>
          </table:table-cell>
        </table:table-row>
        <table:table-row>
          <table:table-cell table:style-name="Messagetype.A1" office:value-type="string">
            <text:p text:style-name="P16"><text:span text:style-name="ScreenText"><text:span text:style-name="T30">0x13</text:span></text:span></text:p>
          </table:table-cell>
          <table:table-cell table:style-name="Messagetype.A1" office:value-type="string">
            <text:p text:style-name="Text">RPTR_GET_CONFIG</text:p>
          </table:table-cell>
          <table:table-cell table:style-name="Messagetype.A1" office:value-type="string">
            <text:p text:style-name="Text"><text:span text:style-name="ScreenText"><text:span text:style-name="T30">REQ</text:span></text:span></text:p>
          </table:table-cell>
          <table:table-cell table:style-name="Messagetype.A1" office:value-type="string">
            <text:p text:style-name="Text"><text:span text:style-name="T2">Get configuration block</text:span><text:span text:style-name="T30">s</text:span><text:span text:style-name="T2"> -&gt; answer</text:span></text:p>
          </table:table-cell>
        </table:table-row>
        <table:table-row>
          <table:table-cell table:style-name="Messagetype.A1" office:value-type="string">
            <text:p text:style-name="P16"><text:span text:style-name="ScreenText"><text:span text:style-name="T30">0x14</text:span></text:span></text:p>
          </table:table-cell>
          <table:table-cell table:style-name="Messagetype.A1" office:value-type="string">
            <text:p text:style-name="Text">RPTR_SET_CONFIG</text:p>
          </table:table-cell>
          <table:table-cell table:style-name="Messagetype.A1" office:value-type="string">
            <text:p text:style-name="Text"><text:span text:style-name="ScreenText"><text:span text:style-name="T31">CMD</text:span></text:span></text:p>
          </table:table-cell>
          <table:table-cell table:style-name="Messagetype.A1" office:value-type="string">
            <text:p text:style-name="Text">Update configuration block -&gt; answer (ACK/NAK)</text:p>
          </table:table-cell>
        </table:table-row>
        <table:table-row>
          <table:table-cell table:style-name="Messagetype.A1" office:value-type="string">
            <text:p text:style-name="P16"><text:span text:style-name="ScreenText"><text:span text:style-name="T30">0x15</text:span></text:span></text:p>
          </table:table-cell>
          <table:table-cell table:style-name="Messagetype.A1" office:value-type="string">
            <text:p text:style-name="Text">RPTR_RXPREAMBLE</text:p>
          </table:table-cell>
          <table:table-cell table:style-name="Messagetype.A1" office:value-type="string">
            <text:p text:style-name="Text"><text:span text:style-name="ScreenText"><text:span text:style-name="T30">MSG</text:span></text:span></text:p>
          </table:table-cell>
          <table:table-cell table:style-name="Messagetype.A1" office:value-type="string">
            <text:p text:style-name="Text"><text:span text:style-name="T2">Preamble detected </text:span><text:span text:style-name="T30">message</text:span></text:p>
          </table:table-cell>
        </table:table-row>
        <table:table-row>
          <table:table-cell table:style-name="Messagetype.A1" office:value-type="string">
            <text:p text:style-name="P16"><text:span text:style-name="ScreenText"><text:span text:style-name="T30">0x16</text:span></text:span></text:p>
          </table:table-cell>
          <table:table-cell table:style-name="Messagetype.A1" office:value-type="string">
            <text:p text:style-name="Text">RPTR_START</text:p>
          </table:table-cell>
          <table:table-cell table:style-name="Messagetype.A1" office:value-type="string">
            <text:p text:style-name="Text"><text:span text:style-name="ScreenText"><text:span text:style-name="T30">MSG</text:span></text:span></text:p>
          </table:table-cell>
          <table:table-cell table:style-name="Messagetype.A1" office:value-type="string">
            <text:p text:style-name="Text"><text:span text:style-name="T2">A </text:span><text:span text:style-name="T2">reception starts (START-PATTERN in </text:span><text:span text:style-name="T30">bit-stream</text:span><text:span text:style-name="T2">)</text:span></text:p>
          </table:table-cell>
        </table:table-row>
        <table:table-row>
          <table:table-cell table:style-name="Messagetype.A1" office:value-type="string">
            <text:p text:style-name="P16"><text:span text:style-name="ScreenText"><text:span text:style-name="T30">0x17</text:span></text:span></text:p>
          </table:table-cell>
          <table:table-cell table:style-name="Messagetype.A1" office:value-type="string">
            <text:p text:style-name="Text">RPTR_HEADER</text:p>
          </table:table-cell>
          <table:table-cell table:style-name="Messagetype.A1" office:value-type="string">
            <text:p text:style-name="Text"><text:span text:style-name="ScreenText"><text:span text:style-name="T30">MSG</text:span></text:span></text:p>
          </table:table-cell>
          <table:table-cell table:style-name="Messagetype.A1" office:value-type="string">
            <text:p text:style-name="Text">A header was received (header is decoded in payload)</text:p>
          </table:table-cell>
        </table:table-row>
        <table:table-row>
          <table:table-cell table:style-name="Messagetype.A1" office:value-type="string">
            <text:p text:style-name="P16"><text:span text:style-name="ScreenText"><text:span text:style-name="T30">0x18</text:span></text:span></text:p>
          </table:table-cell>
          <table:table-cell table:style-name="Messagetype.A1" office:value-type="string">
            <text:p text:style-name="Text">RPTR_RXSYNC</text:p>
          </table:table-cell>
          <table:table-cell table:style-name="Messagetype.A1" office:value-type="string">
            <text:p text:style-name="Text"><text:span text:style-name="ScreenText"><text:span text:style-name="T30">MSG</text:span></text:span></text:p>
          </table:table-cell>
          <table:table-cell table:style-name="Messagetype.A1" office:value-type="string">
            <text:p text:style-name="Text"><text:span text:style-name="T2">A </text:span><text:span text:style-name="T30">reception starts on a received frame sync pattern</text:span></text:p>
          </table:table-cell>
        </table:table-row>
        <table:table-row>
          <table:table-cell table:style-name="Messagetype.A1" office:value-type="string">
            <text:p text:style-name="P16"><text:span text:style-name="ScreenText"><text:span text:style-name="T30">0x19</text:span></text:span></text:p>
          </table:table-cell>
          <table:table-cell table:style-name="Messagetype.A1" office:value-type="string">
            <text:p text:style-name="Text">RPTR_DATA</text:p>
          </table:table-cell>
          <table:table-cell table:style-name="Messagetype.A1" office:value-type="string">
            <text:p text:style-name="Text"><text:span text:style-name="ScreenText"><text:span text:style-name="T30">MSG</text:span></text:span></text:p>
          </table:table-cell>
          <table:table-cell table:style-name="Messagetype.A1" office:value-type="string">
            <text:p text:style-name="Text">Voice data</text:p>
          </table:table-cell>
        </table:table-row>
        <table:table-row>
          <table:table-cell table:style-name="Messagetype.A1" office:value-type="string">
            <text:p text:style-name="P16"><text:span text:style-name="ScreenText"><text:span text:style-name="T30">0x1A</text:span></text:span></text:p>
          </table:table-cell>
          <table:table-cell table:style-name="Messagetype.A1" office:value-type="string">
            <text:p text:style-name="Text">RPTR_EOT</text:p>
          </table:table-cell>
          <table:table-cell table:style-name="Messagetype.A1" office:value-type="string">
            <text:p text:style-name="Text"><text:span text:style-name="ScreenText"><text:span text:style-name="T30">MSG</text:span></text:span></text:p>
          </table:table-cell>
          <table:table-cell table:style-name="Messagetype.A1" office:value-type="string">
            <text:p text:style-name="Text">A STOP-PATTERN, end-of-transmission received</text:p>
          </table:table-cell>
        </table:table-row>
        <table:table-row>
          <table:table-cell table:style-name="Messagetype.A1" office:value-type="string">
            <text:p text:style-name="P16"><text:span text:style-name="ScreenText"><text:span text:style-name="T30">0x1B</text:span></text:span></text:p>
          </table:table-cell>
          <table:table-cell table:style-name="Messagetype.A1" office:value-type="string">
            <text:p text:style-name="Text">RPTR_RXLOST</text:p>
          </table:table-cell>
          <table:table-cell table:style-name="Messagetype.A1" office:value-type="string">
            <text:p text:style-name="Text"><text:span text:style-name="ScreenText"><text:span text:style-name="T30">MSG</text:span></text:span></text:p>
          </table:table-cell>
          <table:table-cell table:style-name="Messagetype.A1" office:value-type="string">
            <text:p text:style-name="Text">Sync lost (no valid reception any more)</text:p>
          </table:table-cell>
        </table:table-row>
        <table:table-row>
          <table:table-cell table:style-name="Messagetype.A1" office:value-type="string">
            <text:p text:style-name="P16"><text:span text:style-name="ScreenText"><text:span text:style-name="T30">0x1C</text:span></text:span></text:p>
          </table:table-cell>
          <table:table-cell table:style-name="Messagetype.A1" office:value-type="string">
            <text:p text:style-name="Text">reserved</text:p>
          </table:table-cell>
          <table:table-cell table:style-name="Messagetype.A1" office:value-type="string">
            <text:p text:style-name="Text"><text:span text:style-name="ScreenText"/></text:p>
          </table:table-cell>
          <table:table-cell table:style-name="Messagetype.A1" office:value-type="string">
            <text:p text:style-name="Text">for future use</text:p>
          </table:table-cell>
        </table:table-row>
        <table:table-row>
          <table:table-cell table:style-name="Messagetype.A1" office:value-type="string">
            <text:p text:style-name="P16"><text:span text:style-name="ScreenText"><text:span text:style-name="T30">0x1D</text:span></text:span></text:p>
          </table:table-cell>
          <table:table-cell table:style-name="Messagetype.A1" office:value-type="string">
            <text:p text:style-name="Text">reserved</text:p>
          </table:table-cell>
          <table:table-cell table:style-name="Messagetype.A1" office:value-type="string">
            <text:p text:style-name="Text"><text:span text:style-name="ScreenText"/></text:p>
          </table:table-cell>
          <table:table-cell table:style-name="Messagetype.A1" office:value-type="string">
            <text:p text:style-name="Text">for future use</text:p>
          </table:table-cell>
        </table:table-row>
        <table:table-row>
          <table:table-cell table:style-name="Messagetype.A1" office:value-type="string">
            <text:p text:style-name="P16"><text:span text:style-name="ScreenText"><text:span text:style-name="T30">0x1F</text:span></text:span></text:p>
          </table:table-cell>
          <table:table-cell table:style-name="Messagetype.A1" office:value-type="string">
            <text:p text:style-name="Text"><text:span text:style-name="T2">RPTR_</text:span><text:span text:style-name="T30">SFC</text:span></text:p>
          </table:table-cell>
          <table:table-cell table:style-name="Messagetype.A1" office:value-type="string">
            <text:p text:style-name="Text"><text:span text:style-name="ScreenText"><text:span text:style-name="T30">CMD</text:span></text:span></text:p>
          </table:table-cell>
          <table:table-cell table:style-name="Messagetype.A1" office:value-type="string">
            <text:p text:style-name="Text">Do a special function call</text:p>
          </table:table-cell>
        </table:table-row>
      </table:table>
      <text:p text:style-name="P109">Legend:</text:p>
      <text:p text:style-name="P186">CMD<text:tab/>Command to DV-RPTR, DV-RPTR answers with a ACK/NAK + optional additional data</text:p>
      <text:p text:style-name="P186">REQ<text:tab/>Request data from DV-RPTR, DV-RPTRv answers with the data wanted</text:p>
      <text:p text:style-name="P186">R / C<text:tab/>Request or Command, depends on additional data</text:p>
      <text:p text:style-name="P186">MSG<text:tab/>Message to or from DV-RPTR to transport D-Star data</text:p>
      <text:p text:style-name="P110"/>
      <text:h text:style-name="P200" text:outline-level="2">Requests</text:h>
      <text:h text:style-name="Heading_20_3" text:outline-level="3"><text:span text:style-name="T32">Status (</text:span><text:span text:style-name="T7">RPTR_STATUS</text:span><text:span text:style-name="T8">)</text:span></text:h>
      <table:table table:name="Request_0x10" table:style-name="Request_5f_0x10">
        <table:table-column table:style-name="Request_5f_0x10.A"/>
        <table:table-column table:style-name="Request_5f_0x10.B"/>
        <table:table-row>
          <table:table-cell table:style-name="Request_5f_0x10.A1" office:value-type="string">
            <text:p text:style-name="P6">Command-byte:</text:p>
          </table:table-cell>
          <table:table-cell table:style-name="Request_5f_0x10.B1" office:value-type="string">
            <text:p text:style-name="P46"><text:span text:style-name="ScreenText"><text:span text:style-name="T63">0x10</text:span></text:span></text:p>
          </table:table-cell>
        </table:table-row>
        <table:table-row>
          <table:table-cell table:style-name="Request_5f_0x10.A1" office:value-type="string">
            <text:p text:style-name="P6">Parameters:</text:p>
          </table:table-cell>
          <table:table-cell table:style-name="Request_5f_0x10.A1" office:value-type="string">
            <text:p text:style-name="P46"><text:span text:style-name="ScreenText"><text:span text:style-name="T63">none</text:span></text:span></text:p>
          </table:table-cell>
        </table:table-row>
      </table:table>
      <text:p text:style-name="P172"/>
      <text:p text:style-name="P172">Use this request, to get information about the current status of the DV-RPTR modem.</text:p>
      <text:p text:style-name="P159"><text:span text:style-name="T63">Request message to DV-RPTR: </text:span><text:span text:style-name="ScreenText"><text:span text:style-name="T63">0x10</text:span></text:span></text:p>
      <text:p text:style-name="Text"><text:span text:style-name="T63">As complete PCP2 packet: </text:span><text:span text:style-name="ScreenText"><text:span text:style-name="T63">0xD0 0x01 0x00 0x10 crch crcl</text:span></text:span></text:p>
      <text:h text:style-name="P231" text:outline-level="4">Answer from DV-RPTR:</text:h>
      <text:p text:style-name="P160"><text:span text:style-name="T73">Every answer contains the command-byte with OR-ed bit 7 as replied message ID. The first of the received data is in this case </text:span><text:span text:style-name="ScreenText"><text:span text:style-name="T73">0x90</text:span></text:span><text:span text:style-name="T73"> (0x10 OR 0x80).</text:span></text:p>
      <text:p text:style-name="P173"/>
      <table:table table:name="Tabelle12" table:style-name="Tabelle12">
        <table:table-column table:style-name="Tabelle12.A"/>
        <table:table-column table:style-name="Tabelle12.B"/>
        <table:table-column table:style-name="Tabelle12.A"/>
        <table:table-column table:style-name="Tabelle12.D"/>
        <text:soft-page-break/>
        <table:table-row>
          <table:table-cell table:style-name="Tabelle12.A1" office:value-type="string">
            <text:p text:style-name="P63">Pos</text:p>
          </table:table-cell>
          <table:table-cell table:style-name="Tabelle12.A1" office:value-type="string">
            <text:p text:style-name="P64">Name</text:p>
          </table:table-cell>
          <table:table-cell table:style-name="Tabelle12.A1" office:value-type="string">
            <text:p text:style-name="P63">Bits</text:p>
          </table:table-cell>
          <table:table-cell table:style-name="Tabelle12.A1" office:value-type="string">
            <text:p text:style-name="Table_20_Heading">Description</text:p>
          </table:table-cell>
        </table:table-row>
        <table:table-row>
          <table:table-cell table:style-name="Tabelle12.A1" office:value-type="string">
            <text:p text:style-name="P98"><text:span text:style-name="ScreenText"><text:span text:style-name="T73">0</text:span></text:span></text:p>
          </table:table-cell>
          <table:table-cell table:style-name="Tabelle12.A1" office:value-type="string">
            <text:p text:style-name="P173">Message ID</text:p>
          </table:table-cell>
          <table:table-cell table:style-name="Tabelle12.A1" office:value-type="string">
            <text:p text:style-name="P160"><text:span text:style-name="ScreenText"><text:span text:style-name="T73">8</text:span></text:span></text:p>
          </table:table-cell>
          <table:table-cell table:style-name="Tabelle12.A1" office:value-type="string">
            <text:p text:style-name="P173">contains always 0x90</text:p>
          </table:table-cell>
        </table:table-row>
        <table:table-row>
          <table:table-cell table:style-name="Tabelle12.A1" office:value-type="string">
            <text:p text:style-name="P98"><text:span text:style-name="ScreenText"><text:span text:style-name="T73">1</text:span></text:span></text:p>
          </table:table-cell>
          <table:table-cell table:style-name="Tabelle12.A1" office:value-type="string">
            <text:p text:style-name="P173">state flags</text:p>
          </table:table-cell>
          <table:table-cell table:style-name="Tabelle12.A1" office:value-type="string">
            <text:p text:style-name="P160"><text:span text:style-name="ScreenText"><text:span text:style-name="T73">16</text:span></text:span></text:p>
          </table:table-cell>
          <table:table-cell table:style-name="Tabelle12.A1" office:value-type="string">
            <text:p text:style-name="P173">bitset – see below</text:p>
          </table:table-cell>
        </table:table-row>
        <table:table-row>
          <table:table-cell table:style-name="Tabelle12.A1" office:value-type="string">
            <text:p text:style-name="P98"><text:span text:style-name="ScreenText"><text:span text:style-name="T73">3</text:span></text:span></text:p>
          </table:table-cell>
          <table:table-cell table:style-name="Tabelle12.A1" office:value-type="string">
            <text:p text:style-name="P173">TX state</text:p>
          </table:table-cell>
          <table:table-cell table:style-name="Tabelle12.A1" office:value-type="string">
            <text:p text:style-name="P160"><text:span text:style-name="ScreenText"><text:span text:style-name="T73">8</text:span></text:span></text:p>
          </table:table-cell>
          <table:table-cell table:style-name="Tabelle12.A1" office:value-type="string">
            <text:p text:style-name="P160"><text:span text:style-name="T73">enumeration of tran</text:span><text:span text:style-name="T74">s</text:span><text:span text:style-name="T73">ceiver state</text:span></text:p>
          </table:table-cell>
        </table:table-row>
        <table:table-row>
          <table:table-cell table:style-name="Tabelle12.A1" office:value-type="string">
            <text:p text:style-name="P98"><text:span text:style-name="ScreenText"><text:span text:style-name="T73">4</text:span></text:span></text:p>
          </table:table-cell>
          <table:table-cell table:style-name="Tabelle12.A1" office:value-type="string">
            <text:p text:style-name="P173">receive-buffer-size</text:p>
          </table:table-cell>
          <table:table-cell table:style-name="Tabelle12.A1" office:value-type="string">
            <text:p text:style-name="P160"><text:span text:style-name="ScreenText"><text:span text:style-name="T73">8</text:span></text:span></text:p>
          </table:table-cell>
          <table:table-cell table:style-name="Tabelle12.A1" office:value-type="string">
            <text:p text:style-name="P173">number of voicedata buffer for HF reception (default: 21)</text:p>
          </table:table-cell>
        </table:table-row>
        <table:table-row>
          <table:table-cell table:style-name="Tabelle12.A1" office:value-type="string">
            <text:p text:style-name="P98"><text:span text:style-name="ScreenText"><text:span text:style-name="T73">5</text:span></text:span></text:p>
          </table:table-cell>
          <table:table-cell table:style-name="Tabelle12.A1" office:value-type="string">
            <text:p text:style-name="P173">transmit-buffer-size</text:p>
          </table:table-cell>
          <table:table-cell table:style-name="Tabelle12.A1" office:value-type="string">
            <text:p text:style-name="P160"><text:span text:style-name="ScreenText"><text:span text:style-name="T73">8</text:span></text:span></text:p>
          </table:table-cell>
          <table:table-cell table:style-name="Tabelle12.A1" office:value-type="string">
            <text:p text:style-name="P173">number of voicedata buffer for transmission (default 12*21)</text:p>
          </table:table-cell>
        </table:table-row>
        <table:table-row>
          <table:table-cell table:style-name="Tabelle12.A1" office:value-type="string">
            <text:p text:style-name="P98"><text:span text:style-name="ScreenText"><text:span text:style-name="T73">6</text:span></text:span></text:p>
          </table:table-cell>
          <table:table-cell table:style-name="Tabelle12.A1" office:value-type="string">
            <text:p text:style-name="P173">unsend counter</text:p>
          </table:table-cell>
          <table:table-cell table:style-name="Tabelle12.A1" office:value-type="string">
            <text:p text:style-name="P160"><text:span text:style-name="ScreenText"><text:span text:style-name="T73">8</text:span></text:span></text:p>
          </table:table-cell>
          <table:table-cell table:style-name="Tabelle12.A1" office:value-type="string">
            <text:p text:style-name="P173">number of not transmitted voicedata</text:p>
          </table:table-cell>
        </table:table-row>
        <table:table-row>
          <table:table-cell table:style-name="Tabelle12.A1" office:value-type="string">
            <text:p text:style-name="P98"><text:span text:style-name="ScreenText"><text:span text:style-name="T73">7</text:span></text:span></text:p>
          </table:table-cell>
          <table:table-cell table:style-name="Tabelle12.A1" office:value-type="string">
            <text:p text:style-name="P173">actual TX buffer index</text:p>
          </table:table-cell>
          <table:table-cell table:style-name="Tabelle12.A1" office:value-type="string">
            <text:p text:style-name="P160"><text:span text:style-name="ScreenText"><text:span text:style-name="T73">8</text:span></text:span></text:p>
          </table:table-cell>
          <table:table-cell table:style-name="Tabelle12.A1" office:value-type="string">
            <text:p text:style-name="P160"><text:span text:style-name="T73">current position of the while transmitting </text:span><text:span text:style-name="T76">(append </text:span><text:span text:style-name="T77">in FW 1.11)</text:span></text:p>
          </table:table-cell>
        </table:table-row>
      </table:table>
      <text:p text:style-name="P85"/>
      <text:p text:style-name="P160">Flags (Bitset):</text:p>
      <text:p text:style-name="P160">Bit0 : Receiver enabled</text:p>
      <text:p text:style-name="P160">Bit1 : Transmitter enabled</text:p>
      <text:p text:style-name="P160">Bit2 : PC Watchdog enabled</text:p>
      <text:p text:style-name="P160">Bit3 : Checksum-Calculation enabled (check packets received from PC)</text:p>
      <text:p text:style-name="P160">Bit4 : <text:span text:style-name="T71">obsolete</text:span><text:span text:style-name="T103"> </text:span>I/O 21 Status (<text:span text:style-name="T103">w/o addon board used as </text:span>Jumper-Configuration)</text:p>
      <text:p text:style-name="P160">Bit5 : <text:span text:style-name="T71">obsolete</text:span><text:span text:style-name="T103"> </text:span>I/O 23 Status (<text:span text:style-name="T103">w/o addon board used as </text:span>Jumper-Configuration)</text:p>
      <text:p text:style-name="P160">Bit6 : rsvd</text:p>
      <text:p text:style-name="P160">Bit7 : (1) physical layer not configured (C0 config see below).</text:p>
      <text:p text:style-name="P160">Bit8 : Receiving</text:p>
      <text:p text:style-name="P160">Bit9 : Transmitting (PTT enabled) </text:p>
      <text:p text:style-name="P160">Bit10: PC Watchdog occured! (RX/TX disabled)</text:p>
      <text:p text:style-name="P161">Bit11: PCP2 Checksum checked on reception</text:p>
      <text:p text:style-name="P82"/>
      <text:h text:style-name="P232" text:outline-level="4">TX state enumeration</text:h>
      <table:table table:name="Tabelle36" table:style-name="Tabelle36">
        <table:table-column table:style-name="Tabelle36.A"/>
        <table:table-column table:style-name="Tabelle36.B"/>
        <table:table-row>
          <table:table-cell table:style-name="Tabelle36.A1" office:value-type="string">
            <text:p text:style-name="P65">state</text:p>
          </table:table-cell>
          <table:table-cell table:style-name="Tabelle36.A1" office:value-type="string">
            <text:p text:style-name="P65">meaning</text:p>
          </table:table-cell>
        </table:table-row>
        <table:table-row>
          <table:table-cell table:style-name="Tabelle36.A2" office:value-type="string">
            <text:p text:style-name="P97"><text:span text:style-name="ScreenText"><text:span text:style-name="T73">0</text:span></text:span></text:p>
          </table:table-cell>
          <table:table-cell table:style-name="Tabelle36.A2" office:value-type="string">
            <text:p text:style-name="P178">disabled; Tranceiver not active</text:p>
          </table:table-cell>
        </table:table-row>
        <table:table-row>
          <table:table-cell table:style-name="Tabelle36.A2" office:value-type="string">
            <text:p text:style-name="P97"><text:span text:style-name="ScreenText"><text:span text:style-name="T73">1</text:span></text:span></text:p>
          </table:table-cell>
          <table:table-cell table:style-name="Tabelle36.A2" office:value-type="string">
            <text:p text:style-name="P178">idle; DV-RPTR don't transmit</text:p>
          </table:table-cell>
        </table:table-row>
        <table:table-row>
          <table:table-cell table:style-name="Tabelle36.A2" office:value-type="string">
            <text:p text:style-name="P97"><text:span text:style-name="ScreenText"><text:span text:style-name="T99">2</text:span></text:span></text:p>
          </table:table-cell>
          <table:table-cell table:style-name="Tabelle36.A2" office:value-type="string">
            <text:p text:style-name="P178">TX delay; PTT line active, no modulation</text:p>
          </table:table-cell>
        </table:table-row>
        <table:table-row>
          <table:table-cell table:style-name="Tabelle36.A2" office:value-type="string">
            <text:p text:style-name="P97"><text:span text:style-name="ScreenText"><text:span text:style-name="T99">3</text:span></text:span></text:p>
          </table:table-cell>
          <table:table-cell table:style-name="Tabelle36.A2" office:value-type="string">
            <text:p text:style-name="P178">transmitting 010101... preamble (end with start pattern)</text:p>
          </table:table-cell>
        </table:table-row>
        <table:table-row>
          <table:table-cell table:style-name="Tabelle36.A2" office:value-type="string">
            <text:p text:style-name="P97"><text:span text:style-name="ScreenText"><text:span text:style-name="T99">4</text:span></text:span></text:p>
          </table:table-cell>
          <table:table-cell table:style-name="Tabelle36.A2" office:value-type="string">
            <text:p text:style-name="P178">header transmission (in this state the app can't update the header with another new one)</text:p>
          </table:table-cell>
        </table:table-row>
        <table:table-row>
          <table:table-cell table:style-name="Tabelle36.A2" office:value-type="string">
            <text:p text:style-name="P97"><text:span text:style-name="ScreenText"><text:span text:style-name="T99">5</text:span></text:span></text:p>
          </table:table-cell>
          <table:table-cell table:style-name="Tabelle36.A2" office:value-type="string">
            <text:p text:style-name="P178">voice data</text:p>
          </table:table-cell>
        </table:table-row>
        <table:table-row>
          <table:table-cell table:style-name="Tabelle36.A2" office:value-type="string">
            <text:p text:style-name="P97"><text:span text:style-name="ScreenText"><text:span text:style-name="T99">6</text:span></text:span></text:p>
          </table:table-cell>
          <table:table-cell table:style-name="Tabelle36.A2" office:value-type="string">
            <text:p text:style-name="P178">last frame transmission (voice followed by a stop pattern instead of slow data)</text:p>
          </table:table-cell>
        </table:table-row>
        <table:table-row>
          <table:table-cell table:style-name="Tabelle36.A2" office:value-type="string">
            <text:p text:style-name="P97"><text:span text:style-name="ScreenText"><text:span text:style-name="T99">7</text:span></text:span></text:p>
          </table:table-cell>
          <table:table-cell table:style-name="Tabelle36.A2" office:value-type="string">
            <text:p text:style-name="P178">EOT transmit end-of-transmission</text:p>
          </table:table-cell>
        </table:table-row>
      </table:table>
      <text:p text:style-name="P134">In source:</text:p>
      <text:p text:style-name="P121"><text:span text:style-name="T37">typedef</text:span><text:span text:style-name="T25"> </text:span><text:span text:style-name="T37">enum</text:span><text:span text:style-name="T25"> {</text:span></text:p>
      <text:p text:style-name="P145"><text:span text:style-name="T16"><text:s text:c="2"/></text:span><text:span text:style-name="T40">RPTRTX_disabled</text:span><text:span text:style-name="T16">, </text:span><text:span text:style-name="T40">RPTRTX_idle</text:span><text:span text:style-name="T16">, </text:span><text:span text:style-name="T40">RPTRTX_txdelay</text:span><text:span text:style-name="T16">, </text:span><text:span text:style-name="T40">RPTRTX_preamble</text:span><text:span text:style-name="T16">,</text:span></text:p>
      <text:p text:style-name="P145"><text:span text:style-name="T16"><text:s text:c="2"/></text:span><text:span text:style-name="T40">RPTRTX_header</text:span><text:span text:style-name="T16">, </text:span><text:span text:style-name="T40">RPTRTX_voicedata</text:span><text:span text:style-name="T16">, </text:span><text:span text:style-name="T40">RPTRTX_lastframe</text:span><text:span text:style-name="T16">, </text:span><text:span text:style-name="T40">RPTRTX_eot</text:span></text:p>
      <text:p text:style-name="P145"><text:span text:style-name="T16">} </text:span><text:span text:style-name="T45">trptr_tx_state</text:span><text:span text:style-name="T16">;</text:span></text:p>
      <text:p text:style-name="P111"/>
      <text:h text:style-name="P209" text:outline-level="3"><text:span text:style-name="T32">Version (</text:span><text:span text:style-name="T7">RPTR_GET_VERSION</text:span><text:span text:style-name="T8">)</text:span></text:h>
      <table:table table:name="Tabelle7" table:style-name="Tabelle7">
        <table:table-column table:style-name="Tabelle7.A"/>
        <table:table-column table:style-name="Tabelle7.B"/>
        <table:table-row>
          <table:table-cell table:style-name="Tabelle7.A1" office:value-type="string">
            <text:p text:style-name="P6">Command-byte:</text:p>
          </table:table-cell>
          <table:table-cell table:style-name="Tabelle7.B1" office:value-type="string">
            <text:p text:style-name="P46"><text:span text:style-name="ScreenText"><text:span text:style-name="T63">0x11</text:span></text:span></text:p>
          </table:table-cell>
        </table:table-row>
        <table:table-row>
          <table:table-cell table:style-name="Tabelle7.A1" office:value-type="string">
            <text:p text:style-name="P6">Parameters:</text:p>
          </table:table-cell>
          <table:table-cell table:style-name="Tabelle7.A1" office:value-type="string">
            <text:p text:style-name="P46"><text:span text:style-name="ScreenText"><text:span text:style-name="T63">none</text:span></text:span></text:p>
          </table:table-cell>
        </table:table-row>
      </table:table>
      <text:p text:style-name="P174"/>
      <text:p text:style-name="P174"><text:soft-page-break/>This command returns the 16bit BCD coded firmware version <text:span text:style-name="T104">as a 16bit little-endian word </text:span>followed by a short device identification (ASCII string). </text:p>
      <text:h text:style-name="P233" text:outline-level="4">Hints</text:h>
      <text:p text:style-name="P174">The reply can differ in length, because the length of the identification isn't fix. The device identification don't contain a length byte (Pascal short string) nor a Null termination byte (C style). <text:span text:style-name="T104">The length can never exceed 252 bytes but for static buffer a value of 32-48 bytes is practically.</text:span></text:p>
      <text:h text:style-name="Heading_20_4" text:outline-level="4"><text:span text:style-name="T74">Reply-</text:span>Example</text:h>
      <text:p text:style-name="Text"><text:span text:style-name="ScreenText">91 </text:span><text:span text:style-name="ScreenText"><text:span text:style-name="T104">92</text:span></text:span><text:span text:style-name="ScreenText"> </text:span><text:span text:style-name="ScreenText"><text:span text:style-name="T74">1</text:span></text:span><text:span text:style-name="ScreenText"><text:span text:style-name="T104">6</text:span></text:span><text:span text:style-name="ScreenText"> <text:s/>“</text:span><text:span text:style-name="ScreenText"><text:span text:style-name="T74">DV-RPTR R. 201</text:span></text:span><text:span text:style-name="ScreenText"><text:span text:style-name="T104">3</text:span></text:span><text:span text:style-name="ScreenText"><text:span text:style-name="T74">-1</text:span></text:span><text:span text:style-name="ScreenText"><text:span text:style-name="T104">2</text:span></text:span><text:span text:style-name="ScreenText"><text:span text:style-name="T74">-</text:span></text:span><text:span text:style-name="ScreenText"><text:span text:style-name="T104">13</text:span></text:span><text:span text:style-name="ScreenText"><text:span text:style-name="T74">”</text:span></text:span></text:p>
      <text:p text:style-name="P169"><text:span text:style-name="T74">How we should the version </text:span><text:span text:style-name="ScreenText"><text:span text:style-name="T74">0x1</text:span></text:span><text:span text:style-name="ScreenText"><text:span text:style-name="T104">692</text:span></text:span><text:span text:style-name="T74"> interpreted and displayed?</text:span></text:p>
      <text:p text:style-name="P170"><text:span text:style-name="T74">Highest nibble:<text:tab/></text:span>Main Version <text:span text:style-name="T65">1</text:span></text:p>
      <text:p text:style-name="P170"><text:span text:style-name="T74">Third nibble:<text:tab/></text:span>Subversio<text:span text:style-name="T74">n</text:span> <text:span text:style-name="T72">6</text:span> <text:span text:style-name="T74">(increased if the firmware became new features)</text:span></text:p>
      <text:p text:style-name="P170"><text:span text:style-name="T74">Second nibble:<text:tab/></text:span>Subsubversion <text:span text:style-name="T72">9</text:span> <text:span text:style-name="T74">(i</text:span>ncreased if parts of the source are rewritten or optimized<text:span text:style-name="T74">)</text:span></text:p>
      <text:p text:style-name="P170"><text:span text:style-name="T74">Lowest nibble:<text:tab/></text:span>Bugfixlevel <text:span text:style-name="T72">b</text:span> <text:span text:style-name="T74">(i</text:span>ncreased with one or more bugfixes <text:span text:style-name="T74">applied </text:span>at the same time)</text:p>
      <text:p text:style-name="P170"/>
      <text:p text:style-name="P169"><text:span text:style-name="T74">Display it like</text:span> <text:span text:style-name="T77">“</text:span><text:span text:style-name="T75">V</text:span><text:span text:style-name="T77">1</text:span><text:span text:style-name="T75">.50a”</text:span>. <text:span text:style-name="T74">A zero in the last nibble means “no bugfix level” (no letter).</text:span></text:p>
      <text:h text:style-name="Heading_20_3" text:outline-level="3"><text:span text:style-name="T32">Serial number (</text:span><text:span text:style-name="T7">RPTR_GET_SERIAL</text:span><text:span text:style-name="T8">)</text:span></text:h>
      <table:table table:name="Tabelle8" table:style-name="Tabelle8">
        <table:table-column table:style-name="Tabelle8.A"/>
        <table:table-column table:style-name="Tabelle8.B"/>
        <table:table-row>
          <table:table-cell table:style-name="Tabelle8.A1" office:value-type="string">
            <text:p text:style-name="P6">Command-byte:</text:p>
          </table:table-cell>
          <table:table-cell table:style-name="Tabelle8.B1" office:value-type="string">
            <text:p text:style-name="P46"><text:span text:style-name="ScreenText"><text:span text:style-name="T63">0x12</text:span></text:span></text:p>
          </table:table-cell>
        </table:table-row>
        <table:table-row>
          <table:table-cell table:style-name="Tabelle8.A1" office:value-type="string">
            <text:p text:style-name="P6">Parameters:</text:p>
          </table:table-cell>
          <table:table-cell table:style-name="Tabelle8.A1" office:value-type="string">
            <text:p text:style-name="P46"><text:span text:style-name="ScreenText"><text:span text:style-name="T63">none</text:span></text:span></text:p>
          </table:table-cell>
        </table:table-row>
      </table:table>
      <text:p text:style-name="Text"/>
      <text:p text:style-name="P175">Returns a unique serial number (32bit). This number is programmed with the bootloader into the proteced bootloader area. Use this value to identify DV-RPTER if you have more than one connected.</text:p>
      <text:h text:style-name="P234" text:outline-level="4">Hints</text:h>
      <text:p text:style-name="P171"><text:span text:style-name="T79">Not all devices contains a valid serial number... If you using the firmware w/o a bootloader (JTAG debugging) you read a Zero with this command. Handle Zero and </text:span><text:span text:style-name="ScreenText"><text:span text:style-name="T79">0xFFFFFFFF</text:span></text:span><text:span text:style-name="T79"> not as valid numbers.</text:span></text:p>
      <text:h text:style-name="P234" text:outline-level="4">Information from a serial number</text:h>
      <text:p text:style-name="P175">A serial number is BCD coded and contains the year (first byte), the calendar week (2nd byte) folloed by a 'D' nibble and a 3 digit BCD counter (up to 999 devices per week).</text:p>
      <text:p text:style-name="P175"/>
      <text:h text:style-name="P210" text:outline-level="3"><text:span text:style-name="T32">Configuration </text:span><text:span text:style-name="T33">(</text:span><text:span text:style-name="T7">RPTR_</text:span><text:span text:style-name="T9">G</text:span><text:span text:style-name="T7">ET_CONFIG</text:span><text:span text:style-name="T9">)</text:span></text:h>
      <table:table table:name="Tabelle9" table:style-name="Tabelle9">
        <table:table-column table:style-name="Tabelle9.A"/>
        <table:table-column table:style-name="Tabelle9.B"/>
        <table:table-row>
          <table:table-cell table:style-name="Tabelle9.A1" office:value-type="string">
            <text:p text:style-name="P6">Command-byte:</text:p>
          </table:table-cell>
          <table:table-cell table:style-name="Tabelle9.B1" office:value-type="string">
            <text:p text:style-name="P46"><text:span text:style-name="ScreenText"><text:span text:style-name="T63">0x13</text:span></text:span></text:p>
          </table:table-cell>
        </table:table-row>
        <table:table-row>
          <table:table-cell table:style-name="Tabelle9.A1" office:value-type="string">
            <text:p text:style-name="P6">Parameters:</text:p>
          </table:table-cell>
          <table:table-cell table:style-name="Tabelle9.A1" office:value-type="string">
            <text:p text:style-name="P50">none or config block ID</text:p>
          </table:table-cell>
        </table:table-row>
      </table:table>
      <text:p text:style-name="P95"><text:span text:style-name="T32">R</text:span><text:span text:style-name="T2">eads out </text:span><text:span text:style-name="T32">all</text:span><text:span text:style-name="T2"> configuration blocks </text:span><text:span text:style-name="T33">used from DV-RPTR (hides blocks of unequipped add-ons).</text:span></text:p>
      <text:p text:style-name="P90"/>
      <text:p text:style-name="P91">Read a specified configuration block </text:p>
      <text:p text:style-name="P83"/>
      <text:p text:style-name="P83">using GET command:</text:p>
      <text:p text:style-name="P83">Send it w/o a parameter, all implemented config blocks a transfered to the pc.</text:p>
      <text:p text:style-name="P78"><text:span text:style-name="T2">Send it with 1 byte parameter (config-block-id), only one block (or NAK if not available) </text:span><text:span text:style-name="T33">transferred</text:span><text:span text:style-name="T2"> back.</text:span></text:p>
      <text:p text:style-name="P83"/>
      <text:p text:style-name="P112"/>
      <text:h text:style-name="P201" text:outline-level="2"/>
      <text:h text:style-name="P206" text:outline-level="2">Commands</text:h>
      <text:h text:style-name="Heading_20_3" text:outline-level="3"><text:span text:style-name="T32">Mode (</text:span><text:span text:style-name="T7">RPTR_</text:span><text:span text:style-name="T12">S</text:span><text:span text:style-name="T7">ET_STATUS</text:span><text:span text:style-name="T8">)</text:span></text:h>
      <table:table table:name="Tabelle10" table:style-name="Tabelle10">
        <table:table-column table:style-name="Tabelle10.A"/>
        <table:table-column table:style-name="Tabelle10.B"/>
        <table:table-row>
          <table:table-cell table:style-name="Tabelle10.A1" office:value-type="string">
            <text:p text:style-name="P6">Command-byte:</text:p>
          </table:table-cell>
          <table:table-cell table:style-name="Tabelle10.B1" office:value-type="string">
            <text:p text:style-name="P46"><text:span text:style-name="ScreenText"><text:span text:style-name="T63">0x10</text:span></text:span></text:p>
          </table:table-cell>
        </table:table-row>
        <table:table-row>
          <table:table-cell table:style-name="Tabelle10.A1" office:value-type="string">
            <text:p text:style-name="P6">Parameters:</text:p>
          </table:table-cell>
          <table:table-cell table:style-name="Tabelle10.A1" office:value-type="string">
            <text:p text:style-name="P46"><text:span text:style-name="ScreenText"><text:span text:style-name="T63">1 control byte</text:span></text:span></text:p>
          </table:table-cell>
        </table:table-row>
      </table:table>
      <text:p text:style-name="P187"><text:span text:style-name="T104">This important command us used for enable or disable various firmware modules. It's the same command byte like “RPTR_GET_STATUS” but now with one byte as parameter as the single difference. This Parameter shout contain a Bitset where a '1' mean “enabled” and '0' “disabled'”. There are 4 modules defined:</text:span></text:p>
      <text:p text:style-name="P187"/>
      <text:p text:style-name="P82">Bit0: Enable/Disable Receiver <text:span text:style-name="T104">('1': power up ADC and enable FW reception function)</text:span></text:p>
      <text:p text:style-name="P82">Bit1: Enable/Disable Transmitter <text:span text:style-name="T104">('1': power up DAC circuits, enable FW logic for TX)</text:span></text:p>
      <text:p text:style-name="P82">Bit2: Enable/Disable PC Watchdog <text:span text:style-name="T104">('1' w/o PC communication RX/TX will be disabled after timeout)</text:span></text:p>
      <text:p text:style-name="P82">Bit3: Enable/Disable Checksum-Calculation <text:span text:style-name="T104">(“1” all follow packets must contain a valid crc)</text:span></text:p>
      <text:p text:style-name="P82"/>
      <text:p text:style-name="P82">-&gt; Command returns ACK if success or NAK.</text:p>
      <text:p text:style-name="P82"/>
      <text:p text:style-name="P189"><text:span text:style-name="T105">A 'NAK'' reply mean that something goes wrong on this DV-RPTR (hardware fault)... It's not implemented till V1.69b.</text:span></text:p>
      <text:h text:style-name="P211" text:outline-level="3"><text:span text:style-name="T32">Configuration (</text:span><text:span text:style-name="T7">RPTR_</text:span><text:span text:style-name="T9">S</text:span><text:span text:style-name="T7">ET_CONFIG</text:span><text:span text:style-name="T8">)</text:span></text:h>
      <table:table table:name="Tabelle11" table:style-name="Tabelle11">
        <table:table-column table:style-name="Tabelle11.A"/>
        <table:table-column table:style-name="Tabelle11.B"/>
        <table:table-row>
          <table:table-cell table:style-name="Tabelle11.A1" office:value-type="string">
            <text:p text:style-name="P6">Command-byte:</text:p>
          </table:table-cell>
          <table:table-cell table:style-name="Tabelle11.B1" office:value-type="string">
            <text:p text:style-name="P46"><text:span text:style-name="ScreenText"><text:span text:style-name="T63">0x14</text:span></text:span></text:p>
          </table:table-cell>
        </table:table-row>
        <table:table-row>
          <table:table-cell table:style-name="Tabelle11.A1" office:value-type="string">
            <text:p text:style-name="P6">Parameters:</text:p>
          </table:table-cell>
          <table:table-cell table:style-name="Tabelle11.A1" office:value-type="string">
            <text:p text:style-name="P46"><text:span text:style-name="T73">l</text:span><text:span text:style-name="T63">ist of </text:span><text:span text:style-name="T104">(supported)</text:span><text:span text:style-name="T73"> config blocks</text:span></text:p>
          </table:table-cell>
        </table:table-row>
      </table:table>
      <text:p text:style-name="P84">like GET_CONFIG, but to put the configuration into DV_RPTR.</text:p>
      <text:p text:style-name="P83">You can combine all blocks together or just send one or some blocks.</text:p>
      <text:p text:style-name="P78"><text:span text:style-name="T2">-&gt; this c</text:span><text:span text:style-name="T33">ommand</text:span><text:span text:style-name="T2"> returns a ACK, if configuration was accepted, otherwise NAK.</text:span></text:p>
      <text:p text:style-name="P113"/>
      <text:h text:style-name="P212" text:outline-level="3"/>
      <text:h text:style-name="P230" text:outline-level="3">Special Function Call</text:h>
      <text:p text:style-name="P114"><text:span text:style-name="T96">The SFC's (special function calls) are a group of various requests and commands used for control additional hardware, testing the DV-RPTR or check the capabilities. All sub-commands are highly depends on the firmware version (newer firmware = more SFCs). The PC application </text:span><text:span text:style-name="T69">MUST</text:span><text:span text:style-name="T96"> check the firmware version first to decide what SFC can be used.</text:span></text:p>
      <text:p text:style-name="P135"/>
      <text:h text:style-name="P213" text:outline-level="3"><text:span text:style-name="T32">Configuration (</text:span><text:span text:style-name="T7">RPTR_</text:span><text:span text:style-name="T9">S</text:span><text:span text:style-name="T7">ET_CONFIG</text:span><text:span text:style-name="T8">)</text:span></text:h>
      <table:table table:name="Tabelle19" table:style-name="Tabelle19">
        <table:table-column table:style-name="Tabelle19.A"/>
        <table:table-column table:style-name="Tabelle19.B"/>
        <table:table-row>
          <table:table-cell table:style-name="Tabelle19.A1" office:value-type="string">
            <text:p text:style-name="P7">Command-byte</text:p>
          </table:table-cell>
          <table:table-cell table:style-name="Tabelle19.B1" office:value-type="string">
            <text:p text:style-name="P47"><text:span text:style-name="ScreenText"><text:span text:style-name="T63">0x1</text:span></text:span><text:span text:style-name="ScreenText"><text:span text:style-name="T96">F</text:span></text:span></text:p>
          </table:table-cell>
        </table:table-row>
        <table:table-row>
          <table:table-cell table:style-name="Tabelle19.A1" office:value-type="string">
            <text:p text:style-name="P10">SFC byte</text:p>
          </table:table-cell>
          <table:table-cell table:style-name="Tabelle19.A1" office:value-type="string">
            <text:p text:style-name="P52">See list below</text:p>
          </table:table-cell>
        </table:table-row>
        <table:table-row>
          <table:table-cell table:style-name="Tabelle19.A1" office:value-type="string">
            <text:p text:style-name="P7">Parameter</text:p>
          </table:table-cell>
          <table:table-cell table:style-name="Tabelle19.A1" office:value-type="string">
            <text:p text:style-name="P52">Various, depends on SFC</text:p>
          </table:table-cell>
        </table:table-row>
      </table:table>
      <text:p text:style-name="P89">like GET_CONFIG, but to put the configuration into DV_RPTR.</text:p>
      <text:h text:style-name="P214" text:outline-level="3">SFC list</text:h>
      <text:h text:style-name="P235" text:outline-level="4">SFC_<text:span text:style-name="T97">TRX_CAPABILITIES</text:span></text:h>
      <table:table table:name="Tabelle26" table:style-name="Tabelle26">
        <table:table-column table:style-name="Tabelle26.A"/>
        <table:table-column table:style-name="Tabelle26.B"/>
        <table:table-row>
          <table:table-cell table:style-name="Tabelle26.A1" office:value-type="string">
            <text:p text:style-name="P11">min. Version</text:p>
          </table:table-cell>
          <table:table-cell table:style-name="Tabelle26.B1" office:value-type="string">
            <text:p text:style-name="P48"><text:span text:style-name="ScreenText"><text:span text:style-name="T96">1.</text:span></text:span><text:span text:style-name="ScreenText"><text:span text:style-name="T97">69</text:span></text:span></text:p>
          </table:table-cell>
        </table:table-row>
        <table:table-row>
          <table:table-cell table:style-name="Tabelle26.A1" office:value-type="string">
            <text:p text:style-name="P11">SFC byte</text:p>
          </table:table-cell>
          <table:table-cell table:style-name="Tabelle26.A1" office:value-type="string">
            <text:p text:style-name="P48"><text:span text:style-name="ScreenText"><text:span text:style-name="T96">0x</text:span></text:span><text:span text:style-name="ScreenText"><text:span text:style-name="T97">C</text:span></text:span><text:span text:style-name="ScreenText"><text:span text:style-name="T96">1</text:span></text:span></text:p>
          </table:table-cell>
        </table:table-row>
        <table:table-row>
          <table:table-cell table:style-name="Tabelle26.A1" office:value-type="string">
            <text:p text:style-name="P8">Parameter</text:p>
          </table:table-cell>
          <table:table-cell table:style-name="Tabelle26.A1" office:value-type="string">
            <text:p text:style-name="P53">none</text:p>
          </table:table-cell>
        </table:table-row>
      </table:table>
      <text:p text:style-name="P136">Returns the 4 byte long bitset of the internal radio, if installed (zero means = no internal TRX).</text:p>
      <text:h text:style-name="P235" text:outline-level="4">SFC_<text:span text:style-name="T97">DGL_CAPABILITIES</text:span></text:h>
      <table:table table:name="Tabelle27" table:style-name="Tabelle27">
        <table:table-column table:style-name="Tabelle27.A"/>
        <table:table-column table:style-name="Tabelle27.B"/>
        <table:table-row>
          <table:table-cell table:style-name="Tabelle27.A1" office:value-type="string">
            <text:p text:style-name="P11">min. Version</text:p>
          </table:table-cell>
          <table:table-cell table:style-name="Tabelle27.B1" office:value-type="string">
            <text:p text:style-name="P48"><text:span text:style-name="ScreenText"><text:span text:style-name="T96">1.</text:span></text:span><text:span text:style-name="ScreenText"><text:span text:style-name="T97">69</text:span></text:span></text:p>
          </table:table-cell>
        </table:table-row>
        <table:table-row>
          <table:table-cell table:style-name="Tabelle27.A1" office:value-type="string">
            <text:p text:style-name="P11">SFC byte</text:p>
          </table:table-cell>
          <table:table-cell table:style-name="Tabelle27.A1" office:value-type="string">
            <text:p text:style-name="P48"><text:span text:style-name="ScreenText"><text:span text:style-name="T96">0x</text:span></text:span><text:span text:style-name="ScreenText"><text:span text:style-name="T97">C2</text:span></text:span></text:p>
          </table:table-cell>
        </table:table-row>
        <table:table-row>
          <table:table-cell table:style-name="Tabelle27.A1" office:value-type="string">
            <text:p text:style-name="P8">Parameter</text:p>
          </table:table-cell>
          <table:table-cell table:style-name="Tabelle27.A1" office:value-type="string">
            <text:p text:style-name="P53">none</text:p>
          </table:table-cell>
        </table:table-row>
      </table:table>
      <text:p text:style-name="P136">Returns the 4 byte long bitset of the AMBE add-on <text:s/>(zero means = no AMBE add-on board found).</text:p>
      <text:h text:style-name="P236" text:outline-level="4">SFC_SWITCH_DATA_PORT</text:h>
      <table:table table:name="Tabelle22" table:style-name="Tabelle22">
        <table:table-column table:style-name="Tabelle22.A"/>
        <table:table-column table:style-name="Tabelle22.B"/>
        <table:table-row>
          <table:table-cell table:style-name="Tabelle22.A1" office:value-type="string">
            <text:p text:style-name="P10">min. Version</text:p>
          </table:table-cell>
          <table:table-cell table:style-name="Tabelle22.B1" office:value-type="string">
            <text:p text:style-name="P47"><text:span text:style-name="ScreenText"><text:span text:style-name="T96">1.70</text:span></text:span></text:p>
          </table:table-cell>
        </table:table-row>
        <table:table-row>
          <table:table-cell table:style-name="Tabelle22.A1" office:value-type="string">
            <text:p text:style-name="P10">SFC byte</text:p>
          </table:table-cell>
          <table:table-cell table:style-name="Tabelle22.A1" office:value-type="string">
            <text:p text:style-name="P47"><text:span text:style-name="ScreenText"><text:span text:style-name="T96">0x01</text:span></text:span></text:p>
          </table:table-cell>
        </table:table-row>
        <table:table-row>
          <table:table-cell table:style-name="Tabelle22.A1" office:value-type="string">
            <text:p text:style-name="P7">Parameter</text:p>
          </table:table-cell>
          <table:table-cell table:style-name="Tabelle22.A1" office:value-type="string">
            <text:p text:style-name="P52">1 Byte</text:p>
          </table:table-cell>
        </table:table-row>
      </table:table>
      <text:p text:style-name="P135">Parameter: 1 Byte, Bit 0 decides the active port for TX / RX messages (1 = serial).</text:p>
      <text:p text:style-name="P136">Returns ACK or NAK message (with Cmd + SFC prefix).</text:p>
      <text:h text:style-name="P236" text:outline-level="4">SFC_<text:span text:style-name="T97">GET_CURR_RSSI</text:span></text:h>
      <table:table table:name="Tabelle23" table:style-name="Tabelle23">
        <table:table-column table:style-name="Tabelle23.A"/>
        <table:table-column table:style-name="Tabelle23.B"/>
        <table:table-row>
          <table:table-cell table:style-name="Tabelle23.A1" office:value-type="string">
            <text:p text:style-name="P10">min. Version</text:p>
          </table:table-cell>
          <table:table-cell table:style-name="Tabelle23.B1" office:value-type="string">
            <text:p text:style-name="P47"><text:span text:style-name="ScreenText"><text:span text:style-name="T96">1.</text:span></text:span><text:span text:style-name="ScreenText"><text:span text:style-name="T97">69</text:span></text:span></text:p>
          </table:table-cell>
        </table:table-row>
        <table:table-row>
          <table:table-cell table:style-name="Tabelle23.A1" office:value-type="string">
            <text:p text:style-name="P10">SFC byte</text:p>
          </table:table-cell>
          <table:table-cell table:style-name="Tabelle23.A1" office:value-type="string">
            <text:p text:style-name="P47"><text:span text:style-name="ScreenText"><text:span text:style-name="T96">0x0</text:span></text:span><text:span text:style-name="ScreenText"><text:span text:style-name="T97">8</text:span></text:span></text:p>
          </table:table-cell>
        </table:table-row>
        <table:table-row>
          <table:table-cell table:style-name="Tabelle23.A1" office:value-type="string">
            <text:p text:style-name="P7">Parameter</text:p>
          </table:table-cell>
          <table:table-cell table:style-name="Tabelle23.A1" office:value-type="string">
            <text:p text:style-name="P53">none</text:p>
          </table:table-cell>
        </table:table-row>
      </table:table>
      <text:p text:style-name="P136">Returns message containing the current RSSI value.</text:p>
      <text:h text:style-name="P235" text:outline-level="4">SFC_<text:span text:style-name="T97">CORRECT_TX_CLOCK</text:span></text:h>
      <table:table table:name="Tabelle24" table:style-name="Tabelle24">
        <table:table-column table:style-name="Tabelle24.A"/>
        <table:table-column table:style-name="Tabelle24.B"/>
        <table:table-row>
          <table:table-cell table:style-name="Tabelle24.A1" office:value-type="string">
            <text:p text:style-name="P11">min. Version</text:p>
          </table:table-cell>
          <table:table-cell table:style-name="Tabelle24.B1" office:value-type="string">
            <text:p text:style-name="P48"><text:span text:style-name="ScreenText"><text:span text:style-name="T96">1.</text:span></text:span><text:span text:style-name="ScreenText"><text:span text:style-name="T97">69</text:span></text:span></text:p>
          </table:table-cell>
        </table:table-row>
        <table:table-row>
          <table:table-cell table:style-name="Tabelle24.A1" office:value-type="string">
            <text:p text:style-name="P11">SFC byte</text:p>
          </table:table-cell>
          <table:table-cell table:style-name="Tabelle24.A1" office:value-type="string">
            <text:p text:style-name="P48"><text:span text:style-name="ScreenText"><text:span text:style-name="T96">0x1</text:span></text:span><text:span text:style-name="ScreenText"><text:span text:style-name="T97">0</text:span></text:span></text:p>
          </table:table-cell>
        </table:table-row>
        <table:table-row>
          <table:table-cell table:style-name="Tabelle24.A1" office:value-type="string">
            <text:p text:style-name="P8">Parameter</text:p>
          </table:table-cell>
          <table:table-cell table:style-name="Tabelle24.A1" office:value-type="string">
            <text:p text:style-name="P53">1 long int (32bit)</text:p>
          </table:table-cell>
        </table:table-row>
      </table:table>
      <text:p text:style-name="P136">Tune the soft PLL for generating the 4800baud transmission clock + / - 131071 ticks. Non permanent.</text:p>
      <text:p text:style-name="P136">Returns ACK or NAK message (with Cmd + SFC prefix).</text:p>
      <text:h text:style-name="P235" text:outline-level="4"><text:soft-page-break/>SFC_<text:span text:style-name="T97">TWI_WRITE</text:span></text:h>
      <table:table table:name="Tabelle25" table:style-name="Tabelle25">
        <table:table-column table:style-name="Tabelle25.A"/>
        <table:table-column table:style-name="Tabelle25.B"/>
        <table:table-row>
          <table:table-cell table:style-name="Tabelle25.A1" office:value-type="string">
            <text:p text:style-name="P11">min. Version</text:p>
          </table:table-cell>
          <table:table-cell table:style-name="Tabelle25.B1" office:value-type="string">
            <text:p text:style-name="P48"><text:span text:style-name="ScreenText"><text:span text:style-name="T96">1.</text:span></text:span><text:span text:style-name="ScreenText"><text:span text:style-name="T97">69</text:span></text:span></text:p>
          </table:table-cell>
        </table:table-row>
        <table:table-row>
          <table:table-cell table:style-name="Tabelle25.A1" office:value-type="string">
            <text:p text:style-name="P11">SFC byte</text:p>
          </table:table-cell>
          <table:table-cell table:style-name="Tabelle25.A1" office:value-type="string">
            <text:p text:style-name="P48"><text:span text:style-name="ScreenText"><text:span text:style-name="T96">0x</text:span></text:span><text:span text:style-name="ScreenText"><text:span text:style-name="T97">2</text:span></text:span><text:span text:style-name="ScreenText"><text:span text:style-name="T96">1</text:span></text:span></text:p>
          </table:table-cell>
        </table:table-row>
        <table:table-row>
          <table:table-cell table:style-name="Tabelle25.A1" office:value-type="string">
            <text:p text:style-name="P8">Parameter</text:p>
          </table:table-cell>
          <table:table-cell table:style-name="Tabelle25.A1" office:value-type="string">
            <text:p text:style-name="P53">TWI address + data</text:p>
          </table:table-cell>
        </table:table-row>
      </table:table>
      <text:p text:style-name="P136">Returns ACK or NAK message (with Cmd + SFC prefix) asynchronously.</text:p>
      <text:h text:style-name="P235" text:outline-level="4">SFC_<text:span text:style-name="T97">DGL_MANUALPTT</text:span></text:h>
      <table:table table:name="Tabelle28" table:style-name="Tabelle28">
        <table:table-column table:style-name="Tabelle28.A"/>
        <table:table-column table:style-name="Tabelle28.B"/>
        <table:table-row>
          <table:table-cell table:style-name="Tabelle28.A1" office:value-type="string">
            <text:p text:style-name="P11">min. Version</text:p>
          </table:table-cell>
          <table:table-cell table:style-name="Tabelle28.B1" office:value-type="string">
            <text:p text:style-name="P48"><text:span text:style-name="ScreenText"><text:span text:style-name="T96">1.</text:span></text:span><text:span text:style-name="ScreenText"><text:span text:style-name="T97">69</text:span></text:span></text:p>
          </table:table-cell>
        </table:table-row>
        <table:table-row>
          <table:table-cell table:style-name="Tabelle28.A1" office:value-type="string">
            <text:p text:style-name="P11">SFC byte</text:p>
          </table:table-cell>
          <table:table-cell table:style-name="Tabelle28.A1" office:value-type="string">
            <text:p text:style-name="P48"><text:span text:style-name="ScreenText"><text:span text:style-name="T96">0x</text:span></text:span><text:span text:style-name="ScreenText"><text:span text:style-name="T97">40</text:span></text:span></text:p>
          </table:table-cell>
        </table:table-row>
        <table:table-row>
          <table:table-cell table:style-name="Tabelle28.A1" office:value-type="string">
            <text:p text:style-name="P8">Parameter</text:p>
          </table:table-cell>
          <table:table-cell table:style-name="Tabelle28.A1" office:value-type="string">
            <text:p text:style-name="P53">1 byte</text:p>
          </table:table-cell>
        </table:table-row>
      </table:table>
      <text:p text:style-name="P136">Bit 0 of the parameter controls the PTT, set to '1' results in start a transmission like the user has pressed the PTT button on the connected microphone.</text:p>
      <text:h text:style-name="P235" text:outline-level="4">SFC_<text:span text:style-name="T97">DGL_VOLUMECTRL</text:span></text:h>
      <table:table table:name="Tabelle29" table:style-name="Tabelle29">
        <table:table-column table:style-name="Tabelle29.A"/>
        <table:table-column table:style-name="Tabelle29.B"/>
        <table:table-row>
          <table:table-cell table:style-name="Tabelle29.A1" office:value-type="string">
            <text:p text:style-name="P11">min. Version</text:p>
          </table:table-cell>
          <table:table-cell table:style-name="Tabelle29.B1" office:value-type="string">
            <text:p text:style-name="P48"><text:span text:style-name="ScreenText"><text:span text:style-name="T96">1.</text:span></text:span><text:span text:style-name="ScreenText"><text:span text:style-name="T97">69</text:span></text:span></text:p>
          </table:table-cell>
        </table:table-row>
        <table:table-row>
          <table:table-cell table:style-name="Tabelle29.A1" office:value-type="string">
            <text:p text:style-name="P11">SFC byte</text:p>
          </table:table-cell>
          <table:table-cell table:style-name="Tabelle29.A1" office:value-type="string">
            <text:p text:style-name="P48"><text:span text:style-name="ScreenText"><text:span text:style-name="T96">0x</text:span></text:span><text:span text:style-name="ScreenText"><text:span text:style-name="T97">41</text:span></text:span></text:p>
          </table:table-cell>
        </table:table-row>
        <table:table-row>
          <table:table-cell table:style-name="Tabelle29.A1" office:value-type="string">
            <text:p text:style-name="P8">Parameter</text:p>
          </table:table-cell>
          <table:table-cell table:style-name="Tabelle29.A1" office:value-type="string">
            <text:p text:style-name="P53">2 byte</text:p>
          </table:table-cell>
        </table:table-row>
      </table:table>
      <text:p text:style-name="P136">With this SFC the PC application controls volume or gain w/o changing the configuration. The fist parameter is a selector:</text:p>
      <text:p text:style-name="P136">0 = DAC (main) volume (effects both outputs)</text:p>
      <text:p text:style-name="P131"><text:span text:style-name="T97">1 = Headset volume (</text:span><text:span text:style-name="T98">used to set relative volume, speaker volume unchanged)</text:span></text:p>
      <text:p text:style-name="P137">2 = Speaker volume (headset volume unchanged)</text:p>
      <text:p text:style-name="P137">3 = ADC microphone gain</text:p>
      <text:p text:style-name="P137">The second parameter is a signed byte in 0.5dB resolutions. Keep in mind, that all three value has differed borders (see TLV320AIC3120 datasheet for details).</text:p>
      <text:h text:style-name="P237" text:outline-level="4">SFC_<text:span text:style-name="T98">DGL_ADCFILTER</text:span></text:h>
      <table:table table:name="Tabelle30" table:style-name="Tabelle30">
        <table:table-column table:style-name="Tabelle30.A"/>
        <table:table-column table:style-name="Tabelle30.B"/>
        <table:table-row>
          <table:table-cell table:style-name="Tabelle30.A1" office:value-type="string">
            <text:p text:style-name="P12">min. Version</text:p>
          </table:table-cell>
          <table:table-cell table:style-name="Tabelle30.B1" office:value-type="string">
            <text:p text:style-name="P49"><text:span text:style-name="ScreenText"><text:span text:style-name="T96">1.</text:span></text:span><text:span text:style-name="ScreenText"><text:span text:style-name="T97">69</text:span></text:span></text:p>
          </table:table-cell>
        </table:table-row>
        <table:table-row>
          <table:table-cell table:style-name="Tabelle30.A1" office:value-type="string">
            <text:p text:style-name="P12">SFC byte</text:p>
          </table:table-cell>
          <table:table-cell table:style-name="Tabelle30.A1" office:value-type="string">
            <text:p text:style-name="P49"><text:span text:style-name="ScreenText"><text:span text:style-name="T96">0x</text:span></text:span><text:span text:style-name="ScreenText"><text:span text:style-name="T98">44</text:span></text:span></text:p>
          </table:table-cell>
        </table:table-row>
        <table:table-row>
          <table:table-cell table:style-name="Tabelle30.A1" office:value-type="string">
            <text:p text:style-name="P9">Parameter</text:p>
          </table:table-cell>
          <table:table-cell table:style-name="Tabelle30.A1" office:value-type="string">
            <text:p text:style-name="P55">various</text:p>
          </table:table-cell>
        </table:table-row>
      </table:table>
      <text:h text:style-name="P237" text:outline-level="4">SFC_<text:span text:style-name="T98">DGL_ERRREG</text:span></text:h>
      <table:table table:name="Tabelle31" table:style-name="Tabelle31">
        <table:table-column table:style-name="Tabelle31.A"/>
        <table:table-column table:style-name="Tabelle31.B"/>
        <table:table-row>
          <table:table-cell table:style-name="Tabelle31.A1" office:value-type="string">
            <text:p text:style-name="P12">min. Version</text:p>
          </table:table-cell>
          <table:table-cell table:style-name="Tabelle31.B1" office:value-type="string">
            <text:p text:style-name="P49"><text:span text:style-name="ScreenText"><text:span text:style-name="T96">1.</text:span></text:span><text:span text:style-name="ScreenText"><text:span text:style-name="T98">70</text:span></text:span></text:p>
          </table:table-cell>
        </table:table-row>
        <table:table-row>
          <table:table-cell table:style-name="Tabelle31.A1" office:value-type="string">
            <text:p text:style-name="P12">SFC byte</text:p>
          </table:table-cell>
          <table:table-cell table:style-name="Tabelle31.A1" office:value-type="string">
            <text:p text:style-name="P49"><text:span text:style-name="ScreenText"><text:span text:style-name="T96">0x</text:span></text:span><text:span text:style-name="ScreenText"><text:span text:style-name="T98">4F</text:span></text:span></text:p>
          </table:table-cell>
        </table:table-row>
        <table:table-row>
          <table:table-cell table:style-name="Tabelle31.A1" office:value-type="string">
            <text:p text:style-name="P9">Parameter</text:p>
          </table:table-cell>
          <table:table-cell table:style-name="Tabelle31.A1" office:value-type="string">
            <text:p text:style-name="P54">none</text:p>
          </table:table-cell>
        </table:table-row>
      </table:table>
      <text:p text:style-name="P132"><text:span text:style-name="T97">Returns the 4 byte long </text:span><text:span text:style-name="T98">firmware error counter (counts communication errors between µC and AMBE-2020 or TLV320AIC3120).</text:span></text:p>
      <text:h text:style-name="P237" text:outline-level="4">SFC_<text:span text:style-name="T98">DEFAULT_CONFIGS</text:span></text:h>
      <table:table table:name="Tabelle32" table:style-name="Tabelle32">
        <table:table-column table:style-name="Tabelle32.A"/>
        <table:table-column table:style-name="Tabelle32.B"/>
        <table:table-row>
          <table:table-cell table:style-name="Tabelle32.A1" office:value-type="string">
            <text:p text:style-name="P12">min. Version</text:p>
          </table:table-cell>
          <table:table-cell table:style-name="Tabelle32.B1" office:value-type="string">
            <text:p text:style-name="P49"><text:span text:style-name="ScreenText"><text:span text:style-name="T96">1.</text:span></text:span><text:span text:style-name="ScreenText"><text:span text:style-name="T98">69</text:span></text:span></text:p>
          </table:table-cell>
        </table:table-row>
        <table:table-row>
          <table:table-cell table:style-name="Tabelle32.A1" office:value-type="string">
            <text:p text:style-name="P12">SFC byte</text:p>
          </table:table-cell>
          <table:table-cell table:style-name="Tabelle32.A1" office:value-type="string">
            <text:p text:style-name="P49"><text:span text:style-name="ScreenText"><text:span text:style-name="T96">0x</text:span></text:span><text:span text:style-name="ScreenText"><text:span text:style-name="T98">80</text:span></text:span></text:p>
          </table:table-cell>
        </table:table-row>
        <table:table-row>
          <table:table-cell table:style-name="Tabelle32.A1" office:value-type="string">
            <text:p text:style-name="P9">Parameter</text:p>
          </table:table-cell>
          <table:table-cell table:style-name="Tabelle32.A1" office:value-type="string">
            <text:p text:style-name="P54">none</text:p>
          </table:table-cell>
        </table:table-row>
      </table:table>
      <text:p text:style-name="P137">Load all configuration blocks from EEProm (only existing). Restores start-up configuration.</text:p>
      <text:h text:style-name="P237" text:outline-level="4">SFC_<text:span text:style-name="T98">STORE_CONFIC</text:span></text:h>
      <table:table table:name="Tabelle33" table:style-name="Tabelle33">
        <table:table-column table:style-name="Tabelle33.A"/>
        <table:table-column table:style-name="Tabelle33.B"/>
        <table:table-row>
          <table:table-cell table:style-name="Tabelle33.A1" office:value-type="string">
            <text:p text:style-name="P12">min. Version</text:p>
          </table:table-cell>
          <table:table-cell table:style-name="Tabelle33.B1" office:value-type="string">
            <text:p text:style-name="P49"><text:span text:style-name="ScreenText"><text:span text:style-name="T96">1.</text:span></text:span><text:span text:style-name="ScreenText"><text:span text:style-name="T97">69</text:span></text:span></text:p>
          </table:table-cell>
        </table:table-row>
        <table:table-row>
          <table:table-cell table:style-name="Tabelle33.A1" office:value-type="string">
            <text:p text:style-name="P12">SFC byte</text:p>
          </table:table-cell>
          <table:table-cell table:style-name="Tabelle33.A1" office:value-type="string">
            <text:p text:style-name="P49"><text:span text:style-name="ScreenText"><text:span text:style-name="T96">0x</text:span></text:span><text:span text:style-name="ScreenText"><text:span text:style-name="T98">8</text:span></text:span><text:span text:style-name="ScreenText"><text:span text:style-name="T96">1</text:span></text:span></text:p>
          </table:table-cell>
        </table:table-row>
        <table:table-row>
          <table:table-cell table:style-name="Tabelle33.A1" office:value-type="string">
            <text:p text:style-name="P9">Parameter</text:p>
          </table:table-cell>
          <table:table-cell table:style-name="Tabelle33.A1" office:value-type="string">
            <text:p text:style-name="P54">none</text:p>
          </table:table-cell>
        </table:table-row>
      </table:table>
      <text:p text:style-name="P137"><text:soft-page-break/>Write all configuration blocks into the EEProm (skipping block for not existing optional hardware).</text:p>
      <text:h text:style-name="P237" text:outline-level="4">SFC_<text:span text:style-name="T98">RESET</text:span></text:h>
      <table:table table:name="Tabelle34" table:style-name="Tabelle34">
        <table:table-column table:style-name="Tabelle34.A"/>
        <table:table-column table:style-name="Tabelle34.B"/>
        <table:table-row>
          <table:table-cell table:style-name="Tabelle34.A1" office:value-type="string">
            <text:p text:style-name="P12">min. Version</text:p>
          </table:table-cell>
          <table:table-cell table:style-name="Tabelle34.B1" office:value-type="string">
            <text:p text:style-name="P49"><text:span text:style-name="ScreenText"><text:span text:style-name="T96">1.</text:span></text:span><text:span text:style-name="ScreenText"><text:span text:style-name="T97">69</text:span></text:span></text:p>
          </table:table-cell>
        </table:table-row>
        <table:table-row>
          <table:table-cell table:style-name="Tabelle34.A1" office:value-type="string">
            <text:p text:style-name="P12">SFC byte</text:p>
          </table:table-cell>
          <table:table-cell table:style-name="Tabelle34.A1" office:value-type="string">
            <text:p text:style-name="P49"><text:span text:style-name="ScreenText"><text:span text:style-name="T96">0x</text:span></text:span><text:span text:style-name="ScreenText"><text:span text:style-name="T98">F</text:span></text:span><text:span text:style-name="ScreenText"><text:span text:style-name="T96">1</text:span></text:span></text:p>
          </table:table-cell>
        </table:table-row>
        <table:table-row>
          <table:table-cell table:style-name="Tabelle34.A1" office:value-type="string">
            <text:p text:style-name="P9">Parameter</text:p>
          </table:table-cell>
          <table:table-cell table:style-name="Tabelle34.A1" office:value-type="string">
            <text:p text:style-name="P55">4 byte key (serial number)</text:p>
          </table:table-cell>
        </table:table-row>
      </table:table>
      <text:p text:style-name="P137">Do a software reset of the DV-RPTR (only if serial number is correct).</text:p>
      <text:h text:style-name="P237" text:outline-level="4">SFC_<text:span text:style-name="T98">FORCE_BOOTLOADER</text:span></text:h>
      <table:table table:name="Tabelle35" table:style-name="Tabelle35">
        <table:table-column table:style-name="Tabelle35.A"/>
        <table:table-column table:style-name="Tabelle35.B"/>
        <table:table-row>
          <table:table-cell table:style-name="Tabelle35.A1" office:value-type="string">
            <text:p text:style-name="P12">min. Version</text:p>
          </table:table-cell>
          <table:table-cell table:style-name="Tabelle35.B1" office:value-type="string">
            <text:p text:style-name="P49"><text:span text:style-name="ScreenText"><text:span text:style-name="T96">1.</text:span></text:span><text:span text:style-name="ScreenText"><text:span text:style-name="T97">69</text:span></text:span></text:p>
          </table:table-cell>
        </table:table-row>
        <table:table-row>
          <table:table-cell table:style-name="Tabelle35.A1" office:value-type="string">
            <text:p text:style-name="P12">SFC byte</text:p>
          </table:table-cell>
          <table:table-cell table:style-name="Tabelle35.A1" office:value-type="string">
            <text:p text:style-name="P49"><text:span text:style-name="ScreenText"><text:span text:style-name="T96">0x</text:span></text:span><text:span text:style-name="ScreenText"><text:span text:style-name="T98">F2</text:span></text:span></text:p>
          </table:table-cell>
        </table:table-row>
        <table:table-row>
          <table:table-cell table:style-name="Tabelle35.A1" office:value-type="string">
            <text:p text:style-name="P9">Parameter</text:p>
          </table:table-cell>
          <table:table-cell table:style-name="Tabelle35.A1" office:value-type="string">
            <text:p text:style-name="P55">4 byte key (serial number)</text:p>
          </table:table-cell>
        </table:table-row>
      </table:table>
      <text:p text:style-name="P137">Set the permanent “force bootloader” flashrom fuse and do a software reset.</text:p>
      <text:p text:style-name="P132"><text:span text:style-name="T70">Warning:</text:span><text:span text:style-name="T98"> After this SFC, the PC must update / flash a firmware intro the DV-RPTR to set the device to normal operation. Without this, the DV-RPTR jumps into the DFU bootloader every power-up!</text:span></text:p>
      <text:p text:style-name="P137"/>
      <text:h text:style-name="P207" text:outline-level="2">Transmitting D-Star <text:span text:style-name="T90">D</text:span>ata</text:h>
      <text:p text:style-name="P150">A valid D-Star stream contains several 1-time transmitted fields and the repeated 20ms voice-data block. For details see JARL protocol specification. The structure on HF looks like this:</text:p>
      <table:table table:name="D-StarHF" table:style-name="D-StarHF">
        <table:table-column table:style-name="D-StarHF.A"/>
        <table:table-column table:style-name="D-StarHF.B"/>
        <table:table-column table:style-name="D-StarHF.C"/>
        <table:table-column table:style-name="D-StarHF.D"/>
        <table:table-column table:style-name="D-StarHF.E"/>
        <table:table-row>
          <table:table-cell table:style-name="D-StarHF.A1" office:value-type="string">
            <text:p text:style-name="P39"><text:span text:style-name="ScreenText"><text:span text:style-name="T52">Preamble</text:span></text:span></text:p>
            <text:p text:style-name="P39"><text:span text:style-name="ScreenText"><text:span text:style-name="T52">(&gt;= 32bit)</text:span></text:span></text:p>
          </table:table-cell>
          <table:table-cell table:style-name="D-StarHF.A1" office:value-type="string">
            <text:p text:style-name="P39"><text:span text:style-name="ScreenText"><text:span text:style-name="T52">Start-Pattern </text:span></text:span></text:p>
            <text:p text:style-name="P39"><text:span text:style-name="ScreenText"><text:span text:style-name="T52">(15 bit)</text:span></text:span></text:p>
          </table:table-cell>
          <table:table-cell table:style-name="D-StarHF.A1" office:value-type="string">
            <text:p text:style-name="P39"><text:span text:style-name="ScreenText"><text:span text:style-name="T52">Header with FEC (660bit)</text:span></text:span></text:p>
          </table:table-cell>
          <table:table-cell table:style-name="D-StarHF.A1" office:value-type="string">
            <text:p text:style-name="P39"><text:span text:style-name="ScreenText"><text:span text:style-name="T52">AMBE-Data</text:span></text:span></text:p>
            <text:p text:style-name="P39"><text:span text:style-name="ScreenText"><text:span text:style-name="T52">(72bit)</text:span></text:span></text:p>
          </table:table-cell>
          <table:table-cell table:style-name="D-StarHF.A1" office:value-type="string">
            <text:p text:style-name="P39"><text:span text:style-name="ScreenText"><text:span text:style-name="T52">Slow-Data</text:span></text:span></text:p>
            <text:p text:style-name="P39"><text:span text:style-name="ScreenText"><text:span text:style-name="T52">(24bit)</text:span></text:span></text:p>
          </table:table-cell>
        </table:table-row>
      </table:table>
      <text:p text:style-name="P118"/>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40"><text:span text:style-name="ScreenText"><text:span text:style-name="T52">AMBE-Data</text:span></text:span></text:p>
            <text:p text:style-name="P40"><text:span text:style-name="ScreenText"><text:span text:style-name="T52">(72bit)</text:span></text:span></text:p>
          </table:table-cell>
          <table:table-cell table:style-name="Tabelle6.B1" office:value-type="string">
            <text:p text:style-name="P40"><text:span text:style-name="ScreenText"><text:span text:style-name="T52">Slow-Data</text:span></text:span></text:p>
            <text:p text:style-name="P40"><text:span text:style-name="ScreenText"><text:span text:style-name="T52">(24bit)</text:span></text:span></text:p>
          </table:table-cell>
          <table:table-cell table:style-name="Tabelle6.B1" office:value-type="string">
            <text:p text:style-name="P40"><text:span text:style-name="ScreenText"><text:span text:style-name="T52">...</text:span></text:span></text:p>
          </table:table-cell>
          <table:table-cell table:style-name="Tabelle6.B1" office:value-type="string">
            <text:p text:style-name="P40"><text:span text:style-name="ScreenText"><text:span text:style-name="T52">AMBE-Data</text:span></text:span></text:p>
            <text:p text:style-name="P40"><text:span text:style-name="ScreenText"><text:span text:style-name="T52">(72bit)</text:span></text:span></text:p>
          </table:table-cell>
          <table:table-cell table:style-name="Tabelle6.E1" office:value-type="string">
            <text:p text:style-name="P40"><text:span text:style-name="ScreenText"><text:span text:style-name="T53">Stop-Pattern</text:span></text:span></text:p>
            <text:p text:style-name="P40"><text:span text:style-name="ScreenText"><text:span text:style-name="T53">(32+15bit)</text:span></text:span></text:p>
          </table:table-cell>
        </table:table-row>
      </table:table>
      <text:p text:style-name="P150"/>
      <text:p text:style-name="P176"><text:span text:style-name="T90">First of all the Transmitter must be </text:span><text:span text:style-name="T67">enabled</text:span><text:span text:style-name="T90"> with the RPTR_SET_STATUS command. Sending messages for a transmission w/o enabling results in </text:span><text:span text:style-name="T67">NAK</text:span><text:span text:style-name="T90"> answers to every message.</text:span></text:p>
      <text:p text:style-name="P179"/>
      <text:p text:style-name="Text"><text:span text:style-name="T59">To start a new D-Star transmission you can use the </text:span><text:span text:style-name="ScreenText"><text:span text:style-name="T59">RPTR_START</text:span></text:span><text:span text:style-name="T59"> or the </text:span><text:span text:style-name="ScreenText"><text:span text:style-name="T59">RPTR_HEADER</text:span></text:span><text:span text:style-name="T59"> message.</text:span></text:p>
      <text:p text:style-name="P151"/>
      <text:p text:style-name="P147"><text:span text:style-name="T59">Usage and benefit of the optional </text:span><text:span text:style-name="ScreenText"><text:span text:style-name="T59">RPTR_START</text:span></text:span><text:span text:style-name="T59"> message:</text:span></text:p>
      <text:p text:style-name="P147"><text:span text:style-name="T59">In the situation of a repeater or a multi-HF (more than one DV-RPTR) configuration you can detect the beginning reception 138ms before you got the decoded header-data. Now it makes sense to start the transmitter to reduce the system-delay and mark the TX channel as “busy”. The DV-RPTR keeps up to 420ms after the TX-Delay transmitting the preamble. Within this time you should send the </text:span><text:span text:style-name="ScreenText"><text:span text:style-name="T59">RPTR_HEADER</text:span></text:span><text:span text:style-name="T59"> message.</text:span></text:p>
      <text:p text:style-name="P152"/>
      <text:p text:style-name="P148"><text:span text:style-name="T60">Once </text:span><text:span text:style-name="ScreenText"><text:span text:style-name="T60">RPTR_HEADER</text:span></text:span><text:span text:style-name="T60"> is transmitted to the DV-RPTR the “indexed buffer” logic must be used to transfer </text:span><text:span text:style-name="ScreenText"><text:span text:style-name="T60">RPTR_DATA</text:span></text:span><text:span text:style-name="T60"> messages.</text:span></text:p>
      <text:p text:style-name="P148"><text:span text:style-name="T60">If the stream ends, you send a </text:span><text:span text:style-name="ScreenText"><text:span text:style-name="T60">RPTR_EOT</text:span></text:span><text:span text:style-name="T60"> message to the DV</text:span><text:span text:style-name="T91">-</text:span><text:span text:style-name="T60">RPTR.</text:span></text:p>
      <text:h text:style-name="P216" text:outline-level="3">Stream counting</text:h>
      <text:p text:style-name="P149"><text:span text:style-name="T61">Every DV stream you send to the modem contains a ID (one byte number). This stream ID isn't transferred o</text:span><text:span text:style-name="T62">v</text:span><text:span text:style-name="T61">er HF. It helps to separate the streams on the DV-RPTR modem. The DV-RPTR is capable to transmit only one stream at the same time. </text:span><text:span text:style-name="T62">A new stream must contain a new stream ID different from the previous one. Beginning a stream with </text:span><text:span text:style-name="ScreenText"><text:span text:style-name="T62">RPTR_START</text:span></text:span><text:span text:style-name="T62"> / </text:span><text:span text:style-name="ScreenText"><text:span text:style-name="T62">RPTR_HEADER</text:span></text:span><text:span text:style-name="T62"> you select a new ID (for example up-counting).</text:span></text:p>
      <text:p text:style-name="P153">After this message all <text:span text:style-name="ScreenText">RPTR_DATA</text:span> messages with another ID will be ignored: If some process (playback...) keep transmitting data it doesn't matter. Only the valid <text:span text:style-name="ScreenText">RPTR_DATA</text:span> will be processed.</text:p>
      <text:h text:style-name="P217" text:outline-level="3">Considerations</text:h>
      <text:p text:style-name="P148"><text:span text:style-name="T60">What happen, if the DV-RPTR already transmits and gets a new (new stream ID) </text:span><text:span text:style-name="ScreenText"><text:span text:style-name="T60">RPTR_START</text:span></text:span><text:span text:style-name="T60"> message?</text:span></text:p>
      <text:p text:style-name="P154">Answer: Nothing: This message will be ignored.</text:p>
      <text:p text:style-name="P148"><text:span text:style-name="T60">What happen, if the DV-RPTR already transmits and gets a new </text:span><text:span text:style-name="ScreenText"><text:span text:style-name="T60">RPTR_HEADER</text:span></text:span><text:span text:style-name="T60"> message?</text:span></text:p>
      <text:p text:style-name="P148"><text:span text:style-name="T60">Answer: </text:span><text:span text:style-name="T61">The DV-RPTR stops the current stream after finishing the current voice-data (within a span of 0-20ms), transmits the Stop-Pattern, a preamble followed by a new Start-Pattern and the new header. This behaviour is like a break.</text:span></text:p>
      <text:p text:style-name="P155">How the break can prevented?</text:p>
      <text:p text:style-name="P149"><text:span text:style-name="T61">For every “normal” transmissions you should check the TX </text:span><text:span text:style-name="T91">s</text:span><text:span text:style-name="T61">tate enumeration (</text:span><text:span text:style-name="ScreenText"><text:span text:style-name="T61">RPTR_STATUS</text:span></text:span><text:span text:style-name="T61"> request). Example: A emergency or break transmission should result in an immediately start of this stream. A local stream you can handle in this way too, but on normal UDP streams you should consider the TX </text:span><text:span text:style-name="T91">s</text:span><text:span text:style-name="T61">tate and begin with the new on if TX </text:span><text:span text:style-name="T91">s</text:span><text:span text:style-name="T61">tate is “last frame”, “eot” or “idle”.</text:span></text:p>
      <text:h text:style-name="P218" text:outline-level="3">PTT Logic</text:h>
      <text:p text:style-name="P128"><text:span text:style-name="T91">The PTT output is updated by the DV-RPTR firmware automatically. All necessary timings (TX delay, EOT tail) are done by the firmware. It's possible to deactivate the PTT permanently (for using the AMBE </text:span><text:span text:style-name="T96">add-on</text:span><text:span text:style-name="T91"> for example).</text:span></text:p>
      <text:h text:style-name="P215" text:outline-level="3"><text:soft-page-break/>Indexed <text:span text:style-name="T91">B</text:span>uffer <text:span text:style-name="T91">L</text:span>ogic</text:h>
      <text:p text:style-name="P180">One of the most difficult points is the realized logic to transfer voice data packets into the DV-RPTR. This logic eliminates the need of buffers and sorting voice packets on the PC application.</text:p>
      <text:p text:style-name="P156"><text:span text:style-name="T91">By default the DV-RPR offers the PC a transmit buffer of 252 (12 x 21) positions for 20ms voice-data. The PC application should read out the value using the RPTR_STATUS command. </text:span><text:span text:style-name="T92">After a transmission is established (</text:span><text:span text:style-name="ScreenText"><text:span text:style-name="T92">RPTR_HEADER</text:span></text:span><text:span text:style-name="T92"> message </text:span><text:span text:style-name="ScreenText"><text:span text:style-name="T92">0x18</text:span></text:span><text:span text:style-name="T92">) the PC application 'copies' the voice-data into this buffer using the index-byte. All buffer positions are initialized with a silence frame in the moment a </text:span><text:span text:style-name="ScreenText"><text:span text:style-name="T92">RPTR_HEADER</text:span></text:span><text:span text:style-name="T92"> message is handled.</text:span></text:p>
      <text:p text:style-name="P157"><text:span text:style-name="T92">The DV-RPTR begins 137.5ms + TX delay with sending from buffer index </text:span><text:span text:style-name="ScreenText"><text:span text:style-name="T92">0x00</text:span></text:span><text:span text:style-name="T92"> regardless if it contains new data. Transmitting keeps established till a </text:span><text:span text:style-name="ScreenText"><text:span text:style-name="T92">RPTR_EOT</text:span></text:span><text:span text:style-name="T92"> message is received or no new voice-data appear in the time the hole buffer is transmitted (252 positions ^= 5040ms). With every new voice-data this timeout is updated.</text:span></text:p>
      <text:p text:style-name="P181">A PC application that handles an UDP-RTP stream needs only a timestamp-to-index calculation. If you got data with 0-to-20 (frame-sync-length) index numbers needs to add a “block offset” updated if a 'proofed' new packet contains index lower than the last 'in line' packet.</text:p>
      <text:h text:style-name="P219" text:outline-level="3">Messages for Transmitting</text:h>
      <text:h text:style-name="Heading_20_4" text:outline-level="4">RPTR_START (0x16)</text:h>
      <text:p text:style-name="P182">An optional control-message. Only needed to shorten the delay in a repeater / duplex configuration. It can be generated on reception of a start-message of the same or another DV-RPTR.</text:p>
      <text:p text:style-name="P158"><text:span text:style-name="T93">Detailed format: See next chapter (</text:span><text:span text:style-name="T78">Receiving D-Star Data</text:span><text:span text:style-name="T93">).</text:span></text:p>
      <text:h text:style-name="P238" text:outline-level="4">RPTR_HEADER (0x17)</text:h>
      <text:p text:style-name="P130"><text:span text:style-name="T95">Transfers the header-data to the DV-RPTR and start sending (if idle). The transmit buffer is cleared with silence frames. In the case a previous transmission is active on HF, it will be break imminently on the current frame and append an EOT pattern + a synchronization gap before the start / header will be transmitted. </text:span><text:span text:style-name="T93">Detailed format: See next chapter (</text:span><text:span text:style-name="T78">Receiving D-Star Data</text:span><text:span text:style-name="T93">). </text:span><text:span text:style-name="T95">Control flags and biterror count are not used for transmission.</text:span></text:p>
      <text:p text:style-name="P138">Hints: Take care, if the PC application needs to break a running transmission. The header data can't be updated if the DV-RPTR transmitting a previous header (TX state is RPTRTX_header)!</text:p>
      <text:h text:style-name="P238" text:outline-level="4">RPTR_DATA (0x19)</text:h>
      <text:p text:style-name="P138">Transfer digital voice and slow data into the transmit buffer using the index number. See “Voice Data Message” for details.</text:p>
      <text:h text:style-name="P239" text:outline-level="4">RPTR_EOT <text:span text:style-name="T83">(0x1A)</text:span></text:h>
      <text:p text:style-name="P129"><text:span text:style-name="T83">End-Of-Transmission. </text:span><text:span text:style-name="T94">Stops transmission at a defined end position (0 to 251). Using the key value 0xFF as position (recommended) the DV-RPTR stops with transmission of the </text:span><text:span text:style-name="T95">last </text:span><text:span text:style-name="T94">unsent voice-data (slow-data of this buffer will </text:span><text:span text:style-name="T68">not</text:span><text:span text:style-name="T94"> send out in this case).</text:span></text:p>
      <text:p text:style-name="P139"/>
      <table:table table:name="Tabelle20" table:style-name="Tabelle20">
        <table:table-column table:style-name="Tabelle20.A"/>
        <table:table-column table:style-name="Tabelle20.B"/>
        <table:table-column table:style-name="Tabelle20.C"/>
        <table:table-column table:style-name="Tabelle20.D"/>
        <table:table-column table:style-name="Tabelle20.E"/>
        <table:table-row>
          <table:table-cell table:style-name="Tabelle20.A1" office:value-type="string">
            <text:p text:style-name="P45"><text:span text:style-name="ScreenText"><text:span text:style-name="T55">PCP2 header</text:span></text:span></text:p>
            <text:p text:style-name="P45"><text:span text:style-name="ScreenText"><text:span text:style-name="T55">(3 byte</text:span></text:span><text:span text:style-name="ScreenText"><text:span text:style-name="T52">)</text:span></text:span></text:p>
          </table:table-cell>
          <table:table-cell table:style-name="Tabelle20.A1" office:value-type="string">
            <text:p text:style-name="P45"><text:span text:style-name="ScreenText"><text:span text:style-name="T55">Message ID</text:span></text:span><text:span text:style-name="ScreenText"><text:span text:style-name="T52"> </text:span></text:span></text:p>
            <text:p text:style-name="P45"><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20.A1" office:value-type="string">
            <text:p text:style-name="P45"><text:span text:style-name="ScreenText"><text:span text:style-name="T55">Stream ID</text:span></text:span></text:p>
            <text:p text:style-name="P45"><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20.A1" office:value-type="string">
            <text:p text:style-name="P45"><text:span text:style-name="ScreenText"><text:span text:style-name="T58">Stop position</text:span></text:span></text:p>
            <text:p text:style-name="P45"><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20.E1" office:value-type="string">
            <text:p text:style-name="P45"><text:span text:style-name="ScreenText"><text:span text:style-name="T85">PCP2 Checksum</text:span></text:span></text:p>
            <text:p text:style-name="P45"><text:span text:style-name="ScreenText"><text:span text:style-name="T82">(2 byte, BE)</text:span></text:span></text:p>
          </table:table-cell>
        </table:table-row>
      </table:table>
      <text:p text:style-name="P140"/>
      <text:h text:style-name="P221" text:outline-level="3">Voice Data Message</text:h>
      <table:table table:name="Tabelle21" table:style-name="Tabelle21">
        <table:table-column table:style-name="Tabelle21.A"/>
        <table:table-column table:style-name="Tabelle21.B"/>
        <table:table-column table:style-name="Tabelle21.C"/>
        <table:table-column table:style-name="Tabelle21.D"/>
        <table:table-column table:style-name="Tabelle21.E"/>
        <table:table-row>
          <table:table-cell table:style-name="Tabelle21.A1" office:value-type="string">
            <text:p text:style-name="P44"><text:span text:style-name="ScreenText"><text:span text:style-name="T55">PCP2 header</text:span></text:span></text:p>
            <text:p text:style-name="P44"><text:span text:style-name="ScreenText"><text:span text:style-name="T55">(3 byte</text:span></text:span><text:span text:style-name="ScreenText"><text:span text:style-name="T52">)</text:span></text:span></text:p>
          </table:table-cell>
          <table:table-cell table:style-name="Tabelle21.A1" office:value-type="string">
            <text:p text:style-name="P44"><text:span text:style-name="ScreenText"><text:span text:style-name="T55">Message ID</text:span></text:span><text:span text:style-name="ScreenText"><text:span text:style-name="T52"> </text:span></text:span></text:p>
            <text:p text:style-name="P44"><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21.A1" office:value-type="string">
            <text:p text:style-name="P44"><text:span text:style-name="ScreenText"><text:span text:style-name="T55">Stream ID</text:span></text:span></text:p>
            <text:p text:style-name="P44"><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21.A1" office:value-type="string">
            <text:p text:style-name="P44"><text:span text:style-name="ScreenText"><text:span text:style-name="T57">Buffer Index</text:span></text:span></text:p>
            <text:p text:style-name="P44"><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21.A1" office:value-type="string">
            <text:p text:style-name="P44"><text:span text:style-name="ScreenText"><text:span text:style-name="T57">unused</text:span></text:span></text:p>
            <text:p text:style-name="P44"><text:span text:style-name="ScreenText"><text:span text:style-name="T52">(</text:span></text:span><text:span text:style-name="ScreenText"><text:span text:style-name="T55">1 byte</text:span></text:span><text:span text:style-name="ScreenText"><text:span text:style-name="T52">)</text:span></text:span></text:p>
          </table:table-cell>
        </table:table-row>
      </table:table>
      <text:p text:style-name="P120"/>
      <table:table table:name="Tabelle18" table:style-name="Tabelle18">
        <table:table-column table:style-name="Tabelle18.A"/>
        <table:table-column table:style-name="Tabelle18.B"/>
        <table:table-column table:style-name="Tabelle18.C"/>
        <table:table-column table:style-name="Tabelle18.D"/>
        <table:table-column table:style-name="Tabelle18.E"/>
        <table:table-row>
          <table:table-cell table:style-name="Tabelle18.A1" office:value-type="string">
            <text:p text:style-name="P44"><text:span text:style-name="ScreenText"><text:span text:style-name="T56">AMBE Voice Data</text:span></text:span></text:p>
            <text:p text:style-name="P44"><text:span text:style-name="ScreenText"><text:span text:style-name="T56">(9 byte)</text:span></text:span></text:p>
          </table:table-cell>
          <table:table-cell table:style-name="Tabelle18.B1" office:value-type="string">
            <text:p text:style-name="P44"><text:span text:style-name="ScreenText"><text:span text:style-name="T56">Slow Data</text:span></text:span></text:p>
            <text:p text:style-name="P44"><text:span text:style-name="ScreenText"><text:span text:style-name="T56">(3 byte)</text:span></text:span></text:p>
          </table:table-cell>
          <table:table-cell table:style-name="Tabelle18.B1" office:value-type="string">
            <text:p text:style-name="P45"><text:span text:style-name="ScreenText"><text:span text:style-name="T58">unused</text:span></text:span></text:p>
            <text:p text:style-name="P44"><text:span text:style-name="ScreenText"><text:span text:style-name="T56">(1 byte)</text:span></text:span></text:p>
          </table:table-cell>
          <table:table-cell table:style-name="Tabelle18.B1" office:value-type="string">
            <text:p text:style-name="P44"><text:span text:style-name="ScreenText"><text:span text:style-name="T55">Reserved</text:span></text:span></text:p>
            <text:p text:style-name="P44"><text:span text:style-name="ScreenText"><text:span text:style-name="T55">(1 byte)</text:span></text:span></text:p>
          </table:table-cell>
          <table:table-cell table:style-name="Tabelle18.E1" office:value-type="string">
            <text:p text:style-name="P44"><text:span text:style-name="ScreenText"><text:span text:style-name="T85">PCP2 Checksum</text:span></text:span></text:p>
            <text:p text:style-name="P44"><text:span text:style-name="ScreenText"><text:span text:style-name="T85">(2 byte, BE)</text:span></text:span></text:p>
          </table:table-cell>
        </table:table-row>
      </table:table>
      <text:p text:style-name="P163"/>
      <text:h text:style-name="P240" text:outline-level="4"><text:soft-page-break/>Multi Voice Data Messages</text:h>
      <text:p text:style-name="P183">Multiple voice-data messages are useful for playback recorded messages. They looks like the single voice data message, but the AMBE voice data + slow data are repeated up to 252 times (size of the transmit buffer). The buffer index bytes points to the first buffer.</text:p>
      <text:h text:style-name="P222" text:outline-level="3">Transmission Example</text:h>
      <text:p text:style-name="P184">1. Request Status of DV-RPTR, check the TX state to prevent clipping the previous transmission.</text:p>
      <text:p text:style-name="Text"><text:span text:style-name="T95">2</text:span>. Send START, <text:span text:style-name="T95">if you got a RPTR_START from another device (not used for UDP reception).</text:span></text:p>
      <text:p text:style-name="Text"><text:span text:style-name="T95">3</text:span>. Send <text:span text:style-name="T64">HEADER</text:span>.</text:p>
      <text:p text:style-name="Text"><text:s text:c="3"/>The transmitter turns on, if off. If TX on a "BREAK" (EOT-&gt;Sync) was generated.</text:p>
      <text:p text:style-name="Text"><text:span text:style-name="T96">4</text:span>. <text:span text:style-name="T95">Transfer </text:span><text:span text:style-name="T64">VOICEDATA</text:span>.</text:p>
      <text:p text:style-name="Text">USE the same <text:span text:style-name="T95">stream </text:span>ID you used on HEADER / <text:span text:style-name="T95">START messages. </text:span><text:span text:style-name="T96">Ignore gaps in incoming data, it's automatically filled with silence data.</text:span></text:p>
      <text:p text:style-name="Text"><text:span text:style-name="T96">5</text:span>. Send <text:span text:style-name="T64">EOT</text:span>-Cmd <text:span text:style-name="T96">with index 0xFF</text:span></text:p>
      <text:p text:style-name="Text">This <text:span text:style-name="T95">generates</text:span> a STOP PATTERN just after the <text:span text:style-name="T96">last</text:span> VOICE-packet. After this the PTT goes off.</text:p>
      <text:p text:style-name="Text"/>
      <text:h text:style-name="P201" text:outline-level="2"/>
      <text:h text:style-name="P206" text:outline-level="2">Receiving D-Star <text:span text:style-name="T93">D</text:span>ata</text:h>
      <text:p text:style-name="P176"><text:span text:style-name="T90">First of all the receiver (demodulator algorithm) must be </text:span><text:span text:style-name="T67">enabled</text:span><text:span text:style-name="T90"> with the RPTR_SET_STATUS command (not needed for interal AMBEaddon generated streams). Without enabling the DV-RPTR consumes a bit less power.</text:span></text:p>
      <text:p text:style-name="P88"><text:span text:style-name="T80">While the reception control bit is turned on (see </text:span><text:span text:style-name="ScreenText"><text:span text:style-name="T80">RPTR_SET_STATUS</text:span></text:span><text:span text:style-name="T80">), a DV-RPTR forward received D-Star data to the computer immediately.</text:span></text:p>
      <text:p text:style-name="P100">The same PCP2 frame-types like transmit are used. They are a few more information fields and a different numbering of VoiceData frames in comparison to transmit.</text:p>
      <text:p text:style-name="P100"/>
      <text:p text:style-name="P86"><text:span text:style-name="T80">All messages contains a</text:span><text:span text:style-name="T96">n</text:span><text:span text:style-name="T80"> up-counting stream ID byte </text:span><text:span text:style-name="T81">as first data after the message ID. A valid D-Star reception needs 3 different packet-types:</text:span></text:p>
      <text:p text:style-name="P102">1. control data messages (with different message ID's)</text:p>
      <text:p text:style-name="P102">2. header-data message (a single, optional message)</text:p>
      <text:p text:style-name="P102">3. voice-data message (repeated every 20ms)</text:p>
      <text:h text:style-name="P223" text:outline-level="3">Why using a stream ID byte?</text:h>
      <text:p text:style-name="P127"><text:span text:style-name="T84">In some configurations it's possible to get two streams in parallel from the DV-RPTR. So you can configure a AMBE Addon board in “talk to internet” mode, keeping the duplex feature an. Now you can “talk to the internet” in the same time the DV-RPTR receives another stream from a radio (HF). </text:span><text:span text:style-name="T85">An application should consider this, like a multi DV-RPTR environment.</text:span></text:p>
      <text:h text:style-name="P224" text:outline-level="3">Control-Data message</text:h>
      <table:table table:name="Tabelle13" table:style-name="Tabelle13">
        <table:table-column table:style-name="Tabelle13.A"/>
        <table:table-column table:style-name="Tabelle13.B"/>
        <table:table-column table:style-name="Tabelle13.C"/>
        <table:table-column table:style-name="Tabelle13.D"/>
        <table:table-column table:style-name="Tabelle13.E"/>
        <table:table-row>
          <table:table-cell table:style-name="Tabelle13.A1" office:value-type="string">
            <text:p text:style-name="P41"><text:span text:style-name="ScreenText"><text:span text:style-name="T54">PCP2 Frameheader</text:span></text:span></text:p>
            <text:p text:style-name="P41"><text:span text:style-name="ScreenText"><text:span text:style-name="T52">(</text:span></text:span><text:span text:style-name="ScreenText"><text:span text:style-name="T54">3 byte</text:span></text:span><text:span text:style-name="ScreenText"><text:span text:style-name="T52">)</text:span></text:span></text:p>
          </table:table-cell>
          <table:table-cell table:style-name="Tabelle13.A1" office:value-type="string">
            <text:p text:style-name="P41"><text:span text:style-name="ScreenText"><text:span text:style-name="T54">Message ID</text:span></text:span></text:p>
            <text:p text:style-name="P41"><text:span text:style-name="ScreenText"><text:span text:style-name="T54">(1 byte)</text:span></text:span></text:p>
          </table:table-cell>
          <table:table-cell table:style-name="Tabelle13.A1" office:value-type="string">
            <text:p text:style-name="P41"><text:span text:style-name="ScreenText"><text:span text:style-name="T54">Stream ID</text:span></text:span><text:span text:style-name="ScreenText"><text:span text:style-name="T52"> </text:span></text:span></text:p>
            <text:p text:style-name="P41"><text:span text:style-name="ScreenText"><text:span text:style-name="T52">(</text:span></text:span><text:span text:style-name="ScreenText"><text:span text:style-name="T54">1 byte</text:span></text:span><text:span text:style-name="ScreenText"><text:span text:style-name="T52">)</text:span></text:span></text:p>
          </table:table-cell>
          <table:table-cell table:style-name="Tabelle13.A1" office:value-type="string">
            <text:p text:style-name="P41"><text:span text:style-name="ScreenText"><text:span text:style-name="T54">Reserved</text:span></text:span></text:p>
            <text:p text:style-name="P41"><text:span text:style-name="ScreenText"><text:span text:style-name="T52">(</text:span></text:span><text:span text:style-name="ScreenText"><text:span text:style-name="T54">1 byte</text:span></text:span><text:span text:style-name="ScreenText"><text:span text:style-name="T52">)</text:span></text:span></text:p>
          </table:table-cell>
          <table:table-cell table:style-name="Tabelle13.E1" office:value-type="string">
            <text:p text:style-name="P41"><text:span text:style-name="ScreenText"><text:span text:style-name="T54">PCP2 Checksum</text:span></text:span></text:p>
            <text:p text:style-name="P41"><text:span text:style-name="ScreenText"><text:span text:style-name="T52">(</text:span></text:span><text:span text:style-name="ScreenText"><text:span text:style-name="T54">2 byte, BE</text:span></text:span><text:span text:style-name="ScreenText"><text:span text:style-name="T52">)</text:span></text:span></text:p>
          </table:table-cell>
        </table:table-row>
      </table:table>
      <text:p text:style-name="P102"/>
      <text:p text:style-name="P102">The DV-RPTR can create 5 different Control-Data messages. They appear only on beginning or at the end of a D-Star reception; never between header or voice-data messages.</text:p>
      <text:p text:style-name="P103">In source:</text:p>
      <text:p text:style-name="P122"><text:span text:style-name="T35">typedef</text:span><text:span text:style-name="T23"> </text:span><text:span text:style-name="T35">struct</text:span><text:span text:style-name="T23"> PACKED_DATA {</text:span></text:p>
      <text:p text:style-name="P145"><text:span text:style-name="T16"><text:s text:c="2"/></text:span><text:span text:style-name="T45">tRS232pktHeader</text:span><text:span text:style-name="T16"><text:tab/></text:span><text:span text:style-name="T39">head</text:span><text:span text:style-name="T16">;</text:span></text:p>
      <text:p text:style-name="P145"><text:span text:style-name="T16"><text:s text:c="2"/></text:span><text:span text:style-name="T34">unsigned</text:span><text:span text:style-name="T16"> </text:span><text:span text:style-name="T34">char</text:span><text:span text:style-name="T16"><text:tab/></text:span><text:span text:style-name="T39">rxid</text:span><text:span text:style-name="T16">;</text:span></text:p>
      <text:p text:style-name="P145"><text:span text:style-name="T16"><text:s text:c="2"/></text:span><text:span text:style-name="T34">unsigned</text:span><text:span text:style-name="T16"> </text:span><text:span text:style-name="T34">char</text:span><text:span text:style-name="T16"><text:tab/></text:span><text:span text:style-name="T39">rsvd</text:span><text:span text:style-name="T16">;</text:span></text:p>
      <text:p text:style-name="P145"><text:span text:style-name="T16"><text:s text:c="2"/></text:span><text:span text:style-name="T34">unsigned</text:span><text:span text:style-name="T16"> </text:span><text:span text:style-name="T34">short</text:span><text:span text:style-name="T16"><text:tab/></text:span><text:span text:style-name="T39">crc</text:span><text:span text:style-name="T16">;</text:span></text:p>
      <text:p text:style-name="P145"><text:span text:style-name="T16">} </text:span><text:span text:style-name="T45">tctrlpcdata</text:span><text:span text:style-name="T16">;</text:span></text:p>
      <text:p text:style-name="P103"/>
      <text:p text:style-name="P101">On beginning:</text:p>
      <text:h text:style-name="Heading_20_4" text:outline-level="4">RPTR_RXPREAMBLE <text:span text:style-name="T83">(0x15)</text:span></text:h>
      <text:p text:style-name="P142">A preamble (alternating 1010...) is detected. That means 'channel busy'. After this message a RPTR_START follows (or nothing if reception are interrupted). The containing stream-ID is not valid here.</text:p>
      <text:h text:style-name="Heading_20_4" text:outline-level="4"><text:span text:style-name="T5">RPTR_START </text:span><text:span text:style-name="T13">(0x16)</text:span></text:h>
      <text:p text:style-name="P126"><text:span text:style-name="T13">The uniqe 15 bit start pattern was received, after 137.5ms </text:span><text:span text:style-name="T14">(+ approx. 1ms delay) </text:span><text:span text:style-name="T13">a RPTR_HEADER message will follow. </text:span><text:span text:style-name="T14">Take the stream ID from this message.</text:span></text:p>
      <text:h text:style-name="Heading_20_4" text:outline-level="4">RPTR_RXSYNC <text:span text:style-name="T83">(0x18)</text:span></text:h>
      <text:p text:style-name="P143">The reception catch up an already running D-Star transmission (no header received) with receiving the 24 bit long frame-sync pattern. After 20ms a voice-data message follows.</text:p>
      <text:p text:style-name="P143"/>
      <text:p text:style-name="P143">The end of a transmission is noticed by one of the followed messages:</text:p>
      <text:h text:style-name="Heading_20_4" text:outline-level="4">RPTR_EOT <text:span text:style-name="T83">(0x1A)</text:span></text:h>
      <text:p text:style-name="P126"><text:span text:style-name="T83">End-Of-Transmission. </text:span><text:span text:style-name="T84">Reception of the 15-bit stop pattern. The reserved byte contains the number oft the previous voice-data counter.</text:span></text:p>
      <text:h text:style-name="Heading_20_4" text:outline-level="4"><text:soft-page-break/>RPTR_RXLOST <text:span text:style-name="T83">(0x1B)</text:span></text:h>
      <text:p text:style-name="P144">Lost a transmission. The HF signal is to weak or no frame-sync patterns can be found in the bit-stream. The reserved byte contains the number oft the previous voice-data counter.</text:p>
      <text:p text:style-name="P144"/>
      <text:p text:style-name="P141">Between this messages you can get:</text:p>
      <text:h text:style-name="Heading_20_4" text:outline-level="4"><text:span text:style-name="T81">RPTR_HEADER </text:span><text:span text:style-name="T85">(0x1</text:span><text:span text:style-name="T93">7</text:span><text:span text:style-name="T85">)</text:span></text:h>
      <text:p text:style-name="P103">Contains the deinterleaved and decoded D-Star header plus a few additional infos.</text:p>
      <text:h text:style-name="Heading_20_4" text:outline-level="4">RPTR_DATA <text:span text:style-name="T85">(0x19)</text:span></text:h>
      <text:p text:style-name="P103">Every 20ms a voice-data frame is transmitted to the PC containing a frame-cointer, the unaltered HF data plus a few informations).</text:p>
      <text:p text:style-name="P103"/>
      <text:h text:style-name="P220" text:outline-level="3">Header Data Message</text:h>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table-cell table:style-name="Tabelle14.A1" office:value-type="string">
            <text:p text:style-name="P42"><text:span text:style-name="ScreenText"><text:span text:style-name="T55">PCP2 header</text:span></text:span></text:p>
            <text:p text:style-name="P42"><text:span text:style-name="ScreenText"><text:span text:style-name="T55">(3 byte</text:span></text:span><text:span text:style-name="ScreenText"><text:span text:style-name="T52">)</text:span></text:span></text:p>
          </table:table-cell>
          <table:table-cell table:style-name="Tabelle14.A1" office:value-type="string">
            <text:p text:style-name="P42"><text:span text:style-name="ScreenText"><text:span text:style-name="T55">Message ID</text:span></text:span><text:span text:style-name="ScreenText"><text:span text:style-name="T52"> </text:span></text:span></text:p>
            <text:p text:style-name="P42"><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14.A1" office:value-type="string">
            <text:p text:style-name="P42"><text:span text:style-name="ScreenText"><text:span text:style-name="T55">Stream ID</text:span></text:span></text:p>
            <text:p text:style-name="P42"><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14.A1" office:value-type="string">
            <text:p text:style-name="P42"><text:span text:style-name="ScreenText"><text:span text:style-name="T55">Control-Flags</text:span></text:span></text:p>
            <text:p text:style-name="P42"><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14.A1" office:value-type="string">
            <text:p text:style-name="P42"><text:span text:style-name="ScreenText"><text:span text:style-name="T55">Biterror Count</text:span></text:span></text:p>
            <text:p text:style-name="P42"><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14.A1" office:value-type="string">
            <text:p text:style-name="P42"><text:span text:style-name="ScreenText"><text:span text:style-name="T85">Source Flags</text:span></text:span></text:p>
            <text:p text:style-name="P42"><text:span text:style-name="ScreenText"><text:span text:style-name="T85">(1 byte)</text:span></text:span></text:p>
          </table:table-cell>
        </table:table-row>
      </table:table>
      <text:p text:style-name="P119"/>
      <table:table table:name="Tabelle15" table:style-name="Tabelle15">
        <table:table-column table:style-name="Tabelle15.A"/>
        <table:table-column table:style-name="Tabelle15.B"/>
        <table:table-column table:style-name="Tabelle15.C"/>
        <table:table-row>
          <table:table-cell table:style-name="Tabelle15.A1" office:value-type="string">
            <text:p text:style-name="P42"><text:span text:style-name="ScreenText"><text:span text:style-name="T55">D-Star header</text:span></text:span></text:p>
            <text:p text:style-name="P42"><text:span text:style-name="ScreenText"><text:span text:style-name="T55">(Flags, RPT2, RPT1, YOUR, MY, </text:span></text:span><text:span text:style-name="ScreenText"><text:span text:style-name="T56">MY2</text:span></text:span><text:span text:style-name="ScreenText"><text:span text:style-name="T55"> </text:span></text:span><text:span text:style-name="ScreenText"><text:span text:style-name="T56">CRC</text:span></text:span><text:span text:style-name="ScreenText"><text:span text:style-name="T55">; </text:span></text:span><text:span text:style-name="ScreenText"><text:span text:style-name="T56">41 byte)</text:span></text:span></text:p>
          </table:table-cell>
          <table:table-cell table:style-name="Tabelle15.B1" office:value-type="string">
            <text:p text:style-name="P42"><text:span text:style-name="ScreenText"><text:span text:style-name="T55">Reserved</text:span></text:span></text:p>
            <text:p text:style-name="P42"><text:span text:style-name="ScreenText"><text:span text:style-name="T55">(1 byte)</text:span></text:span></text:p>
          </table:table-cell>
          <table:table-cell table:style-name="Tabelle15.C1" office:value-type="string">
            <text:p text:style-name="P42"><text:span text:style-name="ScreenText"><text:span text:style-name="T85">PCP2 Checksum</text:span></text:span></text:p>
            <text:p text:style-name="P42"><text:span text:style-name="ScreenText"><text:span text:style-name="T85">(2 byte, BE)</text:span></text:span></text:p>
          </table:table-cell>
        </table:table-row>
      </table:table>
      <text:p text:style-name="P164"/>
      <text:p text:style-name="P164">In source:</text:p>
      <text:p text:style-name="P123"><text:span text:style-name="T35">typedef</text:span><text:span text:style-name="T23"> </text:span><text:span text:style-name="T35">struct</text:span><text:span text:style-name="T23"> PACKED_DATA {</text:span></text:p>
      <text:p text:style-name="P145"><text:span text:style-name="T16"><text:s text:c="2"/></text:span><text:span text:style-name="T45">tRS232pktHeader</text:span><text:span text:style-name="T16"><text:tab/></text:span><text:span text:style-name="T39">head</text:span><text:span text:style-name="T16">;<text:tab/><text:tab/></text:span><text:span text:style-name="T41">// 4 byte (ID, length and message-type)</text:span></text:p>
      <text:p text:style-name="P145"><text:span text:style-name="T16"><text:s text:c="2"/></text:span><text:span text:style-name="T34">unsigned</text:span><text:span text:style-name="T16"> </text:span><text:span text:style-name="T34">char</text:span><text:span text:style-name="T16"><text:tab/></text:span><text:span text:style-name="T39">rxid</text:span><text:span text:style-name="T16">;<text:tab/><text:tab/></text:span><text:span text:style-name="T41">// ID of current transmission</text:span></text:p>
      <text:p text:style-name="P145"><text:span text:style-name="T16"><text:s text:c="2"/></text:span><text:span text:style-name="T34">unsigned</text:span><text:span text:style-name="T16"> </text:span><text:span text:style-name="T34">char</text:span><text:span text:style-name="T16"><text:tab/></text:span><text:span text:style-name="T39">flags</text:span><text:span text:style-name="T16">;<text:tab/></text:span><text:span text:style-name="T41">// control-flags</text:span></text:p>
      <text:p text:style-name="P145"><text:span text:style-name="T16"><text:s text:c="2"/></text:span><text:span text:style-name="T34">unsigned</text:span><text:span text:style-name="T16"> </text:span><text:span text:style-name="T34">char</text:span><text:span text:style-name="T16"><text:tab/></text:span><text:span text:style-name="T39">biterrs</text:span><text:span text:style-name="T16">;<text:tab/></text:span><text:span text:style-name="T41">// no of bit-errors in a received header (not jet)</text:span></text:p>
      <text:p text:style-name="P145"><text:span text:style-name="T16"><text:s text:c="2"/></text:span><text:span text:style-name="T34">unsigned</text:span><text:span text:style-name="T16"> </text:span><text:span text:style-name="T34">char</text:span><text:span text:style-name="T16"><text:tab/></text:span><text:span text:style-name="T39">srcflags</text:span><text:span text:style-name="T16">;<text:tab/></text:span><text:span text:style-name="T41">// source flags, bit</text:span><text:span text:style-name="T43">0</text:span><text:span text:style-name="T41"> = internal by AMBEaddon</text:span></text:p>
      <text:p text:style-name="P145"><text:span text:style-name="T16"><text:s text:c="2"/></text:span><text:span text:style-name="T45">tds_header</text:span><text:span text:style-name="T16"><text:tab/></text:span><text:span text:style-name="T39">header</text:span><text:span text:style-name="T16">;<text:tab/></text:span><text:span text:style-name="T41">// header starts at offset +8! 41 bytes long</text:span></text:p>
      <text:p text:style-name="P145"><text:span text:style-name="T16"><text:s text:c="2"/></text:span><text:span text:style-name="T34">unsigned</text:span><text:span text:style-name="T16"> </text:span><text:span text:style-name="T34">char</text:span><text:span text:style-name="T16"><text:tab/></text:span><text:span text:style-name="T39">rsvd2</text:span><text:span text:style-name="T16">;<text:tab/></text:span><text:span text:style-name="T41">// for future use</text:span></text:p>
      <text:p text:style-name="P145"><text:span text:style-name="T16"><text:s text:c="2"/></text:span><text:span text:style-name="T34">unsigned</text:span><text:span text:style-name="T16"> </text:span><text:span text:style-name="T34">short</text:span><text:span text:style-name="T16"><text:tab/></text:span><text:span text:style-name="T39">crc</text:span><text:span text:style-name="T16">;</text:span></text:p>
      <text:p text:style-name="P145"><text:span text:style-name="T16">} </text:span><text:span text:style-name="T45">theadrpcdata</text:span><text:span text:style-name="T16">;</text:span></text:p>
      <text:p text:style-name="P164"/>
      <text:p text:style-name="P123"><text:span text:style-name="T35">typedef</text:span><text:span text:style-name="T23"> </text:span><text:span text:style-name="T35">struct</text:span><text:span text:style-name="T23"> PACKED_DATA {</text:span></text:p>
      <text:p text:style-name="P145"><text:span text:style-name="T16"><text:s text:c="2"/></text:span><text:span text:style-name="T34">unsigned</text:span><text:span text:style-name="T16"> </text:span><text:span text:style-name="T34">char</text:span><text:span text:style-name="T16"> </text:span><text:span text:style-name="T39">flags</text:span><text:span text:style-name="T16">[3];</text:span></text:p>
      <text:p text:style-name="P145"><text:span text:style-name="T16"><text:s text:c="2"/></text:span><text:span text:style-name="T34">char</text:span><text:span text:style-name="T16"><text:tab/></text:span><text:span text:style-name="T39">RPT2Call</text:span><text:span text:style-name="T16">[8];</text:span></text:p>
      <text:p text:style-name="P145"><text:span text:style-name="T16"><text:s text:c="2"/></text:span><text:span text:style-name="T34">char</text:span><text:span text:style-name="T16"><text:tab/></text:span><text:span text:style-name="T39">RPT1Call</text:span><text:span text:style-name="T16">[8];</text:span></text:p>
      <text:p text:style-name="P145"><text:span text:style-name="T16"><text:s text:c="2"/></text:span><text:span text:style-name="T34">char</text:span><text:span text:style-name="T16"><text:tab/></text:span><text:span text:style-name="T39">YourCall</text:span><text:span text:style-name="T16">[8];</text:span></text:p>
      <text:p text:style-name="P145"><text:span text:style-name="T16"><text:s text:c="2"/></text:span><text:span text:style-name="T34">char</text:span><text:span text:style-name="T16"><text:tab/></text:span><text:span text:style-name="T39">MyCall</text:span><text:span text:style-name="T16">[8];</text:span></text:p>
      <text:p text:style-name="P145"><text:span text:style-name="T16"><text:s text:c="2"/></text:span><text:span text:style-name="T34">char</text:span><text:span text:style-name="T16"><text:tab/></text:span><text:span text:style-name="T39">MyCall2</text:span><text:span text:style-name="T16">[4];</text:span></text:p>
      <text:p text:style-name="P145"><text:span text:style-name="T16"><text:s text:c="2"/></text:span><text:span text:style-name="T34">unsigned</text:span><text:span text:style-name="T16"> </text:span><text:span text:style-name="T34">short</text:span><text:span text:style-name="T16"> </text:span><text:span text:style-name="T39">CRC</text:span><text:span text:style-name="T16">;</text:span></text:p>
      <text:p text:style-name="P145"><text:span text:style-name="T16">} </text:span><text:span text:style-name="T45">tds_header</text:span><text:span text:style-name="T16">;</text:span></text:p>
      <text:h text:style-name="P241" text:outline-level="4">Control-Flags</text:h>
      <text:p text:style-name="P165">Bit 7: Header corrupted.</text:p>
      <text:p text:style-name="P165">Bits 6-0: not used.</text:p>
      <text:p text:style-name="P165">Check Bit 7 every header message to find out if the header is valid. In the case of “1” the header contains garbage (FEC failed) and can't used. Often the follow voice data is garbage too.</text:p>
      <text:h text:style-name="P241" text:outline-level="4">Bit Errors</text:h>
      <text:p text:style-name="P165">Number of corrected bit-errors. This test need an additional check and is not implemented &lt;= V1.69 jet. In newer firmware (containing a stand-alone repeater mode) this feature is switch-able by an SFC.</text:p>
      <text:h text:style-name="P242" text:outline-level="4">Source Flags</text:h>
      <text:p text:style-name="P166">Bit 7-1: not used (for future use)</text:p>
      <text:p text:style-name="P166">Bit 0: Shows “1” if this stream was internally generated (by AMBEaddon).</text:p>
      <text:p text:style-name="P166"><text:soft-page-break/></text:p>
      <text:h text:style-name="P220" text:outline-level="3">Voice Data Message</text:h>
      <table:table table:name="Tabelle16" table:style-name="Tabelle16">
        <table:table-column table:style-name="Tabelle16.A"/>
        <table:table-column table:style-name="Tabelle16.B"/>
        <table:table-column table:style-name="Tabelle16.C"/>
        <table:table-column table:style-name="Tabelle16.D"/>
        <table:table-column table:style-name="Tabelle16.E"/>
        <table:table-row>
          <table:table-cell table:style-name="Tabelle16.A1" office:value-type="string">
            <text:p text:style-name="P42"><text:span text:style-name="ScreenText"><text:span text:style-name="T55">PCP2 header</text:span></text:span></text:p>
            <text:p text:style-name="P42"><text:span text:style-name="ScreenText"><text:span text:style-name="T55">(3 byte</text:span></text:span><text:span text:style-name="ScreenText"><text:span text:style-name="T52">)</text:span></text:span></text:p>
          </table:table-cell>
          <table:table-cell table:style-name="Tabelle16.A1" office:value-type="string">
            <text:p text:style-name="P42"><text:span text:style-name="ScreenText"><text:span text:style-name="T55">Message ID</text:span></text:span><text:span text:style-name="ScreenText"><text:span text:style-name="T52"> </text:span></text:span></text:p>
            <text:p text:style-name="P42"><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16.A1" office:value-type="string">
            <text:p text:style-name="P42"><text:span text:style-name="ScreenText"><text:span text:style-name="T55">Stream ID</text:span></text:span></text:p>
            <text:p text:style-name="P42"><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16.A1" office:value-type="string">
            <text:p text:style-name="P43"><text:span text:style-name="ScreenText"><text:span text:style-name="T56">Packet Counter</text:span></text:span></text:p>
            <text:p text:style-name="P42"><text:span text:style-name="ScreenText"><text:span text:style-name="T52">(</text:span></text:span><text:span text:style-name="ScreenText"><text:span text:style-name="T55">1 byte</text:span></text:span><text:span text:style-name="ScreenText"><text:span text:style-name="T52">)</text:span></text:span></text:p>
          </table:table-cell>
          <table:table-cell table:style-name="Tabelle16.A1" office:value-type="string">
            <text:p text:style-name="P43"><text:span text:style-name="ScreenText"><text:span text:style-name="T56">RSSI / SQL</text:span></text:span></text:p>
            <text:p text:style-name="P42"><text:span text:style-name="ScreenText"><text:span text:style-name="T52">(</text:span></text:span><text:span text:style-name="ScreenText"><text:span text:style-name="T55">1 byte</text:span></text:span><text:span text:style-name="ScreenText"><text:span text:style-name="T52">)</text:span></text:span></text:p>
          </table:table-cell>
        </table:table-row>
      </table:table>
      <text:p text:style-name="P119"/>
      <table:table table:name="Tabelle17" table:style-name="Tabelle17">
        <table:table-column table:style-name="Tabelle17.A"/>
        <table:table-column table:style-name="Tabelle17.B"/>
        <table:table-column table:style-name="Tabelle17.C"/>
        <table:table-column table:style-name="Tabelle17.D"/>
        <table:table-column table:style-name="Tabelle17.E"/>
        <table:table-row>
          <table:table-cell table:style-name="Tabelle17.A1" office:value-type="string">
            <text:p text:style-name="P43"><text:span text:style-name="ScreenText"><text:span text:style-name="T56">AMBE Voice Data</text:span></text:span></text:p>
            <text:p text:style-name="P43"><text:span text:style-name="ScreenText"><text:span text:style-name="T56">(9 byte)</text:span></text:span></text:p>
          </table:table-cell>
          <table:table-cell table:style-name="Tabelle17.B1" office:value-type="string">
            <text:p text:style-name="P43"><text:span text:style-name="ScreenText"><text:span text:style-name="T56">Slow Data</text:span></text:span></text:p>
            <text:p text:style-name="P43"><text:span text:style-name="ScreenText"><text:span text:style-name="T56">(3 byte)</text:span></text:span></text:p>
          </table:table-cell>
          <table:table-cell table:style-name="Tabelle17.B1" office:value-type="string">
            <text:p text:style-name="P43"><text:span text:style-name="ScreenText"><text:span text:style-name="T56">Source Flags</text:span></text:span></text:p>
            <text:p text:style-name="P43"><text:span text:style-name="ScreenText"><text:span text:style-name="T56">(1 byte)</text:span></text:span></text:p>
          </table:table-cell>
          <table:table-cell table:style-name="Tabelle17.B1" office:value-type="string">
            <text:p text:style-name="P42"><text:span text:style-name="ScreenText"><text:span text:style-name="T55">Reserved</text:span></text:span></text:p>
            <text:p text:style-name="P42"><text:span text:style-name="ScreenText"><text:span text:style-name="T55">(1 byte)</text:span></text:span></text:p>
          </table:table-cell>
          <table:table-cell table:style-name="Tabelle17.E1" office:value-type="string">
            <text:p text:style-name="P42"><text:span text:style-name="ScreenText"><text:span text:style-name="T85">PCP2 Checksum</text:span></text:span></text:p>
            <text:p text:style-name="P42"><text:span text:style-name="ScreenText"><text:span text:style-name="T85">(2 byte, BE)</text:span></text:span></text:p>
          </table:table-cell>
        </table:table-row>
      </table:table>
      <text:p text:style-name="P167"/>
      <text:p text:style-name="P168">In source:</text:p>
      <text:p text:style-name="P124"><text:span text:style-name="T36">typedef</text:span><text:span text:style-name="T24"> </text:span><text:span text:style-name="T36">struct</text:span><text:span text:style-name="T24"> PACKED_DATA {</text:span></text:p>
      <text:p text:style-name="P145"><text:span text:style-name="T16"><text:s text:c="2"/></text:span><text:span text:style-name="T45">tRS232pktHeader</text:span><text:span text:style-name="T16"><text:tab/></text:span><text:span text:style-name="T39">head</text:span><text:span text:style-name="T16">;<text:tab/><text:tab/></text:span><text:span text:style-name="T41">// 4 byte (ID, length and message-type)</text:span></text:p>
      <text:p text:style-name="P145"><text:span text:style-name="T16"><text:s text:c="2"/></text:span><text:span text:style-name="T34">unsigned</text:span><text:span text:style-name="T16"> </text:span><text:span text:style-name="T34">char</text:span><text:span text:style-name="T16"><text:tab/></text:span><text:span text:style-name="T39">rxid</text:span><text:span text:style-name="T16">;<text:tab/><text:tab/></text:span><text:span text:style-name="T41">// ID of current transmission</text:span></text:p>
      <text:p text:style-name="P145"><text:span text:style-name="T16"><text:s text:c="2"/></text:span><text:span text:style-name="T34">unsigned</text:span><text:span text:style-name="T16"> </text:span><text:span text:style-name="T34">char</text:span><text:span text:style-name="T16"><text:tab/></text:span><text:span text:style-name="T39">pktcount</text:span><text:span text:style-name="T16">;</text:span></text:p>
      <text:p text:style-name="P145"><text:span text:style-name="T16"><text:s text:c="2"/></text:span><text:span text:style-name="T34">unsigned</text:span><text:span text:style-name="T16"> </text:span><text:span text:style-name="T34">short</text:span><text:span text:style-name="T16"><text:tab/></text:span><text:span text:style-name="T39">rssi</text:span><text:span text:style-name="T16">;<text:tab/><text:tab/></text:span><text:span text:style-name="T41">// SQL-line value (averaged for every voice frame)</text:span></text:p>
      <text:p text:style-name="P145"><text:span text:style-name="T16"><text:s text:c="2"/></text:span><text:span text:style-name="T45">tds_voicedata</text:span><text:span text:style-name="T16"><text:tab/></text:span><text:span text:style-name="T39">DVdata</text:span><text:span text:style-name="T16">;<text:tab/></text:span><text:span text:style-name="T41">// DVdata starts at offset +8!</text:span></text:p>
      <text:p text:style-name="P145"><text:span text:style-name="T16"><text:s text:c="2"/></text:span><text:span text:style-name="T34">unsigned</text:span><text:span text:style-name="T16"> </text:span><text:span text:style-name="T34">char</text:span><text:span text:style-name="T16"><text:tab/></text:span><text:span text:style-name="T39">srcflags</text:span><text:span text:style-name="T16">;<text:tab/></text:span><text:span text:style-name="T41">// source flags, bit</text:span><text:span text:style-name="T43">0</text:span><text:span text:style-name="T41"> = internal by AMBEaddon</text:span></text:p>
      <text:p text:style-name="P145"><text:span text:style-name="T16"><text:s text:c="2"/></text:span><text:span text:style-name="T34">unsigned</text:span><text:span text:style-name="T16"> </text:span><text:span text:style-name="T34">char</text:span><text:span text:style-name="T16"><text:tab/></text:span><text:span text:style-name="T39">rsvd</text:span><text:span text:style-name="T16">;<text:tab/><text:tab/></text:span><text:span text:style-name="T41">// for future use</text:span></text:p>
      <text:p text:style-name="P145"><text:span text:style-name="T16"><text:s text:c="2"/></text:span><text:span text:style-name="T34">unsigned</text:span><text:span text:style-name="T16"> </text:span><text:span text:style-name="T34">short</text:span><text:span text:style-name="T16"><text:tab/></text:span><text:span text:style-name="T39">crc</text:span><text:span text:style-name="T16">;</text:span></text:p>
      <text:p text:style-name="P145"><text:span text:style-name="T16">} </text:span><text:span text:style-name="T45">tvoicepcdata</text:span><text:span text:style-name="T16">;</text:span></text:p>
      <text:p text:style-name="P168"/>
      <text:p text:style-name="P124"><text:span text:style-name="T36">typedef</text:span><text:span text:style-name="T24"> </text:span><text:span text:style-name="T36">struct</text:span><text:span text:style-name="T24"> PACKED_DATA {</text:span></text:p>
      <text:p text:style-name="P145"><text:span text:style-name="T16"><text:s text:c="2"/></text:span><text:span text:style-name="T34">union</text:span><text:span text:style-name="T16"> {</text:span></text:p>
      <text:p text:style-name="P145"><text:span text:style-name="T16"><text:s text:c="4"/></text:span><text:span text:style-name="T34">unsigned</text:span><text:span text:style-name="T16"> </text:span><text:span text:style-name="T34">int</text:span><text:span text:style-name="T16"> </text:span><text:span text:style-name="T39">packet</text:span><text:span text:style-name="T16">[3];</text:span></text:p>
      <text:p text:style-name="P145"><text:span text:style-name="T16"><text:s text:c="4"/></text:span><text:span text:style-name="T34">struct</text:span><text:span text:style-name="T16"> {</text:span></text:p>
      <text:p text:style-name="P145"><text:span text:style-name="T16"><text:s text:c="6"/></text:span><text:span text:style-name="T34">unsigned</text:span><text:span text:style-name="T16"> </text:span><text:span text:style-name="T34">char</text:span><text:span text:style-name="T16"> </text:span><text:span text:style-name="T39">voice</text:span><text:span text:style-name="T16">[9];</text:span></text:p>
      <text:p text:style-name="P145"><text:span text:style-name="T16"><text:s text:c="6"/></text:span><text:span text:style-name="T34">unsigned</text:span><text:span text:style-name="T16"> </text:span><text:span text:style-name="T34">char</text:span><text:span text:style-name="T16"> </text:span><text:span text:style-name="T39">data</text:span><text:span text:style-name="T16">[3];</text:span></text:p>
      <text:p text:style-name="P146"><text:s text:c="4"/>};</text:p>
      <text:p text:style-name="P146"><text:s text:c="2"/>};</text:p>
      <text:p text:style-name="P145"><text:span text:style-name="T16">} </text:span><text:span text:style-name="T45">tds_voicedata</text:span><text:span text:style-name="T16">;</text:span></text:p>
      <text:p text:style-name="P168"/>
      <text:h text:style-name="P242" text:outline-level="4">Packet Counter</text:h>
      <text:p text:style-name="P162"><text:span text:style-name="T86">In difference to a stream sending to from PC to the DV-RPTR, this counter counts synchronous with the D-STAR frame-sync pattern (0 to 20). The value 'zero' contains (or should contain) the FRAME-SYNC within the 3 slowdata bytes ('value' of error-less frame-sync: </text:span><text:span text:style-name="ScreenText"><text:span text:style-name="T2">55 2D 16</text:span></text:span><text:span text:style-name="T86">). </text:span><text:span text:style-name="T87">The application can read out the number of packets for a complete 'sync-run' with the </text:span><text:span text:style-name="ScreenText"><text:span text:style-name="T87">RPTR_STATUS</text:span></text:span><text:span text:style-name="T87"> request </text:span><text:span text:style-name="T2">(</text:span><text:span text:style-name="T87">= </text:span><text:span text:style-name="T2">Receive-Buffer-Size).</text:span></text:p>
      <text:h text:style-name="P242" text:outline-level="4">RSSI / SQL line value</text:h>
      <text:p text:style-name="P166">A 2nd AD channel of the DV-RPTR samples a 0 to 5V signal connected to the SQL pin of the MiniDIN6 socket. Some receivers puts a digital squelch signal to the data socket. Some radio modules have an RSSI output. In both cases an analog (16bit LE) signal is digitized and averaged for every frame. A PC software can evaluate this for an additional squelch or visualize it.</text:p>
      <text:p text:style-name="P166">This field contains 0x0000 in the case of an internal stream (AMBEaddon) or if unconnected (= 0V).</text:p>
      <text:h text:style-name="P242" text:outline-level="4">Source Flags</text:h>
      <text:p text:style-name="P166">Same as header data message: Bit 0 = internal stream.</text:p>
      <text:h text:style-name="P225" text:outline-level="3"/>
      <text:h text:style-name="P229" text:outline-level="3">Reception Example</text:h>
      <text:p text:style-name="P80">A typical reception look like this:</text:p>
      <text:p text:style-name="P80"><text:span text:style-name="ScreenText"><text:span text:style-name="T88">D0 | 03 00</text:span></text:span><text:span text:style-name="ScreenText"> | 15 | 00 00 crc</text:span><text:tab/>&gt;Preamble detected (<text:span text:style-name="T89">only, if long enough</text:span>)</text:p>
      <text:p text:style-name="P80"><text:span text:style-name="ScreenText"><text:span text:style-name="T88">D0 | 03 00</text:span></text:span><text:span text:style-name="ScreenText"> | 16 | 01 00 crc</text:span><text:tab/>&gt;Start-Frame-Pattern detected</text:p>
      <text:p text:style-name="P80"><text:span text:style-name="ScreenText"><text:span text:style-name="T88">D0 | 2C 00</text:span></text:span><text:span text:style-name="ScreenText"> | 17 | 01 00 </text:span><text:span text:style-name="ScreenText"><text:span text:style-name="T87">00 00 </text:span></text:span><text:span text:style-name="ScreenText">{header data} crc</text:span></text:p>
      <text:p text:style-name="P80"><text:span text:style-name="ScreenText"><text:span text:style-name="T88">D0 | 0F 00</text:span></text:span><text:span text:style-name="ScreenText"> | 19 | 01 00 </text:span><text:span text:style-name="ScreenText"><text:span text:style-name="T87">23 01 </text:span></text:span><text:span text:style-name="ScreenText">{VoiceData} 55 2D 16 <text:s/>crc </text:span><text:span text:style-name="T87">&gt;v</text:span>oicedata <text:span text:style-name="T87">+</text:span> <text:span text:style-name="T87">f</text:span>rame<text:span text:style-name="T87">s</text:span>ync</text:p>
      <text:p text:style-name="P80"><text:span text:style-name="ScreenText"><text:span text:style-name="T88">D0 | 0F 00</text:span></text:span><text:span text:style-name="ScreenText"> | 19 | 01 01 </text:span><text:span text:style-name="ScreenText"><text:span text:style-name="T87">25 01 </text:span></text:span><text:span text:style-name="ScreenText">{VoiceData}{SlowData} crc </text:span>&gt;<text:span text:style-name="T87">s</text:span>lowdata not descrambled</text:p>
      <text:p text:style-name="P87"><text:span text:style-name="ScreenText"><text:span text:style-name="T88">D0 | 0F 00</text:span></text:span><text:span text:style-name="ScreenText"> | 19 | 01 0</text:span><text:span text:style-name="ScreenText"><text:span text:style-name="T87">2</text:span></text:span><text:span text:style-name="ScreenText"> </text:span><text:span text:style-name="ScreenText"><text:span text:style-name="T87">FE 00 </text:span></text:span><text:span text:style-name="ScreenText">{VoiceData}{SlowData} crc</text:span></text:p>
      <text:p text:style-name="P87"><text:span text:style-name="ScreenText"><text:span text:style-name="T88">D0 | 0F 00</text:span></text:span><text:span text:style-name="ScreenText"> | 19 | 01 0</text:span><text:span text:style-name="ScreenText"><text:span text:style-name="T87">3</text:span></text:span><text:span text:style-name="ScreenText"> </text:span><text:span text:style-name="ScreenText"><text:span text:style-name="T87">0A 01 </text:span></text:span><text:span text:style-name="ScreenText">{VoiceData}{SlowData} crc</text:span></text:p>
      <text:p text:style-name="P87"><text:span text:style-name="ScreenText"><text:span text:style-name="T88">D0 | 0F 00</text:span></text:span><text:span text:style-name="ScreenText"> | 19 | 01 0</text:span><text:span text:style-name="ScreenText"><text:span text:style-name="T87">4</text:span></text:span><text:span text:style-name="ScreenText"> </text:span><text:span text:style-name="ScreenText"><text:span text:style-name="T87">0C 01 </text:span></text:span><text:span text:style-name="ScreenText">{VoiceData}{SlowData} crc</text:span></text:p>
      <text:p text:style-name="P87"><text:span text:style-name="ScreenText"><text:span text:style-name="T87">...</text:span></text:span></text:p>
      <text:p text:style-name="P80"><text:span text:style-name="ScreenText"><text:span text:style-name="T88">D0 | 0F 00</text:span></text:span><text:span text:style-name="ScreenText"> | 19 | 01 00 </text:span><text:span text:style-name="ScreenText"><text:span text:style-name="T87">2A 01 </text:span></text:span><text:span text:style-name="ScreenText">{VoiceData} 55 2D 16 <text:s/>crc</text:span></text:p>
      <text:p text:style-name="P87"><text:span text:style-name="ScreenText"><text:span text:style-name="T88">D0 | 0F 00</text:span></text:span><text:span text:style-name="ScreenText"> | 19 | 01 01 </text:span><text:span text:style-name="ScreenText"><text:span text:style-name="T87">21 01 </text:span></text:span><text:span text:style-name="ScreenText">{VoiceData}{SlowData} crc</text:span></text:p>
      <text:p text:style-name="P87"><text:span text:style-name="ScreenText"><text:s text:c="24"/></text:span><text:span text:style-name="ScreenText"><text:span text:style-name="T87">^ </text:span></text:span><text:span text:style-name="T87">RSSI value</text:span></text:p>
      <text:p text:style-name="P87"><text:span text:style-name="ScreenText"><text:span text:style-name="T88">D0 | 03 00 </text:span></text:span><text:span text:style-name="ScreenText">| </text:span><text:span text:style-name="ScreenText"><text:span text:style-name="T64">1A | 01 0</text:span></text:span><text:span text:style-name="ScreenText"><text:span text:style-name="T66">1</text:span></text:span><text:span text:style-name="ScreenText"> crc<text:tab/> </text:span>&gt;End of Transmission</text:p>
      <text:p text:style-name="P80"><text:span text:style-name="ScreenText"><text:s text:c="18"/>^ </text:span><text:span text:style-name="T87">stream ID</text:span> <text:span text:style-name="T87">0</text:span>..255</text:p>
      <text:p text:style-name="P80"><text:span text:style-name="ScreenText"><text:s text:c="13"/>^ </text:span><text:span text:style-name="T87">message ID</text:span></text:p>
      <text:p text:style-name="P80"><text:span text:style-name="ScreenText"><text:s text:c="5"/>^ </text:span><text:span text:style-name="ScreenText"><text:span text:style-name="T87">PCP2:</text:span></text:span><text:span text:style-name="T87"> </text:span>Length of Data (packet length - 5)</text:p>
      <text:p text:style-name="P80"><text:span text:style-name="ScreenText">^ </text:span><text:span text:style-name="ScreenText"><text:span text:style-name="T87">PCP2:</text:span></text:span><text:span text:style-name="T87"> </text:span>FrameID</text:p>
      <text:p text:style-name="P113"/>
      <text:h text:style-name="P193" text:outline-level="1">DV-RPTR configuration</text:h>
      <text:h text:style-name="P202" text:outline-level="2">Structure of a configuration block</text:h>
      <text:p text:style-name="P78"><text:span text:style-name="T2">To have the option for expanding the config</text:span><text:span text:style-name="T33">uration in later firmware versions</text:span><text:span text:style-name="T2">, I </text:span><text:span text:style-name="T33">defined</text:span><text:span text:style-name="T2"> a very simple</text:span></text:p>
      <text:p text:style-name="P78"><text:span text:style-name="T33">block </text:span><text:span text:style-name="T2">format </text:span><text:span text:style-name="T33">to separate </text:span><text:span text:style-name="T46">config-values in </text:span><text:span text:style-name="T33">logical unit</text:span><text:span text:style-name="T46">s. Every configuration block starts with an uniqe ID byte (from 0xC0 to 0xCF) followed by the length of the configuration (1 byte):</text:span></text:p>
      <text:p text:style-name="P83"/>
      <text:p text:style-name="P78"><text:span text:style-name="ScreenText"><text:span text:style-name="T2">&lt;config-block-id&gt; &lt;blocksize&gt; &lt;config-block&gt;</text:span></text:span></text:p>
      <text:p text:style-name="P83"/>
      <text:p text:style-name="P92">All data value greater 1 byte are expected in little endian (PC) format and not in big-endian (the AVR32 controller uses big endian internally).</text:p>
      <text:h text:style-name="P202" text:outline-level="2">List of configuration blocks</text:h>
      <table:table table:name="Configurationblocks" table:style-name="Configurationblocks">
        <table:table-column table:style-name="Configurationblocks.A"/>
        <table:table-column table:style-name="Configurationblocks.B"/>
        <table:table-column table:style-name="Configurationblocks.C"/>
        <table:table-header-rows>
          <table:table-row>
            <table:table-cell table:style-name="Configurationblocks.A1" office:value-type="string">
              <text:p text:style-name="P62">ID</text:p>
            </table:table-cell>
            <table:table-cell table:style-name="Configurationblocks.A1" office:value-type="string">
              <text:p text:style-name="P62">Length</text:p>
            </table:table-cell>
            <table:table-cell table:style-name="Configurationblocks.C1" office:value-type="string">
              <text:p text:style-name="P62">Configuration</text:p>
            </table:table-cell>
          </table:table-row>
        </table:table-header-rows>
        <table:table-row>
          <table:table-cell table:style-name="Configurationblocks.A2" office:value-type="string">
            <text:p text:style-name="P19"><text:span text:style-name="ScreenText"><text:span text:style-name="T33">0xC0</text:span></text:span></text:p>
          </table:table-cell>
          <table:table-cell table:style-name="Configurationblocks.A2" office:value-type="string">
            <text:p text:style-name="P25">4</text:p>
          </table:table-cell>
          <table:table-cell table:style-name="Configurationblocks.C2" office:value-type="string">
            <text:p text:style-name="P26">Basic DV-RPTR configuration (physical radio parameters)</text:p>
          </table:table-cell>
        </table:table-row>
        <table:table-row>
          <table:table-cell table:style-name="Configurationblocks.A2" office:value-type="string">
            <text:p text:style-name="P19"><text:span text:style-name="ScreenText"><text:span text:style-name="T33">0xC1</text:span></text:span></text:p>
          </table:table-cell>
          <table:table-cell table:style-name="Configurationblocks.A2" office:value-type="string">
            <text:p text:style-name="P27">12</text:p>
          </table:table-cell>
          <table:table-cell table:style-name="Configurationblocks.C2" office:value-type="string">
            <text:p text:style-name="P28">Internal or attached transceiver setup</text:p>
          </table:table-cell>
        </table:table-row>
        <table:table-row>
          <table:table-cell table:style-name="Configurationblocks.A2" office:value-type="string">
            <text:p text:style-name="P19"><text:span text:style-name="ScreenText"><text:span text:style-name="T33">0xC2</text:span></text:span></text:p>
          </table:table-cell>
          <table:table-cell table:style-name="Configurationblocks.A2" office:value-type="string">
            <text:p text:style-name="P27">40</text:p>
          </table:table-cell>
          <table:table-cell table:style-name="Configurationblocks.C2" office:value-type="string">
            <text:p text:style-name="P28">Dongle or stand alone repeater: header configuration and data</text:p>
          </table:table-cell>
        </table:table-row>
        <table:table-row>
          <table:table-cell table:style-name="Configurationblocks.A2" office:value-type="string">
            <text:p text:style-name="P19"><text:span text:style-name="ScreenText"><text:span text:style-name="T33">0xC3</text:span></text:span></text:p>
          </table:table-cell>
          <table:table-cell table:style-name="Configurationblocks.A2" office:value-type="string">
            <text:p text:style-name="P27">20</text:p>
          </table:table-cell>
          <table:table-cell table:style-name="Configurationblocks.C2" office:value-type="string">
            <text:p text:style-name="P28">Dongle or stand alone repeater: message text</text:p>
          </table:table-cell>
        </table:table-row>
        <table:table-row>
          <table:table-cell table:style-name="Configurationblocks.A2" office:value-type="string">
            <text:p text:style-name="P19"><text:span text:style-name="ScreenText"><text:span text:style-name="T33">0xC4</text:span></text:span></text:p>
          </table:table-cell>
          <table:table-cell table:style-name="Configurationblocks.A2" office:value-type="string">
            <text:p text:style-name="P27">8</text:p>
          </table:table-cell>
          <table:table-cell table:style-name="Configurationblocks.C2" office:value-type="string">
            <text:p text:style-name="P28">AMBE-Addon TLV320AIC codec basic configuration</text:p>
          </table:table-cell>
        </table:table-row>
        <table:table-row>
          <table:table-cell table:style-name="Configurationblocks.A2" office:value-type="string">
            <text:p text:style-name="P19"><text:span text:style-name="ScreenText"><text:span text:style-name="T33">0xC5</text:span></text:span></text:p>
          </table:table-cell>
          <table:table-cell table:style-name="Configurationblocks.A2" office:value-type="string">
            <text:p text:style-name="P27">12</text:p>
          </table:table-cell>
          <table:table-cell table:style-name="Configurationblocks.C2" office:value-type="string">
            <text:p text:style-name="P28">AMBE-Addon TLV320AIC codec AGC and DRC register configuration</text:p>
          </table:table-cell>
        </table:table-row>
        <table:table-row>
          <table:table-cell table:style-name="Configurationblocks.A2" office:value-type="string">
            <text:p text:style-name="P19"><text:span text:style-name="ScreenText"><text:span text:style-name="T33">0xC6</text:span></text:span></text:p>
          </table:table-cell>
          <table:table-cell table:style-name="Configurationblocks.A2" office:value-type="string">
            <text:p text:style-name="P27">56</text:p>
          </table:table-cell>
          <table:table-cell table:style-name="Configurationblocks.C2" office:value-type="string">
            <text:p text:style-name="P28">AMBE-Addon TLV320AIC codec custom filter block coefficients</text:p>
          </table:table-cell>
        </table:table-row>
      </table:table>
      <text:p text:style-name="P115"/>
      <text:h text:style-name="P203" text:outline-level="2">Configuration details</text:h>
      <text:h text:style-name="P226" text:outline-level="3">Basic configuration (0xC0)</text:h>
      <text:p text:style-name="P77"><text:span text:style-name="T2">The Basic configuration </text:span><text:span text:style-name="T46">contain the basic radio parameters.</text:span></text:p>
      <text:h text:style-name="P243" text:outline-level="4">Stucture (with config-block header)</text:h>
      <table:table table:name="C0config" table:style-name="C0config">
        <table:table-column table:style-name="C0config.A"/>
        <table:table-column table:style-name="C0config.B"/>
        <table:table-column table:style-name="C0config.C"/>
        <table:table-row>
          <table:table-cell office:value-type="string">
            <text:p text:style-name="P20"><text:span text:style-name="ScreenText"><text:span text:style-name="T46">0</text:span></text:span></text:p>
          </table:table-cell>
          <table:table-cell office:value-type="string">
            <text:p text:style-name="P20"><text:span text:style-name="ScreenText"><text:span text:style-name="T46">0xC0</text:span></text:span></text:p>
          </table:table-cell>
          <table:table-cell office:value-type="string">
            <text:p text:style-name="P29">Configuration ID</text:p>
          </table:table-cell>
        </table:table-row>
        <table:table-row>
          <table:table-cell office:value-type="string">
            <text:p text:style-name="P20"><text:span text:style-name="ScreenText"><text:span text:style-name="T46">1</text:span></text:span></text:p>
          </table:table-cell>
          <table:table-cell office:value-type="string">
            <text:p text:style-name="P20"><text:span text:style-name="ScreenText"><text:span text:style-name="T46">0x04</text:span></text:span></text:p>
          </table:table-cell>
          <table:table-cell office:value-type="string">
            <text:p text:style-name="P29">Length of configuration data</text:p>
          </table:table-cell>
        </table:table-row>
        <table:table-row>
          <table:table-cell office:value-type="string">
            <text:p text:style-name="P20"><text:span text:style-name="ScreenText"><text:span text:style-name="T46">2</text:span></text:span></text:p>
          </table:table-cell>
          <table:table-cell office:value-type="string">
            <text:p text:style-name="P20"><text:span text:style-name="ScreenText"><text:span text:style-name="T46">Flags</text:span></text:span></text:p>
          </table:table-cell>
          <table:table-cell office:value-type="string">
            <text:p text:style-name="P29">Bitset with the following meaning:</text:p>
            <table:table table:name="InnerC0FlagBitset" table:style-name="InnerC0FlagBitset">
              <table:table-column table:style-name="InnerC0FlagBitset.A"/>
              <table:table-column table:style-name="InnerC0FlagBitset.B"/>
              <table:table-row>
                <table:table-cell table:style-name="InnerC0FlagBitset.A1" office:value-type="string">
                  <text:p text:style-name="P30">7</text:p>
                </table:table-cell>
                <table:table-cell table:style-name="InnerC0FlagBitset.B1" office:value-type="string">
                  <text:p text:style-name="P29">Halfduplex mode (1 = disables receiver while transmitting)</text:p>
                </table:table-cell>
              </table:table-row>
              <table:table-row>
                <table:table-cell table:style-name="InnerC0FlagBitset.A2" office:value-type="string">
                  <text:p text:style-name="P30">6</text:p>
                </table:table-cell>
                <table:table-cell table:style-name="InnerC0FlagBitset.B2" office:value-type="string">
                  <text:p text:style-name="P28">Dongle mode (1 = disabled PTT output pin while transmitting)</text:p>
                </table:table-cell>
              </table:table-row>
              <table:table-row>
                <table:table-cell table:style-name="InnerC0FlagBitset.A2" office:value-type="string">
                  <text:p text:style-name="P30">5</text:p>
                </table:table-cell>
                <table:table-cell table:style-name="InnerC0FlagBitset.B2" office:value-type="string">
                  <text:p text:style-name="P28">reserved</text:p>
                </table:table-cell>
              </table:table-row>
              <table:table-row>
                <table:table-cell table:style-name="InnerC0FlagBitset.A2" office:value-type="string">
                  <text:p text:style-name="P30">4</text:p>
                </table:table-cell>
                <table:table-cell table:style-name="InnerC0FlagBitset.B2" office:value-type="string">
                  <text:p text:style-name="P28">reserved</text:p>
                </table:table-cell>
              </table:table-row>
              <table:table-row>
                <table:table-cell table:style-name="InnerC0FlagBitset.A2" office:value-type="string">
                  <text:p text:style-name="P30">3</text:p>
                </table:table-cell>
                <table:table-cell table:style-name="InnerC0FlagBitset.B2" office:value-type="string">
                  <text:p text:style-name="P29">Automatic RX-Inversion detect (1 <text:s/>= enabled)</text:p>
                </table:table-cell>
              </table:table-row>
              <table:table-row>
                <table:table-cell table:style-name="InnerC0FlagBitset.A2" office:value-type="string">
                  <text:p text:style-name="P30">2</text:p>
                </table:table-cell>
                <table:table-cell table:style-name="InnerC0FlagBitset.B2" office:value-type="string">
                  <text:p text:style-name="P29">TX-Channel select: 0 = FSK pin (default), 1 = AFSK pin (channel B)</text:p>
                </table:table-cell>
              </table:table-row>
              <table:table-row>
                <table:table-cell table:style-name="InnerC0FlagBitset.A2" office:value-type="string">
                  <text:p text:style-name="P30">1</text:p>
                </table:table-cell>
                <table:table-cell table:style-name="InnerC0FlagBitset.B2" office:value-type="string">
                  <text:p text:style-name="P29">TX-Inversion</text:p>
                </table:table-cell>
              </table:table-row>
              <table:table-row>
                <table:table-cell table:style-name="InnerC0FlagBitset.A2" office:value-type="string">
                  <text:p text:style-name="P30">0</text:p>
                </table:table-cell>
                <table:table-cell table:style-name="InnerC0FlagBitset.B2" office:value-type="string">
                  <text:p text:style-name="P29">RX-Inversion</text:p>
                </table:table-cell>
              </table:table-row>
            </table:table>
            <text:p text:style-name="P29"/>
          </table:table-cell>
        </table:table-row>
        <table:table-row>
          <table:table-cell office:value-type="string">
            <text:p text:style-name="P20"><text:span text:style-name="ScreenText"><text:span text:style-name="T46">3</text:span></text:span></text:p>
          </table:table-cell>
          <table:table-cell office:value-type="string">
            <text:p text:style-name="P20"><text:span text:style-name="ScreenText"><text:span text:style-name="T46">Modulation</text:span></text:span></text:p>
          </table:table-cell>
          <table:table-cell office:value-type="string">
            <text:p text:style-name="P20"><text:span text:style-name="T46">Voltage Peak-Peak (value 255 ^= 3.00V</text:span><text:span text:style-name="T47">pp</text:span><text:span text:style-name="T46">)</text:span></text:p>
          </table:table-cell>
        </table:table-row>
        <table:table-row>
          <table:table-cell office:value-type="string">
            <text:p text:style-name="P20"><text:span text:style-name="ScreenText"><text:span text:style-name="T46">4..5</text:span></text:span></text:p>
          </table:table-cell>
          <table:table-cell office:value-type="string">
            <text:p text:style-name="P20"><text:span text:style-name="ScreenText"><text:span text:style-name="T46">TX-Delay</text:span></text:span></text:p>
          </table:table-cell>
          <table:table-cell office:value-type="string">
            <text:p text:style-name="P28">Delay between transmitter enable and start of transmitting preamble in milliseconds</text:p>
          </table:table-cell>
        </table:table-row>
      </table:table>
      <text:h text:style-name="P246" text:outline-level="4">Structure in source code</text:h>
      <text:p text:style-name="P116">// configuration routines - physical config (MAIN config C0)</text:p>
      <text:p text:style-name="P145"><text:span text:style-name="T34">typedef</text:span><text:span text:style-name="T16"> </text:span><text:span text:style-name="T34">struct</text:span><text:span text:style-name="T16"> PACKED_DATA {</text:span></text:p>
      <text:p text:style-name="P145"><text:soft-page-break/><text:span text:style-name="T16"><text:s text:c="2"/></text:span><text:span text:style-name="T34">unsigned</text:span><text:span text:style-name="T16"> </text:span><text:span text:style-name="T34">char</text:span><text:span text:style-name="T16"> <text:s/></text:span><text:span text:style-name="T39">flags</text:span><text:span text:style-name="T16">;</text:span></text:p>
      <text:p text:style-name="P145"><text:span text:style-name="T16"><text:s text:c="2"/></text:span><text:span text:style-name="T34">unsigned</text:span><text:span text:style-name="T16"> </text:span><text:span text:style-name="T34">char</text:span><text:span text:style-name="T16"> <text:s/></text:span><text:span text:style-name="T39">mod_level</text:span><text:span text:style-name="T16">;</text:span></text:p>
      <text:p text:style-name="P145"><text:span text:style-name="T16"><text:s text:c="2"/></text:span><text:span text:style-name="T34">unsigned</text:span><text:span text:style-name="T16"> </text:span><text:span text:style-name="T34">short</text:span><text:span text:style-name="T16"> </text:span><text:span text:style-name="T39">txdelay</text:span><text:span text:style-name="T16">;<text:tab/></text:span><text:span text:style-name="T41">// attention: little-endian here!</text:span></text:p>
      <text:p text:style-name="P145"><text:span text:style-name="T16">} </text:span><text:span text:style-name="T45">t_config_0</text:span><text:span text:style-name="T16">;</text:span></text:p>
      <text:h text:style-name="P227" text:outline-level="3">Transceiver setup (0xC1)</text:h>
      <text:p text:style-name="P107"><text:span text:style-name="T48">Till today only a RDA1846 based concept board exists and con be used as small transceiver. The only necessary values needed are the transmit- and receive-frequency. The presence of a connected transceiver can be evaluated using the SFC </text:span><text:span text:style-name="ScreenText"><text:span text:style-name="T19">SFC_TRX_CAPABILITIES </text:span></text:span><text:span text:style-name="ScreenText"><text:span text:style-name="T20">(0xC1)</text:span></text:span><text:span text:style-name="T20">.</text:span></text:p>
      <text:h text:style-name="P244" text:outline-level="4">Stucture (with config-block header)</text:h>
      <table:table table:name="Tabelle1" table:style-name="Tabelle1">
        <table:table-column table:style-name="Tabelle1.A"/>
        <table:table-column table:style-name="Tabelle1.B"/>
        <table:table-column table:style-name="Tabelle1.C"/>
        <table:table-row>
          <table:table-cell table:style-name="Tabelle1.A1" office:value-type="string">
            <text:p text:style-name="P21"><text:span text:style-name="ScreenText"><text:span text:style-name="T46">0</text:span></text:span></text:p>
          </table:table-cell>
          <table:table-cell table:style-name="Tabelle1.A1" office:value-type="string">
            <text:p text:style-name="P21"><text:span text:style-name="ScreenText"><text:span text:style-name="T46">0xC</text:span></text:span><text:span text:style-name="ScreenText"><text:span text:style-name="T48">1</text:span></text:span></text:p>
          </table:table-cell>
          <table:table-cell table:style-name="Tabelle1.A1" office:value-type="string">
            <text:p text:style-name="P32">Configuration ID</text:p>
          </table:table-cell>
        </table:table-row>
        <table:table-row>
          <table:table-cell table:style-name="Tabelle1.A1" office:value-type="string">
            <text:p text:style-name="P21"><text:span text:style-name="ScreenText"><text:span text:style-name="T46">1</text:span></text:span></text:p>
          </table:table-cell>
          <table:table-cell table:style-name="Tabelle1.A1" office:value-type="string">
            <text:p text:style-name="P21"><text:span text:style-name="ScreenText"><text:span text:style-name="T46">0x0</text:span></text:span><text:span text:style-name="ScreenText"><text:span text:style-name="T48">C</text:span></text:span></text:p>
          </table:table-cell>
          <table:table-cell table:style-name="Tabelle1.A1" office:value-type="string">
            <text:p text:style-name="P32">Length of configuration data</text:p>
          </table:table-cell>
        </table:table-row>
        <table:table-row>
          <table:table-cell table:style-name="Tabelle1.A1" office:value-type="string">
            <text:p text:style-name="P21"><text:span text:style-name="ScreenText"><text:span text:style-name="T48">3..6</text:span></text:span></text:p>
          </table:table-cell>
          <table:table-cell table:style-name="Tabelle1.A1" office:value-type="string">
            <text:p text:style-name="P21"><text:span text:style-name="ScreenText"><text:span text:style-name="T48">RX-Freq</text:span></text:span></text:p>
          </table:table-cell>
          <table:table-cell table:style-name="Tabelle1.A1" office:value-type="string">
            <text:p text:style-name="P28">Receive frequency given in Herz [Hz]</text:p>
          </table:table-cell>
        </table:table-row>
        <table:table-row>
          <table:table-cell table:style-name="Tabelle1.A1" office:value-type="string">
            <text:p text:style-name="P21"><text:span text:style-name="ScreenText"><text:span text:style-name="T48">7..</text:span></text:span><text:span text:style-name="ScreenText"><text:span text:style-name="T49">10</text:span></text:span></text:p>
          </table:table-cell>
          <table:table-cell table:style-name="Tabelle1.A1" office:value-type="string">
            <text:p text:style-name="P21"><text:span text:style-name="ScreenText"><text:span text:style-name="T48">TX-Freq</text:span></text:span></text:p>
          </table:table-cell>
          <table:table-cell table:style-name="Tabelle1.A1" office:value-type="string">
            <text:p text:style-name="P28">Transmit frequency [Hz]</text:p>
          </table:table-cell>
        </table:table-row>
        <table:table-row>
          <table:table-cell table:style-name="Tabelle1.A1" office:value-type="string">
            <text:p text:style-name="P22"><text:span text:style-name="ScreenText"><text:span text:style-name="T49">11</text:span></text:span></text:p>
          </table:table-cell>
          <table:table-cell table:style-name="Tabelle1.A1" office:value-type="string">
            <text:p text:style-name="P21"><text:span text:style-name="ScreenText"><text:span text:style-name="T46">Flags</text:span></text:span></text:p>
          </table:table-cell>
          <table:table-cell table:style-name="Tabelle1.A1" office:value-type="string">
            <text:p text:style-name="P32">Bitset with the following meaning:</text:p>
            <table:table table:name="Tabelle2" table:style-name="Tabelle2">
              <table:table-column table:style-name="Tabelle2.A"/>
              <table:table-column table:style-name="Tabelle2.B"/>
              <table:table-row>
                <table:table-cell table:style-name="Tabelle2.A1" office:value-type="string">
                  <text:p text:style-name="P31">7</text:p>
                </table:table-cell>
                <table:table-cell table:style-name="Tabelle2.B1" office:value-type="string">
                  <text:p text:style-name="P32"/>
                </table:table-cell>
              </table:table-row>
              <table:table-row>
                <table:table-cell table:style-name="Tabelle2.A2" office:value-type="string">
                  <text:p text:style-name="P31">6</text:p>
                </table:table-cell>
                <table:table-cell table:style-name="Tabelle2.B2" office:value-type="string">
                  <text:p text:style-name="P28"/>
                </table:table-cell>
              </table:table-row>
              <table:table-row>
                <table:table-cell table:style-name="Tabelle2.A2" office:value-type="string">
                  <text:p text:style-name="P31">5</text:p>
                </table:table-cell>
                <table:table-cell table:style-name="Tabelle2.B2" office:value-type="string">
                  <text:p text:style-name="P28"/>
                </table:table-cell>
              </table:table-row>
              <table:table-row>
                <table:table-cell table:style-name="Tabelle2.A2" office:value-type="string">
                  <text:p text:style-name="P31">4</text:p>
                </table:table-cell>
                <table:table-cell table:style-name="Tabelle2.B2" office:value-type="string">
                  <text:p text:style-name="P28"/>
                </table:table-cell>
              </table:table-row>
              <table:table-row>
                <table:table-cell table:style-name="Tabelle2.A2" office:value-type="string">
                  <text:p text:style-name="P31">3</text:p>
                </table:table-cell>
                <table:table-cell table:style-name="Tabelle2.B2" office:value-type="string">
                  <text:p text:style-name="P32"/>
                </table:table-cell>
              </table:table-row>
              <table:table-row>
                <table:table-cell table:style-name="Tabelle2.A2" office:value-type="string">
                  <text:p text:style-name="P31">2</text:p>
                </table:table-cell>
                <table:table-cell table:style-name="Tabelle2.B2" office:value-type="string">
                  <text:p text:style-name="P32"/>
                </table:table-cell>
              </table:table-row>
              <table:table-row>
                <table:table-cell table:style-name="Tabelle2.A2" office:value-type="string">
                  <text:p text:style-name="P31">1</text:p>
                </table:table-cell>
                <table:table-cell table:style-name="Tabelle2.B2" office:value-type="string">
                  <text:p text:style-name="P32"/>
                </table:table-cell>
              </table:table-row>
              <table:table-row>
                <table:table-cell table:style-name="Tabelle2.A2" office:value-type="string">
                  <text:p text:style-name="P31">0</text:p>
                </table:table-cell>
                <table:table-cell table:style-name="Tabelle2.B2" office:value-type="string">
                  <text:p text:style-name="P32"/>
                </table:table-cell>
              </table:table-row>
            </table:table>
            <text:p text:style-name="P32"/>
          </table:table-cell>
        </table:table-row>
        <table:table-row>
          <table:table-cell table:style-name="Tabelle1.A1" office:value-type="string">
            <text:p text:style-name="P22"><text:span text:style-name="ScreenText"><text:span text:style-name="T49">12..14</text:span></text:span></text:p>
          </table:table-cell>
          <table:table-cell table:style-name="Tabelle1.A1" office:value-type="string">
            <text:p text:style-name="P28">reserved</text:p>
          </table:table-cell>
          <table:table-cell table:style-name="Tabelle1.A1" office:value-type="string">
            <text:p text:style-name="P35">For future use</text:p>
          </table:table-cell>
        </table:table-row>
      </table:table>
      <text:h text:style-name="P247" text:outline-level="4">Structure in source code</text:h>
      <text:p text:style-name="P117">// configuration routines - physical config</text:p>
      <text:p text:style-name="P145"><text:span text:style-name="T34">typedef</text:span><text:span text:style-name="T16"> </text:span><text:span text:style-name="T34">struct</text:span><text:span text:style-name="T16"> PACKED_DATA {</text:span></text:p>
      <text:p text:style-name="P145"><text:span text:style-name="T16"><text:s text:c="2"/></text:span><text:span text:style-name="T34">unsigned</text:span><text:span text:style-name="T16"> </text:span><text:span text:style-name="T34">int</text:span><text:span text:style-name="T22"> <text:s/></text:span><text:span text:style-name="T39">rx_freq</text:span><text:span text:style-name="T16">;<text:tab/></text:span><text:span text:style-name="T41">// </text:span><text:span text:style-name="T42">in Hz</text:span><text:span text:style-name="T41"> little endian here</text:span></text:p>
      <text:p text:style-name="P145"><text:span text:style-name="T16"><text:s text:c="2"/></text:span><text:span text:style-name="T34">unsigned</text:span><text:span text:style-name="T16"> </text:span><text:span text:style-name="T34">int</text:span><text:span text:style-name="T22"> <text:s/></text:span><text:span text:style-name="T39">tx_freq</text:span><text:span text:style-name="T16">;<text:tab/></text:span><text:span text:style-name="T41">// </text:span><text:span text:style-name="T42">in Hz</text:span><text:span text:style-name="T41"> little endian here</text:span></text:p>
      <text:p text:style-name="P145"><text:span text:style-name="T16"><text:s text:c="2"/></text:span><text:span text:style-name="T34">unsigned</text:span><text:span text:style-name="T16"> </text:span><text:span text:style-name="T34">char</text:span><text:span text:style-name="T22"> </text:span><text:span text:style-name="T39">flags</text:span><text:span text:style-name="T16">;<text:tab/><text:tab/></text:span><text:span text:style-name="T41">// bandwidth...</text:span></text:p>
      <text:p text:style-name="P145"><text:span text:style-name="T16"><text:s text:c="2"/></text:span><text:span text:style-name="T34">unsigned</text:span><text:span text:style-name="T16"> </text:span><text:span text:style-name="T34">char</text:span><text:span text:style-name="T16"> </text:span><text:span text:style-name="T39">rsvrd</text:span><text:span text:style-name="T16">[3];</text:span></text:p>
      <text:p text:style-name="P145"><text:span text:style-name="T16">} </text:span><text:span text:style-name="T45">t_config_1</text:span><text:span text:style-name="T16">;</text:span></text:p>
      <text:h text:style-name="Heading_20_3" text:outline-level="3"><text:span text:style-name="T10">Dongle header configuration </text:span><text:span text:style-name="T11">(0xC2)</text:span></text:h>
      <text:p text:style-name="P96">This configuration is only used at a stand alone configuration <text:span text:style-name="T99">and for Microphone-triggered transmissions.</text:span> In standard modem operation no header data needed to configure (a D-Star header is a part of the transmission data).</text:p>
      <text:p text:style-name="Standard"><text:span text:style-name="T99">The presence or absence of the AMBE add-on the application can find out using the SFC </text:span><text:span text:style-name="ScreenText"><text:span text:style-name="T19">SFC_</text:span></text:span><text:span text:style-name="ScreenText"><text:span text:style-name="T21">DGL</text:span></text:span><text:span text:style-name="ScreenText"><text:span text:style-name="T19">_CAPABILITIES</text:span></text:span><text:span text:style-name="T19"> </text:span><text:span text:style-name="ScreenText"><text:span text:style-name="T20">(0xC</text:span></text:span><text:span text:style-name="ScreenText"><text:span text:style-name="T21">2</text:span></text:span><text:span text:style-name="ScreenText"><text:span text:style-name="T20">)</text:span></text:span><text:span text:style-name="T99">.</text:span></text:p>
      <text:p text:style-name="P104"/>
      <table:table table:name="Tabelle4" table:style-name="Tabelle4">
        <table:table-column table:style-name="Tabelle4.A"/>
        <table:table-column table:style-name="Tabelle4.B"/>
        <table:table-column table:style-name="Tabelle4.C"/>
        <table:table-row>
          <table:table-cell office:value-type="string">
            <text:p text:style-name="P23"><text:span text:style-name="ScreenText"><text:span text:style-name="T46">0</text:span></text:span></text:p>
          </table:table-cell>
          <table:table-cell office:value-type="string">
            <text:p text:style-name="P23"><text:span text:style-name="ScreenText"><text:span text:style-name="T46">0xC</text:span></text:span><text:span text:style-name="ScreenText"><text:span text:style-name="T49">2</text:span></text:span></text:p>
          </table:table-cell>
          <table:table-cell office:value-type="string">
            <text:p text:style-name="P33">Configuration ID</text:p>
          </table:table-cell>
        </table:table-row>
        <table:table-row>
          <table:table-cell office:value-type="string">
            <text:p text:style-name="P23"><text:span text:style-name="ScreenText"><text:span text:style-name="T46">1</text:span></text:span></text:p>
          </table:table-cell>
          <table:table-cell office:value-type="string">
            <text:p text:style-name="P23"><text:span text:style-name="ScreenText"><text:span text:style-name="T46">0x</text:span></text:span><text:span text:style-name="ScreenText"><text:span text:style-name="T49">28</text:span></text:span></text:p>
          </table:table-cell>
          <table:table-cell office:value-type="string">
            <text:p text:style-name="P23"><text:span text:style-name="T46">Length of </text:span><text:span text:style-name="T49">D-Star header data</text:span></text:p>
          </table:table-cell>
        </table:table-row>
        <table:table-row>
          <table:table-cell office:value-type="string">
            <text:p text:style-name="P23"><text:span text:style-name="ScreenText"><text:span text:style-name="T49">2</text:span></text:span></text:p>
          </table:table-cell>
          <table:table-cell office:value-type="string">
            <text:p text:style-name="P23"><text:span text:style-name="ScreenText"><text:span text:style-name="T49">RPTR flags</text:span></text:span></text:p>
          </table:table-cell>
          <table:table-cell office:value-type="string">
            <text:p text:style-name="P36">Dongle / Repeater control flags</text:p>
            <table:table table:name="InBitSetRPTRflags" table:style-name="InBitSetRPTRflags">
              <table:table-column table:style-name="InBitSetRPTRflags.A"/>
              <table:table-column table:style-name="InBitSetRPTRflags.B"/>
              <table:table-row>
                <table:table-cell table:style-name="InBitSetRPTRflags.A1" office:value-type="string">
                  <text:p text:style-name="P37">7..<text:span text:style-name="T103">3</text:span></text:p>
                </table:table-cell>
                <table:table-cell table:style-name="InBitSetRPTRflags.B1" office:value-type="string">
                  <text:p text:style-name="P37">reserved</text:p>
                </table:table-cell>
              </table:table-row>
              <table:table-row>
                <table:table-cell table:style-name="InBitSetRPTRflags.A2" office:value-type="string">
                  <text:p text:style-name="P254">4</text:p>
                </table:table-cell>
                <table:table-cell table:style-name="InBitSetRPTRflags.B2" office:value-type="string">
                  <text:p text:style-name="P37">AMBE <text:span text:style-name="T103">NF</text:span> microphone PTT switch enabled <text:span text:style-name="T103">(not listen only)</text:span></text:p>
                </table:table-cell>
              </table:table-row>
              <table:table-row>
                <table:table-cell table:style-name="InBitSetRPTRflags.A2" office:value-type="string">
                  <text:p text:style-name="P254">3</text:p>
                </table:table-cell>
                <table:table-cell table:style-name="InBitSetRPTRflags.B2" office:value-type="string">
                  <text:p text:style-name="P254">AMBE NF receive roger beep</text:p>
                </table:table-cell>
              </table:table-row>
              <table:table-row>
                <table:table-cell table:style-name="InBitSetRPTRflags.A2" office:value-type="string">
                  <text:p text:style-name="P37">2</text:p>
                </table:table-cell>
                <table:table-cell table:style-name="InBitSetRPTRflags.B2" office:value-type="string">
                  <text:p text:style-name="P37">AMBE <text:span text:style-name="T103">NF</text:span> <text:span text:style-name="T103">own </text:span>PTT can break</text:p>
                </table:table-cell>
              </table:table-row>
              <table:table-row>
                <table:table-cell table:style-name="InBitSetRPTRflags.A2" office:value-type="string">
                  <text:p text:style-name="P37"><text:soft-page-break/>1</text:p>
                </table:table-cell>
                <table:table-cell table:style-name="InBitSetRPTRflags.B2" office:value-type="string">
                  <text:p text:style-name="P37">AMBE <text:span text:style-name="T103">NF</text:span> listen to the internet (voice data from PC is audible)</text:p>
                </table:table-cell>
              </table:table-row>
              <table:table-row>
                <table:table-cell table:style-name="InBitSetRPTRflags.A2" office:value-type="string">
                  <text:p text:style-name="P37">0</text:p>
                </table:table-cell>
                <table:table-cell table:style-name="InBitSetRPTRflags.B2" office:value-type="string">
                  <text:p text:style-name="P37">AMBE <text:span text:style-name="T103">NF</text:span> listen to the radio (received voice data is audible)</text:p>
                </table:table-cell>
              </table:table-row>
            </table:table>
            <text:p text:style-name="P36"/>
          </table:table-cell>
        </table:table-row>
        <table:table-row>
          <table:table-cell office:value-type="string">
            <text:p text:style-name="P23"><text:span text:style-name="ScreenText"><text:span text:style-name="T49">3</text:span></text:span></text:p>
          </table:table-cell>
          <table:table-cell office:value-type="string">
            <text:p text:style-name="P23"><text:span text:style-name="ScreenText"><text:span text:style-name="T49">0x00</text:span></text:span></text:p>
          </table:table-cell>
          <table:table-cell office:value-type="string">
            <text:p text:style-name="P36">Header Flag 1 (not used / internal setup)</text:p>
          </table:table-cell>
        </table:table-row>
        <table:table-row>
          <table:table-cell office:value-type="string">
            <text:p text:style-name="P23"><text:span text:style-name="ScreenText"><text:span text:style-name="T49">4</text:span></text:span></text:p>
          </table:table-cell>
          <table:table-cell office:value-type="string">
            <text:p text:style-name="P23"><text:span text:style-name="ScreenText"><text:span text:style-name="T49">0x00</text:span></text:span></text:p>
          </table:table-cell>
          <table:table-cell office:value-type="string">
            <text:p text:style-name="P36">Header Flag 2 (not used / internal setup)</text:p>
          </table:table-cell>
        </table:table-row>
        <table:table-row>
          <table:table-cell office:value-type="string">
            <text:p text:style-name="P23"><text:span text:style-name="ScreenText"><text:span text:style-name="T49">5</text:span></text:span></text:p>
          </table:table-cell>
          <table:table-cell office:value-type="string">
            <text:p text:style-name="P23"><text:span text:style-name="ScreenText"><text:span text:style-name="T49">0x00</text:span></text:span></text:p>
          </table:table-cell>
          <table:table-cell office:value-type="string">
            <text:p text:style-name="P36">Header Flag 3 (not used / internal setup)</text:p>
          </table:table-cell>
        </table:table-row>
        <table:table-row>
          <table:table-cell office:value-type="string">
            <text:p text:style-name="P23"><text:span text:style-name="ScreenText"><text:span text:style-name="T49">6..13</text:span></text:span></text:p>
          </table:table-cell>
          <table:table-cell office:value-type="string">
            <text:p text:style-name="P23"><text:span text:style-name="ScreenText"><text:span text:style-name="T49">RPT2Call</text:span></text:span></text:p>
          </table:table-cell>
          <table:table-cell office:value-type="string">
            <text:p text:style-name="P37">Header Repeater 2 value (8 chars)</text:p>
          </table:table-cell>
        </table:table-row>
        <table:table-row>
          <table:table-cell office:value-type="string">
            <text:p text:style-name="P23"><text:span text:style-name="ScreenText"><text:span text:style-name="T49">14..21</text:span></text:span></text:p>
          </table:table-cell>
          <table:table-cell office:value-type="string">
            <text:p text:style-name="P23"><text:span text:style-name="ScreenText"><text:span text:style-name="T49">RPT1Call</text:span></text:span></text:p>
          </table:table-cell>
          <table:table-cell office:value-type="string">
            <text:p text:style-name="P37">Header Repeater 1 value (8 chars)</text:p>
          </table:table-cell>
        </table:table-row>
        <table:table-row>
          <table:table-cell office:value-type="string">
            <text:p text:style-name="P23"><text:span text:style-name="ScreenText"><text:span text:style-name="T49">22..29</text:span></text:span></text:p>
          </table:table-cell>
          <table:table-cell office:value-type="string">
            <text:p text:style-name="P23"><text:span text:style-name="ScreenText"><text:span text:style-name="T49">YourCall</text:span></text:span></text:p>
          </table:table-cell>
          <table:table-cell office:value-type="string">
            <text:p text:style-name="P37">Header YourCall value (8 chars)</text:p>
          </table:table-cell>
        </table:table-row>
        <table:table-row>
          <table:table-cell office:value-type="string">
            <text:p text:style-name="P23"><text:span text:style-name="ScreenText"><text:span text:style-name="T49">30..37</text:span></text:span></text:p>
          </table:table-cell>
          <table:table-cell office:value-type="string">
            <text:p text:style-name="P23"><text:span text:style-name="ScreenText"><text:span text:style-name="T49">MyCall</text:span></text:span></text:p>
          </table:table-cell>
          <table:table-cell office:value-type="string">
            <text:p text:style-name="P37">Header own Call value (8 chars)</text:p>
          </table:table-cell>
        </table:table-row>
        <table:table-row>
          <table:table-cell office:value-type="string">
            <text:p text:style-name="P23"><text:span text:style-name="ScreenText"><text:span text:style-name="T49">38..4</text:span></text:span><text:span text:style-name="ScreenText"><text:span text:style-name="T50">1</text:span></text:span></text:p>
          </table:table-cell>
          <table:table-cell office:value-type="string">
            <text:p text:style-name="P23"><text:span text:style-name="ScreenText"><text:span text:style-name="T49">MyCall 2</text:span></text:span></text:p>
          </table:table-cell>
          <table:table-cell office:value-type="string">
            <text:p text:style-name="P37">Header own Call suffix (4 chars only)</text:p>
          </table:table-cell>
        </table:table-row>
      </table:table>
      <text:h text:style-name="P228" text:outline-level="3"><text:span text:style-name="T48">Dongle message text </text:span><text:span text:style-name="T49">(0xC3)</text:span></text:h>
      <table:table table:name="Tabelle3" table:style-name="Tabelle3">
        <table:table-column table:style-name="Tabelle3.A"/>
        <table:table-column table:style-name="Tabelle3.B"/>
        <table:table-column table:style-name="Tabelle3.C"/>
        <table:table-row>
          <table:table-cell office:value-type="string">
            <text:p text:style-name="P23"><text:span text:style-name="ScreenText"><text:span text:style-name="T46">0</text:span></text:span></text:p>
          </table:table-cell>
          <table:table-cell office:value-type="string">
            <text:p text:style-name="P23"><text:span text:style-name="ScreenText"><text:span text:style-name="T46">0xC</text:span></text:span><text:span text:style-name="ScreenText"><text:span text:style-name="T49">3</text:span></text:span></text:p>
          </table:table-cell>
          <table:table-cell office:value-type="string">
            <text:p text:style-name="P33">Configuration ID</text:p>
          </table:table-cell>
        </table:table-row>
        <table:table-row>
          <table:table-cell office:value-type="string">
            <text:p text:style-name="P23"><text:span text:style-name="ScreenText"><text:span text:style-name="T46">1</text:span></text:span></text:p>
          </table:table-cell>
          <table:table-cell office:value-type="string">
            <text:p text:style-name="P23"><text:span text:style-name="ScreenText"><text:span text:style-name="T46">0x</text:span></text:span><text:span text:style-name="ScreenText"><text:span text:style-name="T49">14</text:span></text:span></text:p>
          </table:table-cell>
          <table:table-cell office:value-type="string">
            <text:p text:style-name="P23"><text:span text:style-name="T46">Length of </text:span><text:span text:style-name="T49">message text (is fixed to 20 chars)</text:span></text:p>
          </table:table-cell>
        </table:table-row>
        <table:table-row>
          <table:table-cell office:value-type="string">
            <text:p text:style-name="P23"><text:span text:style-name="ScreenText"><text:span text:style-name="T48">3..</text:span></text:span><text:span text:style-name="ScreenText"><text:span text:style-name="T49">21</text:span></text:span></text:p>
          </table:table-cell>
          <table:table-cell office:value-type="string">
            <text:p text:style-name="P23"><text:span text:style-name="ScreenText"><text:span text:style-name="T49">message</text:span></text:span></text:p>
          </table:table-cell>
          <table:table-cell office:value-type="string">
            <text:p text:style-name="P36">Message text</text:p>
          </table:table-cell>
        </table:table-row>
      </table:table>
      <text:p text:style-name="P93"/>
      <text:h text:style-name="Heading_20_3" text:outline-level="3">TLV320AIC basic configuration <text:span text:style-name="T99">(0xC4)</text:span></text:h>
      <text:p text:style-name="P133"><text:span text:style-name="T99">The presence or absence of the AMBE add-on the application can find out using the SFC </text:span><text:span text:style-name="ScreenText"><text:span text:style-name="T19">SFC_</text:span></text:span><text:span text:style-name="ScreenText"><text:span text:style-name="T21">DGL</text:span></text:span><text:span text:style-name="ScreenText"><text:span text:style-name="T19">_CAPABILITIES</text:span></text:span><text:span text:style-name="T19"> </text:span><text:span text:style-name="ScreenText"><text:span text:style-name="T20">(0xC</text:span></text:span><text:span text:style-name="ScreenText"><text:span text:style-name="T21">2</text:span></text:span><text:span text:style-name="ScreenText"><text:span text:style-name="T20">)</text:span></text:span><text:span text:style-name="T99">.</text:span></text:p>
      <text:h text:style-name="P245" text:outline-level="4">Stucture (with config-block header)</text:h>
      <table:table table:name="Tabelle39" table:style-name="Tabelle39">
        <table:table-column table:style-name="Tabelle39.A"/>
        <table:table-column table:style-name="Tabelle39.B"/>
        <table:table-column table:style-name="Tabelle39.C"/>
        <table:table-row>
          <table:table-cell table:style-name="Tabelle39.A1" office:value-type="string">
            <text:p text:style-name="P51"><text:span text:style-name="ScreenText"><text:span text:style-name="T46">0</text:span></text:span></text:p>
          </table:table-cell>
          <table:table-cell table:style-name="Tabelle39.A1" office:value-type="string">
            <text:p text:style-name="P51"><text:span text:style-name="ScreenText"><text:span text:style-name="T46">0xC</text:span></text:span><text:span text:style-name="ScreenText"><text:span text:style-name="T101">4</text:span></text:span></text:p>
          </table:table-cell>
          <table:table-cell table:style-name="Tabelle39.A1" office:value-type="string">
            <text:p text:style-name="P34">Configuration ID</text:p>
          </table:table-cell>
        </table:table-row>
        <table:table-row>
          <table:table-cell table:style-name="Tabelle39.A1" office:value-type="string">
            <text:p text:style-name="P51"><text:span text:style-name="ScreenText"><text:span text:style-name="T46">1</text:span></text:span></text:p>
          </table:table-cell>
          <table:table-cell table:style-name="Tabelle39.A1" office:value-type="string">
            <text:p text:style-name="P51"><text:span text:style-name="ScreenText"><text:span text:style-name="T46">0x0</text:span></text:span><text:span text:style-name="ScreenText"><text:span text:style-name="T101">8</text:span></text:span></text:p>
          </table:table-cell>
          <table:table-cell table:style-name="Tabelle39.A1" office:value-type="string">
            <text:p text:style-name="P34">Length of configuration data</text:p>
          </table:table-cell>
        </table:table-row>
        <table:table-row>
          <table:table-cell table:style-name="Tabelle39.A1" office:value-type="string">
            <text:p text:style-name="P51"><text:span text:style-name="ScreenText"><text:span text:style-name="T46">2</text:span></text:span></text:p>
          </table:table-cell>
          <table:table-cell table:style-name="Tabelle39.A1" office:value-type="string">
            <text:p text:style-name="P51"><text:span text:style-name="ScreenText"><text:span text:style-name="T101">mic_pga</text:span></text:span></text:p>
          </table:table-cell>
          <table:table-cell table:style-name="Tabelle39.A1" office:value-type="string">
            <text:p text:style-name="P56">Microphone PGA Gain 0..59.5dB (0.5dB steps)</text:p>
          </table:table-cell>
        </table:table-row>
        <table:table-row>
          <table:table-cell table:style-name="Tabelle39.A1" office:value-type="string">
            <text:p text:style-name="P51"><text:span text:style-name="ScreenText"><text:span text:style-name="T46">3</text:span></text:span></text:p>
          </table:table-cell>
          <table:table-cell table:style-name="Tabelle39.A1" office:value-type="string">
            <text:p text:style-name="P51"><text:span text:style-name="ScreenText"><text:span text:style-name="T101">mic_imp</text:span></text:span></text:p>
          </table:table-cell>
          <table:table-cell table:style-name="Tabelle39.A1" office:value-type="string">
            <text:p text:style-name="P56">Microphone Impeadance and BIAS selection</text:p>
          </table:table-cell>
        </table:table-row>
        <table:table-row>
          <table:table-cell table:style-name="Tabelle39.A1" office:value-type="string">
            <text:p text:style-name="P51"><text:span text:style-name="ScreenText"><text:span text:style-name="T46">4</text:span></text:span></text:p>
          </table:table-cell>
          <table:table-cell table:style-name="Tabelle39.A1" office:value-type="string">
            <text:p text:style-name="P51"><text:span text:style-name="ScreenText"><text:span text:style-name="T101">adc_gain</text:span></text:span></text:p>
          </table:table-cell>
          <table:table-cell table:style-name="Tabelle39.A1" office:value-type="string">
            <text:p text:style-name="P56">ADC Gain value (digital) -12..20dB (0.5dB steps)</text:p>
          </table:table-cell>
        </table:table-row>
        <table:table-row>
          <table:table-cell table:style-name="Tabelle39.A1" office:value-type="string">
            <text:p text:style-name="P51"><text:span text:style-name="ScreenText"><text:span text:style-name="T101">5</text:span></text:span></text:p>
          </table:table-cell>
          <table:table-cell table:style-name="Tabelle39.A1" office:value-type="string">
            <text:p text:style-name="P51"><text:span text:style-name="ScreenText"><text:span text:style-name="T101">adc_filter</text:span></text:span></text:p>
          </table:table-cell>
          <table:table-cell table:style-name="Tabelle39.A1" office:value-type="string">
            <text:p text:style-name="P56">ADC filter selection PB4, PB5 or PB6</text:p>
          </table:table-cell>
        </table:table-row>
        <table:table-row>
          <table:table-cell table:style-name="Tabelle39.A1" office:value-type="string">
            <text:p text:style-name="P51"><text:span text:style-name="ScreenText"><text:span text:style-name="T101">6</text:span></text:span></text:p>
          </table:table-cell>
          <table:table-cell table:style-name="Tabelle39.A1" office:value-type="string">
            <text:p text:style-name="P51"><text:span text:style-name="ScreenText"><text:span text:style-name="T101">spkr_out</text:span></text:span></text:p>
          </table:table-cell>
          <table:table-cell table:style-name="Tabelle39.A1" office:value-type="string">
            <text:p text:style-name="Table_20_Contents">internal speaker -128 = off; gain 0.5dB steps</text:p>
          </table:table-cell>
        </table:table-row>
        <table:table-row>
          <table:table-cell table:style-name="Tabelle39.A1" office:value-type="string">
            <text:p text:style-name="P51"><text:span text:style-name="ScreenText"><text:span text:style-name="T101">7</text:span></text:span></text:p>
          </table:table-cell>
          <table:table-cell table:style-name="Tabelle39.A1" office:value-type="string">
            <text:p text:style-name="Table_20_Contents"><text:span text:style-name="ScreenText"><text:span text:style-name="T101">hs_out</text:span></text:span></text:p>
          </table:table-cell>
          <table:table-cell table:style-name="Tabelle39.A1" office:value-type="string">
            <text:p text:style-name="Table_20_Contents">handset speaker -128 = off; gain 0.5dB steps</text:p>
          </table:table-cell>
        </table:table-row>
        <table:table-row>
          <table:table-cell table:style-name="Tabelle39.A1" office:value-type="string">
            <text:p text:style-name="P51"><text:span text:style-name="ScreenText"><text:span text:style-name="T101">8</text:span></text:span></text:p>
          </table:table-cell>
          <table:table-cell table:style-name="Tabelle39.A1" office:value-type="string">
            <text:p text:style-name="P51"><text:span text:style-name="ScreenText"><text:span text:style-name="T101">volume</text:span></text:span></text:p>
          </table:table-cell>
          <table:table-cell table:style-name="Tabelle39.A1" office:value-type="string">
            <text:p text:style-name="Table_20_Contents">DAC volume (-63.5dB .. +24dB; 0.5dB steps) 0x7F = <text:span text:style-name="T102">controlled by Pin</text:span></text:p>
          </table:table-cell>
        </table:table-row>
        <table:table-row>
          <table:table-cell table:style-name="Tabelle39.A1" office:value-type="string">
            <text:p text:style-name="P51"><text:span text:style-name="ScreenText"><text:span text:style-name="T101">9</text:span></text:span></text:p>
          </table:table-cell>
          <table:table-cell table:style-name="Tabelle39.A1" office:value-type="string">
            <text:p text:style-name="P51"><text:span text:style-name="ScreenText"><text:span text:style-name="T101">dac_filter</text:span></text:span></text:p>
          </table:table-cell>
          <table:table-cell table:style-name="Tabelle39.A1" office:value-type="string">
            <text:p text:style-name="Table_20_Contents">DAC filter selection</text:p>
          </table:table-cell>
        </table:table-row>
      </table:table>
      <text:p text:style-name="Standard"/>
      <text:h text:style-name="P248" text:outline-level="4">Microphone Impedance and BIAS</text:h>
      <table:table table:name="Tabelle37" table:style-name="Tabelle37">
        <table:table-column table:style-name="Tabelle37.A"/>
        <table:table-column table:style-name="Tabelle37.B"/>
        <table:table-column table:style-name="Tabelle37.C"/>
        <table:table-column table:style-name="Tabelle37.D"/>
        <table:table-row>
          <table:table-cell table:style-name="Tabelle37.A1" office:value-type="string">
            <text:p text:style-name="P66">Bits</text:p>
          </table:table-cell>
          <table:table-cell table:style-name="Tabelle37.A1" office:value-type="string">
            <text:p text:style-name="P61"/>
          </table:table-cell>
          <table:table-cell table:style-name="Tabelle37.A1" office:value-type="string">
            <text:p text:style-name="P66">Values</text:p>
          </table:table-cell>
          <table:table-cell table:style-name="Tabelle37.A1" office:value-type="string">
            <text:p text:style-name="P61"/>
          </table:table-cell>
        </table:table-row>
        <table:table-row>
          <table:table-cell table:style-name="Tabelle37.A1" table:number-rows-spanned="4" office:value-type="string">
            <text:p text:style-name="P99"><text:span text:style-name="ScreenText"><text:span text:style-name="T101">0..1</text:span></text:span></text:p>
          </table:table-cell>
          <table:table-cell table:style-name="Tabelle37.A1" table:number-rows-spanned="4" office:value-type="string">
            <text:p text:style-name="P185">Bias value</text:p>
          </table:table-cell>
          <table:table-cell table:style-name="Tabelle37.A1" office:value-type="string">
            <text:p text:style-name="P177"><text:span text:style-name="ScreenText"><text:span text:style-name="T101">0</text:span></text:span></text:p>
          </table:table-cell>
          <table:table-cell table:style-name="Tabelle37.A1" office:value-type="string">
            <text:p text:style-name="P185">No BIAS voltage (dynamic microphone)</text:p>
          </table:table-cell>
        </table:table-row>
        <table:table-row>
          <table:covered-table-cell/>
          <table:covered-table-cell/>
          <table:table-cell table:style-name="Tabelle37.A1" office:value-type="string">
            <text:p text:style-name="P177"><text:span text:style-name="ScreenText"><text:span text:style-name="T101">1</text:span></text:span></text:p>
          </table:table-cell>
          <table:table-cell table:style-name="Tabelle37.A1" office:value-type="string">
            <text:p text:style-name="P185">2V</text:p>
          </table:table-cell>
        </table:table-row>
        <table:table-row>
          <table:covered-table-cell/>
          <table:covered-table-cell/>
          <table:table-cell table:style-name="Tabelle37.A1" office:value-type="string">
            <text:p text:style-name="P177"><text:span text:style-name="ScreenText"><text:span text:style-name="T101">2</text:span></text:span></text:p>
          </table:table-cell>
          <table:table-cell table:style-name="Tabelle37.A1" office:value-type="string">
            <text:p text:style-name="P185">2.5V (default)</text:p>
          </table:table-cell>
        </table:table-row>
        <table:table-row>
          <table:covered-table-cell/>
          <table:covered-table-cell/>
          <table:table-cell table:style-name="Tabelle37.A1" office:value-type="string">
            <text:p text:style-name="P177"><text:span text:style-name="ScreenText"><text:span text:style-name="T101">3</text:span></text:span></text:p>
          </table:table-cell>
          <table:table-cell table:style-name="Tabelle37.A1" office:value-type="string">
            <text:p text:style-name="P185">3.3V</text:p>
          </table:table-cell>
        </table:table-row>
        <table:table-row>
          <table:table-cell table:style-name="Tabelle37.A1" table:number-rows-spanned="6" office:value-type="string">
            <text:p text:style-name="P51"><text:span text:style-name="ScreenText"><text:span text:style-name="T101">2..4</text:span></text:span></text:p>
          </table:table-cell>
          <table:table-cell table:style-name="Tabelle37.A1" table:number-rows-spanned="6" office:value-type="string">
            <text:p text:style-name="P185">P-Terminal Impedance</text:p>
          </table:table-cell>
          <table:table-cell table:style-name="Tabelle37.A1" office:value-type="string">
            <text:p text:style-name="P177"><text:span text:style-name="ScreenText"><text:span text:style-name="T101">1</text:span></text:span></text:p>
          </table:table-cell>
          <table:table-cell table:style-name="Tabelle37.A1" office:value-type="string">
            <text:p text:style-name="P185">Left only 40kOhm</text:p>
          </table:table-cell>
        </table:table-row>
        <table:table-row>
          <table:covered-table-cell/>
          <table:covered-table-cell/>
          <table:table-cell table:style-name="Tabelle37.A1" office:value-type="string">
            <text:p text:style-name="P177"><text:span text:style-name="ScreenText"><text:span text:style-name="T101">2</text:span></text:span></text:p>
          </table:table-cell>
          <table:table-cell table:style-name="Tabelle37.A1" office:value-type="string">
            <text:p text:style-name="P185">Left only 20kOhm</text:p>
          </table:table-cell>
        </table:table-row>
        <table:table-row>
          <table:covered-table-cell/>
          <table:covered-table-cell/>
          <table:table-cell table:style-name="Tabelle37.A1" office:value-type="string">
            <text:p text:style-name="P177"><text:span text:style-name="ScreenText"><text:span text:style-name="T101">3</text:span></text:span></text:p>
          </table:table-cell>
          <table:table-cell table:style-name="Tabelle37.A1" office:value-type="string">
            <text:p text:style-name="P185">Left only 10kOhm</text:p>
          </table:table-cell>
        </table:table-row>
        <table:table-row>
          <table:covered-table-cell/>
          <table:covered-table-cell/>
          <table:table-cell table:style-name="Tabelle37.A1" office:value-type="string">
            <text:p text:style-name="P177"><text:span text:style-name="ScreenText"><text:span text:style-name="T101">4</text:span></text:span></text:p>
          </table:table-cell>
          <table:table-cell table:style-name="Tabelle37.A1" office:value-type="string">
            <text:p text:style-name="P185">Left + Right 40kOhm</text:p>
          </table:table-cell>
        </table:table-row>
        <table:table-row>
          <table:covered-table-cell/>
          <table:covered-table-cell/>
          <table:table-cell table:style-name="Tabelle37.A1" office:value-type="string">
            <text:p text:style-name="P177"><text:span text:style-name="ScreenText"><text:span text:style-name="T101">5</text:span></text:span></text:p>
          </table:table-cell>
          <table:table-cell table:style-name="Tabelle37.A1" office:value-type="string">
            <text:p text:style-name="P185">Left + Right 20kOhm</text:p>
          </table:table-cell>
        </table:table-row>
        <table:table-row>
          <table:covered-table-cell/>
          <table:covered-table-cell/>
          <table:table-cell table:style-name="Tabelle37.A1" office:value-type="string">
            <text:p text:style-name="P177"><text:span text:style-name="ScreenText"><text:span text:style-name="T101">6</text:span></text:span></text:p>
          </table:table-cell>
          <table:table-cell table:style-name="Tabelle37.A1" office:value-type="string">
            <text:p text:style-name="P185">Left + Right 10kOhm</text:p>
          </table:table-cell>
        </table:table-row>
        <table:table-row>
          <table:table-cell table:style-name="Tabelle37.A1" table:number-rows-spanned="3" office:value-type="string">
            <text:p text:style-name="P51"><text:span text:style-name="ScreenText"><text:span text:style-name="T101">5..7</text:span></text:span></text:p>
          </table:table-cell>
          <table:table-cell table:style-name="Tabelle37.A1" table:number-rows-spanned="3" office:value-type="string">
            <text:p text:style-name="P185">M-Terminal Impedance</text:p>
          </table:table-cell>
          <table:table-cell table:style-name="Tabelle37.A1" office:value-type="string">
            <text:p text:style-name="P177"><text:span text:style-name="ScreenText"><text:span text:style-name="T101">0</text:span></text:span></text:p>
          </table:table-cell>
          <table:table-cell table:style-name="Tabelle37.A1" office:value-type="string">
            <text:p text:style-name="P185">40kOhm</text:p>
          </table:table-cell>
        </table:table-row>
        <table:table-row>
          <table:covered-table-cell/>
          <table:covered-table-cell/>
          <table:table-cell table:style-name="Tabelle37.A1" office:value-type="string">
            <text:p text:style-name="P177"><text:span text:style-name="ScreenText"><text:span text:style-name="T101">1</text:span></text:span></text:p>
          </table:table-cell>
          <table:table-cell table:style-name="Tabelle37.A1" office:value-type="string">
            <text:p text:style-name="P185">20kOhm</text:p>
          </table:table-cell>
        </table:table-row>
        <table:table-row>
          <table:covered-table-cell/>
          <table:covered-table-cell/>
          <table:table-cell table:style-name="Tabelle37.A1" office:value-type="string">
            <text:p text:style-name="P177"><text:span text:style-name="ScreenText"><text:span text:style-name="T101">2</text:span></text:span></text:p>
          </table:table-cell>
          <table:table-cell table:style-name="Tabelle37.A1" office:value-type="string">
            <text:p text:style-name="P185">10kOhm</text:p>
          </table:table-cell>
        </table:table-row>
      </table:table>
      <text:p text:style-name="P105"/>
      <text:p text:style-name="P105">In source:</text:p>
      <text:p text:style-name="P145"><text:span text:style-name="T34">typedef</text:span><text:span text:style-name="T16"> </text:span><text:span text:style-name="T34">struct</text:span><text:span text:style-name="T16"> PACKED_DATA {</text:span></text:p>
      <text:p text:style-name="P145"><text:span text:style-name="T16"><text:s text:c="2"/></text:span><text:span text:style-name="T34">unsigned</text:span><text:span text:style-name="T16"> </text:span><text:span text:style-name="T34">char</text:span><text:span text:style-name="T16"><text:tab/></text:span><text:span text:style-name="T39">mic_pga</text:span><text:span text:style-name="T16">;<text:tab/></text:span><text:span text:style-name="T41">// Microphone PGA Gain 0..59.5dB (0.5dB steps)</text:span></text:p>
      <text:p text:style-name="P145"><text:span text:style-name="T16"><text:s text:c="2"/></text:span><text:span text:style-name="T34">unsigned</text:span><text:span text:style-name="T16"> </text:span><text:span text:style-name="T34">char</text:span><text:span text:style-name="T16"><text:tab/></text:span><text:span text:style-name="T39">mic_imp</text:span><text:span text:style-name="T16">;<text:tab/></text:span><text:span text:style-name="T41">// Microphone Impedance Value</text:span></text:p>
      <text:p text:style-name="P145"><text:span text:style-name="T16"><text:s text:c="2"/></text:span><text:span text:style-name="T34">signed</text:span><text:span text:style-name="T16"> <text:s text:c="2"/></text:span><text:span text:style-name="T34">char</text:span><text:span text:style-name="T16"><text:tab/></text:span><text:span text:style-name="T39">adc_gain</text:span><text:span text:style-name="T16">;<text:tab/></text:span><text:span text:style-name="T41">// ADC Gain Value -12..20dB (0.5dB steps)</text:span></text:p>
      <text:p text:style-name="P145"><text:span text:style-name="T16"><text:s text:c="2"/></text:span><text:span text:style-name="T34">unsigned</text:span><text:span text:style-name="T16"> </text:span><text:span text:style-name="T34">char</text:span><text:span text:style-name="T16"> </text:span><text:span text:style-name="T39">adc_filter</text:span><text:span text:style-name="T16">;<text:tab/></text:span><text:span text:style-name="T41">// Selection between PB4,PB5 and PB6</text:span></text:p>
      <text:p text:style-name="P145"><text:span text:style-name="T16"><text:s text:c="2"/></text:span><text:span text:style-name="T34">signed</text:span><text:span text:style-name="T16"> <text:s text:c="2"/></text:span><text:span text:style-name="T34">char</text:span><text:span text:style-name="T16"><text:tab/></text:span><text:span text:style-name="T39">spkr_out</text:span><text:span text:style-name="T16">;<text:tab/></text:span><text:span text:style-name="T41">// in</text:span><text:span text:style-name="T44">t</text:span><text:span text:style-name="T41">ernal speaker -128 = off; gain 0.5dB steps</text:span></text:p>
      <text:p text:style-name="P145"><text:span text:style-name="T16"><text:s text:c="2"/></text:span><text:span text:style-name="T34">signed</text:span><text:span text:style-name="T16"> <text:s text:c="2"/></text:span><text:span text:style-name="T34">char</text:span><text:span text:style-name="T16"> </text:span><text:span text:style-name="T39">hs_out</text:span><text:span text:style-name="T16">;<text:tab/><text:tab/></text:span><text:span text:style-name="T41">// handset speaker -128 = off; gain 0.5dB steps</text:span></text:p>
      <text:p text:style-name="P145"><text:span text:style-name="T16"><text:s text:c="2"/></text:span><text:span text:style-name="T34">signed</text:span><text:span text:style-name="T16"> <text:s text:c="2"/></text:span><text:span text:style-name="T34">char</text:span><text:span text:style-name="T16"> </text:span><text:span text:style-name="T39">volume</text:span><text:span text:style-name="T16">;<text:tab/><text:tab/></text:span><text:span text:style-name="T41">// DAC volume (-63.5dB .. +24dB; 0.5dB steps)</text:span></text:p>
      <text:p text:style-name="P145"><text:span text:style-name="T16"><text:s text:c="2"/></text:span><text:span text:style-name="T34">unsigned</text:span><text:span text:style-name="T16"> </text:span><text:span text:style-name="T34">char</text:span><text:span text:style-name="T16"> </text:span><text:span text:style-name="T39">dac_filter</text:span><text:span text:style-name="T16">;<text:tab/></text:span><text:span text:style-name="T41">// DAC filter selection</text:span></text:p>
      <text:p text:style-name="P145"><text:span text:style-name="T16">} </text:span><text:span text:style-name="T45">t_config_4</text:span><text:span text:style-name="T16">;</text:span></text:p>
      <text:p text:style-name="P106"/>
      <text:h text:style-name="Heading_20_3" text:outline-level="3">TLV320AIC AGC and DRC configuration <text:span text:style-name="T100">(0xC5)</text:span></text:h>
      <text:p text:style-name="P94"/>
      <text:p text:style-name="P106">In source:</text:p>
      <text:p text:style-name="P125"><text:span text:style-name="T38">typedef</text:span><text:span text:style-name="T26"> </text:span><text:span text:style-name="T38">struct</text:span><text:span text:style-name="T26"> PACKED_DATA {</text:span></text:p>
      <text:p text:style-name="P145"><text:span text:style-name="T16"><text:s text:c="2"/></text:span><text:span text:style-name="T34">unsigned</text:span><text:span text:style-name="T16"> </text:span><text:span text:style-name="T34">char</text:span><text:span text:style-name="T16"> </text:span><text:span text:style-name="T39">agc_ctrl1</text:span><text:span text:style-name="T16">;<text:tab/></text:span><text:span text:style-name="T41">// Automatic Gain Control (Bit7 enable)</text:span></text:p>
      <text:p text:style-name="P145"><text:span text:style-name="T16"><text:s text:c="2"/></text:span><text:span text:style-name="T34">unsigned</text:span><text:span text:style-name="T16"> </text:span><text:span text:style-name="T34">char</text:span><text:span text:style-name="T16"> </text:span><text:span text:style-name="T39">agc_ctrl2</text:span><text:span text:style-name="T16">;<text:tab/></text:span><text:span text:style-name="T41">// see TLV320AIC datasheet (register pge0,0x56ff)</text:span></text:p>
      <text:p text:style-name="P145"><text:span text:style-name="T16"><text:s text:c="2"/></text:span><text:span text:style-name="T34">unsigned</text:span><text:span text:style-name="T16"> </text:span><text:span text:style-name="T34">char</text:span><text:span text:style-name="T16"> </text:span><text:span text:style-name="T39">agc_maxgain</text:span><text:span text:style-name="T16">;<text:tab/></text:span><text:span text:style-name="T41">// maximum gain 0..59.5dB (0.5dB steps)</text:span></text:p>
      <text:p text:style-name="P145"><text:span text:style-name="T16"><text:s text:c="2"/></text:span><text:span text:style-name="T34">unsigned</text:span><text:span text:style-name="T16"> </text:span><text:span text:style-name="T34">char</text:span><text:span text:style-name="T16"> </text:span><text:span text:style-name="T39">agc_attack</text:span><text:span text:style-name="T16">;<text:tab/></text:span><text:span text:style-name="T41">// attack time</text:span></text:p>
      <text:p text:style-name="P145"><text:span text:style-name="T16"><text:s text:c="2"/></text:span><text:span text:style-name="T34">unsigned</text:span><text:span text:style-name="T16"> </text:span><text:span text:style-name="T34">char</text:span><text:span text:style-name="T16"> </text:span><text:span text:style-name="T39">agc_decay</text:span><text:span text:style-name="T16">;<text:tab/></text:span><text:span text:style-name="T41">// decay time</text:span></text:p>
      <text:p text:style-name="P145"><text:span text:style-name="T16"><text:s text:c="2"/></text:span><text:span text:style-name="T34">unsigned</text:span><text:span text:style-name="T16"> </text:span><text:span text:style-name="T34">char</text:span><text:span text:style-name="T16"> </text:span><text:span text:style-name="T39">agc_noisedeb</text:span><text:span text:style-name="T16">;<text:tab/></text:span><text:span text:style-name="T41">// noise debounce</text:span></text:p>
      <text:p text:style-name="P145"><text:span text:style-name="T16"><text:s text:c="2"/></text:span><text:span text:style-name="T34">unsigned</text:span><text:span text:style-name="T16"> </text:span><text:span text:style-name="T34">char</text:span><text:span text:style-name="T16"> </text:span><text:span text:style-name="T39">agc_signaldeb</text:span><text:span text:style-name="T16">; </text:span><text:span text:style-name="T41">// signal debounce</text:span></text:p>
      <text:p text:style-name="P145"><text:span text:style-name="T16"><text:s text:c="2"/></text:span><text:span text:style-name="T34">unsigned</text:span><text:span text:style-name="T16"> </text:span><text:span text:style-name="T34">char</text:span><text:span text:style-name="T16"> </text:span><text:span text:style-name="T39">rsvd1</text:span><text:span text:style-name="T16">;</text:span></text:p>
      <text:p text:style-name="P145"><text:span text:style-name="T16"><text:s text:c="2"/></text:span><text:span text:style-name="T34">unsigned</text:span><text:span text:style-name="T16"> </text:span><text:span text:style-name="T34">char</text:span><text:span text:style-name="T16"> </text:span><text:span text:style-name="T39">drc_ctrl1</text:span><text:span text:style-name="T16">;<text:tab/></text:span><text:span text:style-name="T41">// Dynamic Range Compression (Bit6 enable)</text:span></text:p>
      <text:p text:style-name="P145"><text:span text:style-name="T16"><text:s text:c="2"/></text:span><text:span text:style-name="T34">unsigned</text:span><text:span text:style-name="T16"> </text:span><text:span text:style-name="T34">char</text:span><text:span text:style-name="T16"> </text:span><text:span text:style-name="T39">drc_ctrl2</text:span><text:span text:style-name="T16">;<text:tab/></text:span><text:span text:style-name="T41">// see TLV320AIC datasheet (register pge0,0x44,0x45,0x46)</text:span></text:p>
      <text:p text:style-name="P145"><text:span text:style-name="T16"><text:s text:c="2"/></text:span><text:span text:style-name="T34">unsigned</text:span><text:span text:style-name="T16"> </text:span><text:span text:style-name="T34">char</text:span><text:span text:style-name="T16"> </text:span><text:span text:style-name="T39">drc_ctrl3</text:span><text:span text:style-name="T16">;</text:span></text:p>
      <text:p text:style-name="P145"><text:span text:style-name="T16"><text:s text:c="2"/></text:span><text:span text:style-name="T34">unsigned</text:span><text:span text:style-name="T16"> </text:span><text:span text:style-name="T34">char</text:span><text:span text:style-name="T16"> </text:span><text:span text:style-name="T39">rsvd2</text:span><text:span text:style-name="T16">;</text:span></text:p>
      <text:p text:style-name="P145"><text:span text:style-name="T16">} </text:span><text:span text:style-name="T45">t_config_5</text:span><text:span text:style-name="T16">;</text:span></text:p>
      <text:p text:style-name="P106"/>
      <text:h text:style-name="Heading_20_3" text:outline-level="3">TLV320AIC filter coefficients config <text:span text:style-name="T100">(0xC6)</text:span></text:h>
      <text:p text:style-name="P94"/>
      <text:p text:style-name="P106">In source:</text:p>
      <text:p text:style-name="P125"><text:span text:style-name="T38">typedef</text:span><text:span text:style-name="T26"> </text:span><text:span text:style-name="T38">struct</text:span><text:span text:style-name="T26"> PACKED_DATA {</text:span></text:p>
      <text:p text:style-name="P145"><text:span text:style-name="T16"><text:s text:c="2"/></text:span><text:span text:style-name="T45">S16</text:span><text:span text:style-name="T16"><text:tab/></text:span><text:span text:style-name="T39">FirstOrderIIR</text:span><text:span text:style-name="T16">[3];</text:span></text:p>
      <text:p text:style-name="P145"><text:span text:style-name="T16"><text:s text:c="2"/></text:span><text:span text:style-name="T45">S16</text:span><text:span text:style-name="T16"><text:tab/></text:span><text:span text:style-name="T39">BQBlockA</text:span><text:span text:style-name="T16">[5];</text:span></text:p>
      <text:p text:style-name="P145"><text:span text:style-name="T16"><text:s text:c="2"/></text:span><text:span text:style-name="T45">S16</text:span><text:span text:style-name="T16"><text:tab/></text:span><text:span text:style-name="T39">BQBlockB</text:span><text:span text:style-name="T16">[5];</text:span></text:p>
      <text:p text:style-name="P145"><text:span text:style-name="T16"><text:s text:c="2"/></text:span><text:span text:style-name="T45">S16</text:span><text:span text:style-name="T16"><text:tab/></text:span><text:span text:style-name="T39">BQBlockC</text:span><text:span text:style-name="T16">[5];</text:span></text:p>
      <text:p text:style-name="P145"><text:span text:style-name="T16"><text:s text:c="2"/></text:span><text:span text:style-name="T45">S16</text:span><text:span text:style-name="T16"><text:tab/></text:span><text:span text:style-name="T39">BQBlockD</text:span><text:span text:style-name="T16">[5];</text:span></text:p>
      <text:p text:style-name="P145"><text:span text:style-name="T16"><text:s text:c="2"/></text:span><text:span text:style-name="T45">S16</text:span><text:span text:style-name="T16"><text:tab/></text:span><text:span text:style-name="T39">BQBlockE</text:span><text:span text:style-name="T16">[5];</text:span></text:p>
      <text:p text:style-name="P145"><text:span text:style-name="T16">} </text:span><text:span text:style-name="T45">tfilter_config</text:span><text:span text:style-name="T16">;</text:span></text:p>
      <text:p text:style-name="P106"/>
      <text:h text:style-name="P204" text:outline-level="2"/>
      <table:table table:name="TabelleBelegung" table:style-name="TabelleBelegung">
        <table:table-column table:style-name="TabelleBelegung.A"/>
        <table:table-column table:style-name="TabelleBelegung.B"/>
        <table:table-column table:style-name="TabelleBelegung.C"/>
        <table:table-column table:style-name="TabelleBelegung.D"/>
        <table:table-column table:style-name="TabelleBelegung.E"/>
        <table:table-row table:style-name="TabelleBelegung.1">
          <table:table-cell table:style-name="TabelleBelegung.A1" office:value-type="string">
            <text:p text:style-name="P57"/>
          </table:table-cell>
          <table:table-cell table:style-name="TabelleBelegung.A1" office:value-type="string">
            <text:p text:style-name="P57"/>
          </table:table-cell>
          <table:table-cell table:style-name="TabelleBelegung.A1" office:value-type="string">
            <text:p text:style-name="Table_20_Heading"/>
          </table:table-cell>
          <table:table-cell table:style-name="TabelleBelegung.A1" office:value-type="string">
            <text:p text:style-name="Table_20_Heading"/>
          </table:table-cell>
          <table:table-cell table:style-name="TabelleBelegung.A1" office:value-type="string">
            <text:p text:style-name="Table_20_Heading"/>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4"/>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4"/>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38"/>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4"/>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2">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row table:style-name="TabelleBelegung.3">
          <table:table-cell table:style-name="TabelleBelegung.A2" office:value-type="string">
            <text:p text:style-name="P5"/>
          </table:table-cell>
          <table:table-cell table:style-name="TabelleBelegung.A1" office:value-type="string">
            <text:p text:style-name="P5"/>
          </table:table-cell>
          <table:table-cell table:style-name="TabelleBelegung.A1" office:value-type="string">
            <text:p text:style-name="P13"/>
          </table:table-cell>
          <table:table-cell table:style-name="TabelleBelegung.A1" office:value-type="string">
            <text:p text:style-name="Table_20_Contents"/>
          </table:table-cell>
          <table:table-cell table:style-name="TabelleBelegung.A2" office:value-type="string">
            <text:p text:style-name="Table_20_Contents"/>
          </table:table-cell>
        </table:table-row>
      </table:table>
      <text:p text:style-name="P76"/>
      <table:table table:name="TabelleTAEBuche" table:style-name="TabelleTAEBuche">
        <table:table-column table:style-name="TabelleTAEBuche.A"/>
        <table:table-column table:style-name="TabelleTAEBuche.B"/>
        <table:table-column table:style-name="TabelleTAEBuche.C"/>
        <table:table-row table:style-name="TabelleTAEBuche.1">
          <table:table-cell table:style-name="TabelleTAEBuche.A1" office:value-type="string">
            <text:p text:style-name="Table_20_Heading"/>
          </table:table-cell>
          <table:table-cell table:style-name="TabelleTAEBuche.B1" office:value-type="string">
            <text:p text:style-name="Table_20_Heading"/>
          </table:table-cell>
          <table:table-cell table:style-name="TabelleTAEBuche.B1" office:value-type="string">
            <text:p text:style-name="Table_20_Heading"/>
          </table:table-cell>
        </table:table-row>
        <table:table-row table:style-name="TabelleTAEBuche.2">
          <table:table-cell table:style-name="TabelleTAEBuche.A2" office:value-type="string">
            <text:p text:style-name="P5"/>
          </table:table-cell>
          <table:table-cell table:style-name="TabelleTAEBuche.B2" office:value-type="string">
            <text:p text:style-name="Table_20_Contents"/>
          </table:table-cell>
          <table:table-cell table:style-name="TabelleTAEBuche.B2" office:value-type="string">
            <text:p text:style-name="Table_20_Contents"/>
          </table:table-cell>
        </table:table-row>
        <table:table-row table:style-name="TabelleTAEBuche.1">
          <table:table-cell table:style-name="TabelleTAEBuche.A2" office:value-type="string">
            <text:p text:style-name="P5"/>
          </table:table-cell>
          <table:table-cell table:style-name="TabelleTAEBuche.B2" office:value-type="string">
            <text:p text:style-name="Table_20_Contents"/>
          </table:table-cell>
          <table:table-cell table:style-name="TabelleTAEBuche.B2" office:value-type="string">
            <text:p text:style-name="Table_20_Contents"/>
          </table:table-cell>
        </table:table-row>
        <table:table-row table:style-name="TabelleTAEBuche.2">
          <table:table-cell table:style-name="TabelleTAEBuche.A2" office:value-type="string">
            <text:p text:style-name="P5"/>
          </table:table-cell>
          <table:table-cell table:style-name="TabelleTAEBuche.B2" office:value-type="string">
            <text:p text:style-name="Table_20_Contents"/>
          </table:table-cell>
          <table:table-cell table:style-name="TabelleTAEBuche.B2" office:value-type="string">
            <text:p text:style-name="Table_20_Contents"/>
          </table:table-cell>
        </table:table-row>
        <table:table-row table:style-name="TabelleTAEBuche.1">
          <table:table-cell table:style-name="TabelleTAEBuche.A2" office:value-type="string">
            <text:p text:style-name="P5"/>
          </table:table-cell>
          <table:table-cell table:style-name="TabelleTAEBuche.B2" office:value-type="string">
            <text:p text:style-name="Table_20_Contents"/>
          </table:table-cell>
          <table:table-cell table:style-name="TabelleTAEBuche.B2" office:value-type="string">
            <text:p text:style-name="Table_20_Contents"/>
          </table:table-cell>
        </table:table-row>
        <table:table-row table:style-name="TabelleTAEBuche.2">
          <table:table-cell table:style-name="TabelleTAEBuche.A2" office:value-type="string">
            <text:p text:style-name="P5"/>
          </table:table-cell>
          <table:table-cell table:style-name="TabelleTAEBuche.B2" office:value-type="string">
            <text:p text:style-name="Table_20_Contents"/>
          </table:table-cell>
          <table:table-cell table:style-name="TabelleTAEBuche.B2" office:value-type="string">
            <text:p text:style-name="Table_20_Contents"/>
          </table:table-cell>
        </table:table-row>
        <table:table-row table:style-name="TabelleTAEBuche.1">
          <table:table-cell table:style-name="TabelleTAEBuche.A2" office:value-type="string">
            <text:p text:style-name="P5"/>
          </table:table-cell>
          <table:table-cell table:style-name="TabelleTAEBuche.B2" office:value-type="string">
            <text:p text:style-name="Table_20_Contents"/>
          </table:table-cell>
          <table:table-cell table:style-name="TabelleTAEBuche.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face style:name="Tahoma3" svg:font-family="Tahoma"/>
    <style:font-face style:name="Courier New1" svg:font-family="'Courier New'" style:font-family-generic="modern"/>
    <style:font-face style:name="Courier New3" svg:font-family="'Courier New'" style:font-family-generic="modern" style:font-pitch="fixed"/>
    <style:font-face style:name="Courier New" svg:font-family="'Courier New'" style:font-adornments="Negreta" style:font-family-generic="modern" style:font-pitch="fixed"/>
    <style:font-face style:name="Courier New2" svg:font-family="'Courier New'" style:font-adornments="Normal" style:font-family-generic="modern" style:font-pitch="fixed"/>
    <style:font-face style:name="Pump Demi Bold LET1" svg:font-family="'Pump Demi Bold LET'"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Nimbus Sans L3" svg:font-family="'Nimbus Sans L'" style:font-family-generic="swiss" style:font-pitch="variable"/>
    <style:font-face style:name="Nimbus Sans L1" svg:font-family="'Nimbus Sans L'" style:font-adornments="Fett" style:font-family-generic="swiss" style:font-pitch="variable"/>
    <style:font-face style:name="Nimbus Sans L2" svg:font-family="'Nimbus Sans L'" style:font-adornments="Regular Italic" style:font-family-generic="swiss" style:font-pitch="variable"/>
    <style:font-face style:name="Nimbus Sans L" svg:font-family="'Nimbus Sans L'" style:font-adornments="Standard" style:font-family-generic="swiss" style:font-pitch="variable"/>
    <style:font-face style:name="Pump Demi Bold LET" svg:font-family="'Pump Demi Bold LET'" style:font-family-generic="swiss" style:font-pitch="variable"/>
    <style:font-face style:name="Tahoma1" svg:font-family="Tahoma" style:font-family-generic="swiss" style:font-pitch="variable"/>
    <style:font-face style:name="Tahoma" svg:font-family="Tahoma" style:font-adornments="Normal" style:font-family-generic="swiss" style:font-pitch="variable"/>
    <style:font-face style:name="Arial2" svg:font-family="Arial" style:font-family-generic="system" style:font-pitch="variable"/>
    <style:font-face style:name="Tahoma2"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AMT" fo:font-size="12pt" fo:language="de" fo:country="DE" style:font-name-asian="Arial2" style:font-size-asian="10.5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Nimbus Sans L" fo:font-size="10.5pt" fo:language="en" fo:country="GB" style:font-name-asian="Times New Roman" style:font-size-asian="12pt" style:font-name-complex="Times New Roman"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rial2" style:font-size-asian="14pt" style:font-name-complex="Tahoma2" style:font-size-complex="14pt"/>
    </style:style>
    <style:style style:name="Text_20_body" style:display-name="Text body" style:family="paragraph" style:parent-style-name="Standard" style:class="text">
      <style:text-properties fo:font-size="10pt" style:font-size-asian="10pt"/>
    </style:style>
    <style:style style:name="List" style:family="paragraph" style:parent-style-name="Text_20_body" style:class="list">
      <style:text-properties style:font-size-asian="12pt" style:font-name-complex="Tahoma3"/>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3"/>
    </style:style>
    <style:style style:name="Heading_20_1" style:display-name="Heading 1" style:family="paragraph" style:parent-style-name="Standard" style:next-style-name="Standard" style:default-outline-level="1" style:class="text">
      <style:paragraph-properties fo:margin-top="0.3cm" fo:margin-bottom="0.101cm" style:contextual-spacing="false" fo:keep-with-next="always"/>
      <style:text-properties style:font-name="Nimbus Sans L1" fo:font-size="18pt" fo:font-weight="normal"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100%" fo:margin-left="0.319cm" fo:margin-right="0cm" fo:margin-top="0.4cm" fo:margin-bottom="0.101cm" style:contextual-spacing="false" fo:text-indent="0cm" style:auto-text-indent="false" fo:keep-with-next="always"/>
      <style:text-properties style:font-name="Nimbus Sans L2" fo:font-size="18pt" fo:font-style="italic" fo:font-weight="normal" style:font-size-asian="14pt" style:font-style-asian="italic" style:font-weight-asian="bold"/>
    </style:style>
    <style:style style:name="Heading_20_3" style:display-name="Heading 3" style:family="paragraph" style:parent-style-name="Standard" style:next-style-name="Standard" style:default-outline-level="3" style:class="text">
      <style:paragraph-properties fo:margin="100%" fo:margin-left="0.318cm" fo:margin-right="0cm" fo:margin-top="0.3cm" fo:margin-bottom="0.101cm" style:contextual-spacing="false" fo:text-indent="0cm" style:auto-text-indent="false" fo:keep-with-next="always"/>
      <style:text-properties style:font-name="Nimbus Sans L" fo:font-size="13pt" fo:font-weight="normal" style:font-weight-asian="bold"/>
    </style:style>
    <style:style style:name="Heading_20_4" style:display-name="Heading 4" style:family="paragraph" style:parent-style-name="Standard" style:next-style-name="Standard" style:default-outline-level="4" style:class="text">
      <style:paragraph-properties fo:margin="100%" fo:margin-left="0.4cm" fo:margin-right="0cm" fo:margin-top="0.199cm" fo:margin-bottom="0.101cm" style:contextual-spacing="false" fo:text-indent="0cm" style:auto-text-indent="false" fo:keep-with-next="always"/>
      <style:text-properties fo:font-size="11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Nimbus Sans L" fo:font-size="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Nimbus Sans L" fo:font-size="11pt"/>
    </style:style>
    <style:style style:name="Text" style:family="paragraph" style:parent-style-name="Standard" style:class="extra" style:master-page-name="">
      <style:paragraph-properties fo:margin-top="0cm" fo:margin-bottom="0.101cm" style:contextual-spacing="false" fo:text-align="justify" style:justify-single-word="false" style:page-number="auto"/>
      <style:text-properties style:font-name="Arial1" fo:font-size="10pt" style:font-size-asian="10pt"/>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indent="0cm" style:auto-text-indent="false"/>
    </style:style>
    <style:style style:name="Contents_20_1" style:display-name="Contents 1" style:family="paragraph" style:parent-style-name="Standard" style:next-style-name="Standard" style:class="index">
      <style:paragraph-properties>
        <style:tab-stops>
          <style:tab-stop style:position="15.984cm" style:type="right" style:leader-style="dotted" style:leader-text="."/>
        </style:tab-stops>
      </style:paragraph-properties>
      <style:text-properties style:font-name="Nimbus Sans L" fo:font-size="11pt" fo:language="zxx" fo:country="none" style:font-size-asian="10pt" style:language-asian="zxx" style:country-asian="none" style:font-size-complex="18pt"/>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indent="0cm" style:auto-text-indent="false">
        <style:tab-stops>
          <style:tab-stop style:position="15.984cm" style:type="right" style:leader-style="dotted" style:leader-text="."/>
        </style:tab-stops>
      </style:paragraph-properties>
      <style:text-properties fo:font-size="10.5pt" fo:language="zxx" fo:country="none" style:font-size-asian="9pt" style:language-asian="zxx" style:country-asian="none" style:font-size-complex="14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indent="0cm" style:auto-text-indent="false">
        <style:tab-stops>
          <style:tab-stop style:position="15.984cm" style:type="right" style:leader-style="dotted" style:leader-text="."/>
        </style:tab-stops>
      </style:paragraph-properties>
      <style:text-properties fo:font-size="8pt" fo:language="zxx" fo:country="none" style:font-size-asian="8pt" style:language-asian="zxx" style:country-asian="none" style:font-size-complex="13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indent="0cm" style:auto-text-indent="false"/>
    </style:style>
    <style:style style:name="C5Display_20_Text" style:display-name="C5Display Text" style:family="paragraph" style:parent-style-name="Text" style:master-page-name="">
      <style:paragraph-properties fo:margin-top="0cm" fo:margin-bottom="0cm" style:contextual-spacing="false" fo:text-align="start" style:justify-single-word="false" style:page-number="auto"/>
      <style:text-properties style:font-name="Courier New1" fo:language="en" fo:country="GB" fo:font-weight="bold" style:font-weight-asian="bold" style:font-weight-complex="bold"/>
    </style:style>
    <style:style style:name="Kommentartext" style:family="paragraph" style:parent-style-name="Standard">
      <style:text-properties fo:font-size="10pt" style:font-size-asian="10pt"/>
    </style:styl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Index_20_Heading" style:display-name="Index Heading" style:family="paragraph" style:parent-style-name="Standard" style:next-style-name="Index_20_1" style:class="index"/>
    <style:style style:name="Screentext" style:family="paragraph" style:parent-style-name="Text">
      <style:text-properties style:font-name="Courier New1" fo:font-weight="bold" style:font-weight-asian="bold" style:font-weight-complex="bold"/>
    </style:style>
    <style:style style:name="Frame_20_contents" style:display-name="Frame contents" style:family="paragraph" style:parent-style-name="Text_20_body" style:class="extra" style:master-page-name="">
      <style:paragraph-properties style:page-number="auto" fo:background-color="transparent" style:shadow="none">
        <style:tab-stops/>
        <style:background-image/>
      </style:paragraph-properties>
      <style:text-properties style:font-name="Courier New" fo:font-size="10.5pt" fo:font-weight="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ize="10.5pt" fo:font-weight="bold" style:font-weight-asian="bold" style:font-weight-complex="bold"/>
    </style:style>
    <style:style style:name="Deckblatt_20_Center_20_Text" style:display-name="Deckblatt Center Text" style:family="paragraph" style:parent-style-name="Standard" style:master-page-name="">
      <style:paragraph-properties fo:margin-top="0.101cm" fo:margin-bottom="0cm" style:contextual-spacing="false" fo:text-align="center" style:justify-single-word="false" style:page-number="auto"/>
      <style:text-properties style:font-name="Nimbus Sans L" fo:font-size="18pt"/>
    </style:style>
    <style:style style:name="Umrahmung" style:family="paragraph" style:parent-style-name="Text" style:next-style-name="Text" style:master-page-name="">
      <style:paragraph-properties style:page-number="auto" fo:padding="0.049cm" fo:border="0.51pt solid #000000" style:shadow="none"/>
      <style:text-properties style:font-name="Courier New2" fo:font-size="10pt"/>
    </style:style>
    <style:style style:name="Hinweistext" style:family="paragraph" style:parent-style-name="Text" style:next-style-name="Text">
      <style:paragraph-properties fo:margin="100%" fo:margin-left="0.319cm" fo:margin-right="0cm" fo:margin-top="0.101cm" fo:margin-bottom="0.101cm" style:contextual-spacing="false" fo:text-indent="0cm" style:auto-text-indent="false"/>
      <style:text-properties fo:font-size="10.5pt"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age_20_Number" style:display-name="Page Number" style:family="text"/>
    <style:style style:name="Internet_20_link" style:display-name="Internet link" style:family="text">
      <style:text-properties fo:color="#0000ff" style:text-underline-style="solid" style:text-underline-width="auto" style:text-underline-color="font-color"/>
    </style:style>
    <style:style style:name="Kommentarzeichen" style:family="text">
      <style:text-properties fo:font-size="8pt" style:font-size-asian="8pt"/>
    </style:style>
    <style:style style:name="Visited_20_Internet_20_Link" style:display-name="Visited Internet Link" style:family="text">
      <style:text-properties fo:color="#800080" style:text-underline-style="solid" style:text-underline-width="auto" style:text-underline-color="font-color"/>
    </style:style>
    <style:style style:name="ScreenText" style:family="text">
      <style:text-properties style:font-name="Courier New1" fo:font-size="11pt" fo:language="en" fo:country="GB" fo:font-weight="bold" fo:background-color="transparent" style:font-size-asian="10.5pt" style:font-weight-asian="bold" style:font-weight-complex="bold"/>
    </style:style>
    <style:style style:name="Tastentext" style:family="text">
      <style:text-properties style:font-name="Courier New" fo:font-size="11pt" fo:text-shadow="1pt 1pt" fo:font-weight="bold" fo:background-color="transparent" style:font-size-asian="10.5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RahmenDisplay" style:family="graphic" style:parent-style-name="Frame">
      <style:graphic-properties svg:width="1.921cm" svg:height="1.349cm" text:anchor-type="paragraph" svg:x="13.958cm" svg:y="0cm" fo:margin-left="0.319cm" fo:margin-right="0.319cm" fo:margin-top="0.101cm" fo:margin-bottom="0.101cm" style:run-through="foreground" style:wrap="left" style:number-wrapped-paragraphs="no-limit" style:wrap-contour="true" style:wrap-contour-mode="outside" style:vertical-pos="from-top" style:vertical-rel="paragraph" style:horizontal-pos="right" style:horizontal-rel="paragraph" fo:background-color="#ffff99" style:background-transparency="0%" fo:padding="0.041cm" fo:border="0.51pt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style:list-level-properties/>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Wingdings" style:font-pitch="variable" style:font-charset="x-symbol"/>
      </text:list-level-style-bullet>
      <text:list-level-style-bullet text:level="5" text:style-name="Zeichenformat" text:bullet-char="">
        <style:list-level-properties text:space-before="5.715cm" text:min-label-width="0.635cm"/>
        <style:text-properties fo:font-family="Wingdings" style:font-pitch="variable" style:font-charset="x-symbol"/>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Wingdings" style:font-pitch="variable" style:font-charset="x-symbol"/>
      </text:list-level-style-bullet>
      <text:list-level-style-bullet text:level="8" text:style-name="Zeichenformat" text:bullet-char="">
        <style:list-level-properties text:space-before="9.525cm" text:min-label-width="0.635cm"/>
        <style:text-properties fo:font-family="Wingdings" style:font-pitch="variable" style:font-charset="x-symbol"/>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o">
        <style:list-level-properties text:space-before="1.905cm" text:min-label-width="0.635cm"/>
        <style:text-properties style:font-name="Courier New3"/>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
        <style:list-level-properties text:space-before="1.905cm" text:min-label-width="0.635cm"/>
        <style:text-properties fo:font-family="Symbol" style:font-family-generic="roman" style:font-pitch="variable" style:font-charset="x-symbol"/>
      </text:list-level-style-bullet>
      <text:list-level-style-bullet text:level="3" text:style-name="Zeichenformat" text:bullet-char="">
        <style:list-level-properties text:space-before="3.175cm" text:min-label-width="0.635cm"/>
        <style:text-properties fo:font-family="Symbol" style:font-family-generic="roman"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Zeichenformat" text:bullet-char="o">
        <style:list-level-properties text:space-before="0.635cm" text:min-label-width="0.635cm"/>
        <style:text-properties style:font-name="Courier New3"/>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Zeichenformat" text:bullet-char="">
        <style:list-level-properties text:space-before="1.27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2.54cm" text:min-label-width="0.635cm"/>
        <style:text-properties style:font-name="Courier New3"/>
      </text:list-level-style-bullet>
      <text:list-level-style-bullet text:level="3" text:style-name="Zeichenformat" text:bullet-char="">
        <style:list-level-properties text:space-before="3.81cm" text:min-label-width="0.635cm"/>
        <style:text-properties fo:font-family="Wingdings" style:font-pitch="variable" style:font-charset="x-symbol"/>
      </text:list-level-style-bullet>
      <text:list-level-style-bullet text:level="4" text:style-name="Zeichenformat" text:bullet-char="">
        <style:list-level-properties text:space-before="5.08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6.35cm" text:min-label-width="0.635cm"/>
        <style:text-properties style:font-name="Courier New3"/>
      </text:list-level-style-bullet>
      <text:list-level-style-bullet text:level="6" text:style-name="Zeichenformat" text:bullet-char="">
        <style:list-level-properties text:space-before="7.62cm" text:min-label-width="0.635cm"/>
        <style:text-properties fo:font-family="Wingdings" style:font-pitch="variable" style:font-charset="x-symbol"/>
      </text:list-level-style-bullet>
      <text:list-level-style-bullet text:level="7" text:style-name="Zeichenformat" text:bullet-char="">
        <style:list-level-properties text:space-before="8.89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10.16cm" text:min-label-width="0.635cm"/>
        <style:text-properties style:font-name="Courier New3"/>
      </text:list-level-style-bullet>
      <text:list-level-style-bullet text:level="9" text:style-name="Zeichenformat" text:bullet-char="">
        <style:list-level-properties text:space-before="11.43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Wingdings" style:font-pitch="variable" style:font-charset="x-symbol"/>
      </text:list-level-style-bullet>
      <text:list-level-style-bullet text:level="5" text:style-name="Zeichenformat" text:bullet-char="">
        <style:list-level-properties text:space-before="5.715cm" text:min-label-width="0.635cm"/>
        <style:text-properties fo:font-family="Wingdings" style:font-pitch="variable" style:font-charset="x-symbol"/>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Wingdings" style:font-pitch="variable" style:font-charset="x-symbol"/>
      </text:list-level-style-bullet>
      <text:list-level-style-bullet text:level="8" text:style-name="Zeichenformat" text:bullet-char="">
        <style:list-level-properties text:space-before="9.525cm" text:min-label-width="0.635cm"/>
        <style:text-properties fo:font-family="Wingdings" style:font-pitch="variable" style:font-charset="x-symbol"/>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3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Zeichenformat" text:bullet-char="">
        <style:list-level-properties text:min-label-width="0.635cm"/>
        <style:text-properties fo:font-family="Symbol" style:font-family-generic="roman" style:font-pitch="variable"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style:font-name="Courier New3"/>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style:font-name="Courier New3"/>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style:font-name="Courier New3"/>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P2" style:family="paragraph" style:parent-style-name="Header">
      <style:text-properties officeooo:paragraph-rsid="00151c40"/>
    </style:style>
    <style:style style:name="MP3" style:family="paragraph" style:parent-style-name="Footer">
      <style:paragraph-properties fo:text-align="end" style:justify-single-word="false">
        <style:tab-stops>
          <style:tab-stop style:position="0cm" style:type="right"/>
        </style:tab-stops>
      </style:paragraph-properties>
    </style:style>
    <style:style style:name="MP4" style:family="paragraph" style:parent-style-name="Footer">
      <style:paragraph-properties>
        <style:tab-stops>
          <style:tab-stop style:position="0.979cm"/>
          <style:tab-stop style:position="8.001cm" style:type="center"/>
          <style:tab-stop style:position="16.002cm" style:type="right"/>
        </style:tab-stops>
      </style:paragraph-properties>
    </style:style>
    <style:style style:name="MT1" style:family="text">
      <style:text-properties style:text-outline="true" style:font-name="Pump Demi Bold LET" fo:font-size="13pt" fo:text-shadow="1pt 1pt" style:font-size-asian="13pt" style:font-size-complex="13pt"/>
    </style:style>
    <style:style style:name="MT2" style:family="text">
      <style:text-properties officeooo:rsid="00151c40"/>
    </style:style>
    <style:style style:name="MT3" style:family="text">
      <style:text-properties style:font-name="Tahoma" style:font-name-asian="Times New Roman" style:font-name-complex="Times New Roman"/>
    </style:style>
    <style:style style:name="MT4" style:family="text">
      <style:text-properties style:font-name="Tahoma"/>
    </style:style>
    <style:page-layout style:name="Mpm1">
      <style:page-layout-properties fo:page-width="20.999cm" fo:page-height="29.699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1cm" fo:margin-left="0cm" fo:margin-right="0cm" fo:margin-top="0.653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1.499cm" fo:margin-bottom="1.499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master-page style:name="Left_20_Page" style:display-name="Left Page" style:page-layout-name="Mpm3" style:next-style-name="Right_20_Page">
      <style:header>
        <text:p text:style-name="MP2"><text:span text:style-name="MT1">digisolutions</text:span><text:tab/>* <text:span text:style-name="MT2">DV-RPTR interface description</text:span> *</text:p>
      </style:header>
      <style:footer>
        <text:p text:style-name="MP3">© 201<text:span text:style-name="MT2">3</text:span>, DO1FJN<text:tab/><text:page-number text:select-page="current">2</text:page-number></text:p>
      </style:footer>
    </style:master-page>
    <style:master-page style:name="Right_20_Page" style:display-name="Right Page" style:page-layout-name="Mpm4" style:next-style-name="Left_20_Page">
      <style:header>
        <text:p text:style-name="Header"><text:span text:style-name="MT1">digisolutions</text:span><text:tab/>* <text:span text:style-name="MT2">DV-RPTR interface description</text:span> *</text:p>
      </style:header>
      <style:footer>
        <text:p text:style-name="MP4"><text:page-number text:select-page="current">3</text:page-number><text:tab/><text:span text:style-name="MT3">©</text:span><text:span text:style-name="MT4"> </text:span>201<text:span text:style-name="MT2">3</text:span>, DO1FJN</text:p>
      </style:footer>
    </style:master-page>
    <style:master-page style:name="Footnote"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e29a214-2bbed72-0621de6-a97528c-8f066d</meta:generator>
    <dc:title>DV-RPTR api specification</dc:title>
    <dc:subject>DV-RPTR development</dc:subject>
    <meta:initial-creator>Jan Alte - DO1FJN</meta:initial-creator>
    <meta:creation-date>2003-03-17T10:49:00</meta:creation-date>
    <dc:date>2014-01-22T16:26:45.37</dc:date>
    <meta:print-date>2010-03-22T11:41:24</meta:print-date>
    <meta:editing-cycles>157</meta:editing-cycles>
    <meta:editing-duration>P1DT22H57M2S</meta:editing-duration>
    <meta:printed-by>Jan Alte</meta:printed-by>
    <meta:keyword>DV-RPTR api interface pc cdc</meta:keyword>
    <meta:document-statistic meta:table-count="48" meta:image-count="0" meta:object-count="0" meta:page-count="23" meta:paragraph-count="961" meta:word-count="5559" meta:character-count="33871" meta:non-whitespace-character-count="29028"/>
    <meta:user-defined meta:name="Info 1"/>
    <meta:user-defined meta:name="Info 2"/>
    <meta:user-defined meta:name="Info 3"/>
    <meta:user-defined meta:name="Info 4"/>
  </office:meta>
</office:document-meta>
</file>